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main">
        <table:table-row>
          <table:table-cell table:style-name="pd1" office:value-type="string" office:string-value="fantasyid">
            <text:p>fantasyid</text:p>
          </table:table-cell>
          <table:table-cell table:style-name="pd1" office:value-type="string" office:string-value="teamid">
            <text:p>teamid</text:p>
          </table:table-cell>
          <table:table-cell table:style-name="pd1" office:value-type="string" office:string-value="playerid">
            <text:p>playerid</text:p>
          </table:table-cell>
          <table:table-cell table:style-name="pd1" office:value-type="string" office:string-value="team">
            <text:p>team</text:p>
          </table:table-cell>
          <table:table-cell table:style-name="pd1" office:value-type="string" office:string-value="player">
            <text:p>player</text:p>
          </table:table-cell>
          <table:table-cell table:style-name="pd1" office:value-type="string" office:string-value="cost">
            <text:p>cost</text:p>
          </table:table-cell>
          <table:table-cell table:style-name="pd1" office:value-type="string" office:string-value="avg_rating">
            <text:p>avg_rating</text:p>
          </table:table-cell>
          <table:table-cell table:style-name="pd1" office:value-type="string" office:string-value="n_games">
            <text:p>n_games</text:p>
          </table:table-cell>
          <table:table-cell table:style-name="pd1" office:value-type="string" office:string-value="avg_rating_event">
            <text:p>avg_rating_event</text:p>
          </table:table-cell>
          <table:table-cell table:style-name="pd1" office:value-type="string" office:string-value="n_games_event">
            <text:p>n_games_event</text:p>
          </table:table-cell>
          <table:table-cell table:style-name="pd1" office:value-type="string" office:string-value="rating/cost">
            <text:p>rating/cost</text:p>
          </table:table-cell>
          <table:table-cell table:style-name="pd1" office:value-type="string" office:string-value="avg_points">
            <text:p>avg_points</text:p>
          </table:table-cell>
          <table:table-cell table:style-name="pd1" office:value-type="string" office:string-value="avg_points_event">
            <text:p>avg_points_event</text:p>
          </table:table-cell>
          <table:table-cell table:style-name="pd1" office:value-type="string" office:string-value="avg_points/$">
            <text:p>avg_points/$</text:p>
          </table:table-cell>
          <table:table-cell table:style-name="pd1" office:value-type="string" office:string-value="avg_points/$_event">
            <text:p>avg_points/$_event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5995">
            <text:p>5995</text:p>
          </table:table-cell>
          <table:table-cell office:value-type="float" office:value="3972">
            <text:p>3972</text:p>
          </table:table-cell>
          <table:table-cell office:value-type="string" office:string-value="G2">
            <text:p>G2</text:p>
          </table:table-cell>
          <table:table-cell office:value-type="string" office:string-value="hunter">
            <text:p>hunter</text:p>
          </table:table-cell>
          <table:table-cell office:value-type="float" office:value="198">
            <text:p>198</text:p>
          </table:table-cell>
          <table:table-cell office:value-type="float" office:value="0.91">
            <text:p>0.91</text:p>
          </table:table-cell>
          <table:table-cell office:value-type="float" office:value="8">
            <text:p>8</text:p>
          </table:table-cell>
          <table:table-cell office:value-type="float" office:value="1.163">
            <text:p>1.163</text:p>
          </table:table-cell>
          <table:table-cell office:value-type="float" office:value="3">
            <text:p>3</text:p>
          </table:table-cell>
          <table:table-cell office:value-type="float" office:value="0.919">
            <text:p>0.919</text:p>
          </table:table-cell>
          <table:table-cell office:value-type="float" office:value="-4.499999999999998">
            <text:p>-4.499999999999998</text:p>
          </table:table-cell>
          <table:table-cell office:value-type="float" office:value="8.150000000000002">
            <text:p>8.150000000000002</text:p>
          </table:table-cell>
          <table:table-cell office:value-type="float" office:value="-0.022727272727272717">
            <text:p>-0.022727272727272717</text:p>
          </table:table-cell>
          <table:table-cell office:value-type="float" office:value="0.04116161616161617">
            <text:p>0.04116161616161617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5995">
            <text:p>5995</text:p>
          </table:table-cell>
          <table:table-cell office:value-type="float" office:value="11617">
            <text:p>11617</text:p>
          </table:table-cell>
          <table:table-cell office:value-type="string" office:string-value="G2">
            <text:p>G2</text:p>
          </table:table-cell>
          <table:table-cell office:value-type="string" office:string-value="malbsmd">
            <text:p>malbsmd</text:p>
          </table:table-cell>
          <table:table-cell office:value-type="float" office:value="217">
            <text:p>217</text:p>
          </table:table-cell>
          <table:table-cell office:value-type="float" office:value="1.0">
            <text:p>1.0</text:p>
          </table:table-cell>
          <table:table-cell office:value-type="float" office:value="9">
            <text:p>9</text:p>
          </table:table-cell>
          <table:table-cell office:value-type="float" office:value="1.253">
            <text:p>1.253</text:p>
          </table:table-cell>
          <table:table-cell office:value-type="float" office:value="3">
            <text:p>3</text:p>
          </table:table-cell>
          <table:table-cell office:value-type="float" office:value="0.922">
            <text:p>0.922</text:p>
          </table:table-cell>
          <table:table-cell office:value-type="float" office:value="0.0">
            <text:p/>
          </table:table-cell>
          <table:table-cell office:value-type="float" office:value="12.649999999999995">
            <text:p>12.649999999999995</text:p>
          </table:table-cell>
          <table:table-cell office:value-type="float" office:value="0.0">
            <text:p/>
          </table:table-cell>
          <table:table-cell office:value-type="float" office:value="0.058294930875576016">
            <text:p>0.058294930875576016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5995">
            <text:p>5995</text:p>
          </table:table-cell>
          <table:table-cell office:value-type="float" office:value="19164">
            <text:p>19164</text:p>
          </table:table-cell>
          <table:table-cell office:value-type="string" office:string-value="G2">
            <text:p>G2</text:p>
          </table:table-cell>
          <table:table-cell office:value-type="string" office:string-value="sunpayus">
            <text:p>sunpayus</text:p>
          </table:table-cell>
          <table:table-cell office:value-type="float" office:value="218">
            <text:p>218</text:p>
          </table:table-cell>
          <table:table-cell office:value-type="float" office:value="1.087">
            <text:p>1.087</text:p>
          </table:table-cell>
          <table:table-cell office:value-type="float" office:value="9">
            <text:p>9</text:p>
          </table:table-cell>
          <table:table-cell office:value-type="float" office:value="1.23">
            <text:p>1.23</text:p>
          </table:table-cell>
          <table:table-cell office:value-type="float" office:value="3">
            <text:p>3</text:p>
          </table:table-cell>
          <table:table-cell office:value-type="float" office:value="0.997">
            <text:p>0.997</text:p>
          </table:table-cell>
          <table:table-cell office:value-type="float" office:value="4.349999999999998">
            <text:p>4.349999999999998</text:p>
          </table:table-cell>
          <table:table-cell office:value-type="float" office:value="11.5">
            <text:p>11.5</text:p>
          </table:table-cell>
          <table:table-cell office:value-type="float" office:value="0.019954128440366963">
            <text:p>0.019954128440366963</text:p>
          </table:table-cell>
          <table:table-cell office:value-type="float" office:value="0.052752293577981654">
            <text:p>0.052752293577981654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5995">
            <text:p>5995</text:p>
          </table:table-cell>
          <table:table-cell office:value-type="float" office:value="20447">
            <text:p>20447</text:p>
          </table:table-cell>
          <table:table-cell office:value-type="string" office:string-value="G2">
            <text:p>G2</text:p>
          </table:table-cell>
          <table:table-cell office:value-type="string" office:string-value="heavygod">
            <text:p>heavygod</text:p>
          </table:table-cell>
          <table:table-cell office:value-type="float" office:value="228">
            <text:p>228</text:p>
          </table:table-cell>
          <table:table-cell office:value-type="float" office:value="1.133">
            <text:p>1.133</text:p>
          </table:table-cell>
          <table:table-cell office:value-type="float" office:value="9">
            <text:p>9</text:p>
          </table:table-cell>
          <table:table-cell office:value-type="float" office:value="1.263">
            <text:p>1.263</text:p>
          </table:table-cell>
          <table:table-cell office:value-type="float" office:value="3">
            <text:p>3</text:p>
          </table:table-cell>
          <table:table-cell office:value-type="float" office:value="0.994">
            <text:p>0.994</text:p>
          </table:table-cell>
          <table:table-cell office:value-type="float" office:value="6.65">
            <text:p>6.65</text:p>
          </table:table-cell>
          <table:table-cell office:value-type="float" office:value="13.149999999999995">
            <text:p>13.149999999999995</text:p>
          </table:table-cell>
          <table:table-cell office:value-type="float" office:value="0.029166666666666667">
            <text:p>0.029166666666666667</text:p>
          </table:table-cell>
          <table:table-cell office:value-type="float" office:value="0.057675438596491206">
            <text:p>0.057675438596491206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5995">
            <text:p>5995</text:p>
          </table:table-cell>
          <table:table-cell office:value-type="float" office:value="21062">
            <text:p>21062</text:p>
          </table:table-cell>
          <table:table-cell office:value-type="string" office:string-value="G2">
            <text:p>G2</text:p>
          </table:table-cell>
          <table:table-cell office:value-type="string" office:string-value="matys">
            <text:p>matys</text:p>
          </table:table-cell>
          <table:table-cell office:value-type="float" office:value="220">
            <text:p>220</text:p>
          </table:table-cell>
          <table:table-cell office:value-type="float" office:value="1.097">
            <text:p>1.097</text:p>
          </table:table-cell>
          <table:table-cell office:value-type="float" office:value="9">
            <text:p>9</text:p>
          </table:table-cell>
          <table:table-cell office:value-type="float" office:value="1.43">
            <text:p>1.43</text:p>
          </table:table-cell>
          <table:table-cell office:value-type="float" office:value="3">
            <text:p>3</text:p>
          </table:table-cell>
          <table:table-cell office:value-type="float" office:value="0.997">
            <text:p>0.997</text:p>
          </table:table-cell>
          <table:table-cell office:value-type="float" office:value="4.849999999999999">
            <text:p>4.849999999999999</text:p>
          </table:table-cell>
          <table:table-cell office:value-type="float" office:value="21.499999999999996">
            <text:p>21.499999999999996</text:p>
          </table:table-cell>
          <table:table-cell office:value-type="float" office:value="0.022045454545454538">
            <text:p>0.022045454545454538</text:p>
          </table:table-cell>
          <table:table-cell office:value-type="float" office:value="0.0977272727272727">
            <text:p>0.0977272727272727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1861">
            <text:p>11861</text:p>
          </table:table-cell>
          <table:table-cell office:value-type="float" office:value="150">
            <text:p>150</text:p>
          </table:table-cell>
          <table:table-cell office:value-type="string" office:string-value="Aurora">
            <text:p>Aurora</text:p>
          </table:table-cell>
          <table:table-cell office:value-type="string" office:string-value="maj3r">
            <text:p>maj3r</text:p>
          </table:table-cell>
          <table:table-cell office:value-type="float" office:value="190">
            <text:p>190</text:p>
          </table:table-cell>
          <table:table-cell office:value-type="float" office:value="0.938">
            <text:p>0.938</text:p>
          </table:table-cell>
          <table:table-cell office:value-type="float" office:value="13">
            <text:p>13</text:p>
          </table:table-cell>
          <table:table-cell office:value-type="float" office:value="0.997">
            <text:p>0.997</text:p>
          </table:table-cell>
          <table:table-cell office:value-type="float" office:value="9">
            <text:p>9</text:p>
          </table:table-cell>
          <table:table-cell office:value-type="float" office:value="0.987">
            <text:p>0.987</text:p>
          </table:table-cell>
          <table:table-cell office:value-type="float" office:value="-3.1000000000000028">
            <text:p>-3.1000000000000028</text:p>
          </table:table-cell>
          <table:table-cell office:value-type="float" office:value="-0.15000000000000013">
            <text:p>-0.15000000000000013</text:p>
          </table:table-cell>
          <table:table-cell office:value-type="float" office:value="-0.016315789473684224">
            <text:p>-0.016315789473684224</text:p>
          </table:table-cell>
          <table:table-cell office:value-type="float" office:value="-0.0007894736842105271">
            <text:p>-0.0007894736842105271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1861">
            <text:p>11861</text:p>
          </table:table-cell>
          <table:table-cell office:value-type="float" office:value="7938">
            <text:p>7938</text:p>
          </table:table-cell>
          <table:table-cell office:value-type="string" office:string-value="Aurora">
            <text:p>Aurora</text:p>
          </table:table-cell>
          <table:table-cell office:value-type="string" office:string-value="xantares">
            <text:p>xantares</text:p>
          </table:table-cell>
          <table:table-cell office:value-type="float" office:value="226">
            <text:p>226</text:p>
          </table:table-cell>
          <table:table-cell office:value-type="float" office:value="1.195">
            <text:p>1.195</text:p>
          </table:table-cell>
          <table:table-cell office:value-type="float" office:value="13">
            <text:p>13</text:p>
          </table:table-cell>
          <table:table-cell office:value-type="float" office:value="1.216">
            <text:p>1.216</text:p>
          </table:table-cell>
          <table:table-cell office:value-type="float" office:value="9">
            <text:p>9</text:p>
          </table:table-cell>
          <table:table-cell office:value-type="float" office:value="1.058">
            <text:p>1.058</text:p>
          </table:table-cell>
          <table:table-cell office:value-type="float" office:value="9.750000000000004">
            <text:p>9.750000000000004</text:p>
          </table:table-cell>
          <table:table-cell office:value-type="float" office:value="10.799999999999999">
            <text:p>10.799999999999999</text:p>
          </table:table-cell>
          <table:table-cell office:value-type="float" office:value="0.043141592920354">
            <text:p>0.043141592920354</text:p>
          </table:table-cell>
          <table:table-cell office:value-type="float" office:value="0.04778761061946902">
            <text:p>0.04778761061946902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1861">
            <text:p>11861</text:p>
          </table:table-cell>
          <table:table-cell office:value-type="float" office:value="8574">
            <text:p>8574</text:p>
          </table:table-cell>
          <table:table-cell office:value-type="string" office:string-value="Aurora">
            <text:p>Aurora</text:p>
          </table:table-cell>
          <table:table-cell office:value-type="string" office:string-value="woxic">
            <text:p>woxic</text:p>
          </table:table-cell>
          <table:table-cell office:value-type="float" office:value="209">
            <text:p>209</text:p>
          </table:table-cell>
          <table:table-cell office:value-type="float" office:value="1.117">
            <text:p>1.117</text:p>
          </table:table-cell>
          <table:table-cell office:value-type="float" office:value="13">
            <text:p>13</text:p>
          </table:table-cell>
          <table:table-cell office:value-type="float" office:value="1.067">
            <text:p>1.067</text:p>
          </table:table-cell>
          <table:table-cell office:value-type="float" office:value="9">
            <text:p>9</text:p>
          </table:table-cell>
          <table:table-cell office:value-type="float" office:value="1.069">
            <text:p>1.069</text:p>
          </table:table-cell>
          <table:table-cell office:value-type="float" office:value="5.85">
            <text:p>5.85</text:p>
          </table:table-cell>
          <table:table-cell office:value-type="float" office:value="3.3499999999999974">
            <text:p>3.3499999999999974</text:p>
          </table:table-cell>
          <table:table-cell office:value-type="float" office:value="0.02799043062200957">
            <text:p>0.02799043062200957</text:p>
          </table:table-cell>
          <table:table-cell office:value-type="float" office:value="0.01602870813397128">
            <text:p>0.01602870813397128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1861">
            <text:p>11861</text:p>
          </table:table-cell>
          <table:table-cell office:value-type="float" office:value="20968">
            <text:p>20968</text:p>
          </table:table-cell>
          <table:table-cell office:value-type="string" office:string-value="Aurora">
            <text:p>Aurora</text:p>
          </table:table-cell>
          <table:table-cell office:value-type="string" office:string-value="soulfly">
            <text:p>soulfly</text:p>
          </table:table-cell>
          <table:table-cell office:value-type="float" office:value="203">
            <text:p>203</text:p>
          </table:table-cell>
          <table:table-cell office:value-type="float" office:value="1.086">
            <text:p>1.086</text:p>
          </table:table-cell>
          <table:table-cell office:value-type="float" office:value="28">
            <text:p>28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  <table:table-cell office:value-type="float" office:value="1.07">
            <text:p>1.07</text:p>
          </table:table-cell>
          <table:table-cell office:value-type="float" office:value="4.300000000000004">
            <text:p>4.300000000000004</text:p>
          </table:table-cell>
          <table:table-cell office:value-type="float" office:value="2.0000000000000018">
            <text:p>2.0000000000000018</text:p>
          </table:table-cell>
          <table:table-cell office:value-type="float" office:value="0.02118226600985224">
            <text:p>0.02118226600985224</text:p>
          </table:table-cell>
          <table:table-cell office:value-type="float" office:value="0.009852216748768482">
            <text:p>0.009852216748768482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1861">
            <text:p>11861</text:p>
          </table:table-cell>
          <table:table-cell office:value-type="float" office:value="21243">
            <text:p>21243</text:p>
          </table:table-cell>
          <table:table-cell office:value-type="string" office:string-value="Aurora">
            <text:p>Aurora</text:p>
          </table:table-cell>
          <table:table-cell office:value-type="string" office:string-value="wicadia">
            <text:p>wicadia</text:p>
          </table:table-cell>
          <table:table-cell office:value-type="float" office:value="221">
            <text:p>221</text:p>
          </table:table-cell>
          <table:table-cell office:value-type="float" office:value="1.268">
            <text:p>1.268</text:p>
          </table:table-cell>
          <table:table-cell office:value-type="float" office:value="13">
            <text:p>13</text:p>
          </table:table-cell>
          <table:table-cell office:value-type="float" office:value="1.149">
            <text:p>1.149</text:p>
          </table:table-cell>
          <table:table-cell office:value-type="float" office:value="9">
            <text:p>9</text:p>
          </table:table-cell>
          <table:table-cell office:value-type="float" office:value="1.148">
            <text:p>1.148</text:p>
          </table:table-cell>
          <table:table-cell office:value-type="float" office:value="13.4">
            <text:p>13.4</text:p>
          </table:table-cell>
          <table:table-cell office:value-type="float" office:value="7.450000000000001">
            <text:p>7.450000000000001</text:p>
          </table:table-cell>
          <table:table-cell office:value-type="float" office:value="0.06063348416289593">
            <text:p>0.06063348416289593</text:p>
          </table:table-cell>
          <table:table-cell office:value-type="float" office:value="0.03371040723981901">
            <text:p>0.03371040723981901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5973">
            <text:p>5973</text:p>
          </table:table-cell>
          <table:table-cell office:value-type="float" office:value="19899">
            <text:p>19899</text:p>
          </table:table-cell>
          <table:table-cell office:value-type="string" office:string-value="Liquid">
            <text:p>Liquid</text:p>
          </table:table-cell>
          <table:table-cell office:value-type="string" office:string-value="krimbo">
            <text:p>krimbo</text:p>
          </table:table-cell>
          <table:table-cell office:value-type="float" office:value="215">
            <text:p>215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5973">
            <text:p>5973</text:p>
          </table:table-cell>
          <table:table-cell office:value-type="float" office:value="8738">
            <text:p>8738</text:p>
          </table:table-cell>
          <table:table-cell office:value-type="string" office:string-value="Liquid">
            <text:p>Liquid</text:p>
          </table:table-cell>
          <table:table-cell office:value-type="string" office:string-value="elige">
            <text:p>elige</text:p>
          </table:table-cell>
          <table:table-cell office:value-type="float" office:value="212">
            <text:p>212</text:p>
          </table:table-cell>
          <table:table-cell office:value-type="float" office:value="1.047">
            <text:p>1.047</text:p>
          </table:table-cell>
          <table:table-cell office:value-type="float" office:value="15">
            <text:p>15</text:p>
          </table:table-cell>
          <table:table-cell office:value-type="float" office:value="1.087">
            <text:p>1.087</text:p>
          </table:table-cell>
          <table:table-cell office:value-type="float" office:value="6">
            <text:p>6</text:p>
          </table:table-cell>
          <table:table-cell office:value-type="float" office:value="0.988">
            <text:p>0.988</text:p>
          </table:table-cell>
          <table:table-cell office:value-type="float" office:value="2.3499999999999965">
            <text:p>2.3499999999999965</text:p>
          </table:table-cell>
          <table:table-cell office:value-type="float" office:value="4.349999999999998">
            <text:p>4.349999999999998</text:p>
          </table:table-cell>
          <table:table-cell office:value-type="float" office:value="0.011084905660377342">
            <text:p>0.011084905660377342</text:p>
          </table:table-cell>
          <table:table-cell office:value-type="float" office:value="0.02051886792452829">
            <text:p>0.02051886792452829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5973">
            <text:p>5973</text:p>
          </table:table-cell>
          <table:table-cell office:value-type="float" office:value="9436">
            <text:p>9436</text:p>
          </table:table-cell>
          <table:table-cell office:value-type="string" office:string-value="Liquid">
            <text:p>Liquid</text:p>
          </table:table-cell>
          <table:table-cell office:value-type="string" office:string-value="nertz">
            <text:p>nertz</text:p>
          </table:table-cell>
          <table:table-cell office:value-type="float" office:value="210">
            <text:p>210</text:p>
          </table:table-cell>
          <table:table-cell office:value-type="float" office:value="1.033">
            <text:p>1.033</text:p>
          </table:table-cell>
          <table:table-cell office:value-type="float" office:value="15">
            <text:p>15</text:p>
          </table:table-cell>
          <table:table-cell office:value-type="float" office:value="1.025">
            <text:p>1.025</text:p>
          </table:table-cell>
          <table:table-cell office:value-type="float" office:value="6">
            <text:p>6</text:p>
          </table:table-cell>
          <table:table-cell office:value-type="float" office:value="0.984">
            <text:p>0.984</text:p>
          </table:table-cell>
          <table:table-cell office:value-type="float" office:value="1.649999999999996">
            <text:p>1.649999999999996</text:p>
          </table:table-cell>
          <table:table-cell office:value-type="float" office:value="1.2499999999999956">
            <text:p>1.2499999999999956</text:p>
          </table:table-cell>
          <table:table-cell office:value-type="float" office:value="0.007857142857142837">
            <text:p>0.007857142857142837</text:p>
          </table:table-cell>
          <table:table-cell office:value-type="float" office:value="0.005952380952380931">
            <text:p>0.005952380952380931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5973">
            <text:p>5973</text:p>
          </table:table-cell>
          <table:table-cell office:value-type="float" office:value="16820">
            <text:p>16820</text:p>
          </table:table-cell>
          <table:table-cell office:value-type="string" office:string-value="Liquid">
            <text:p>Liquid</text:p>
          </table:table-cell>
          <table:table-cell office:value-type="string" office:string-value="siuhy">
            <text:p>siuhy</text:p>
          </table:table-cell>
          <table:table-cell office:value-type="float" office:value="192">
            <text:p>192</text:p>
          </table:table-cell>
          <table:table-cell office:value-type="float" office:value="0.897">
            <text:p>0.897</text:p>
          </table:table-cell>
          <table:table-cell office:value-type="float" office:value="15">
            <text:p>15</text:p>
          </table:table-cell>
          <table:table-cell office:value-type="float" office:value="0.857">
            <text:p>0.857</text:p>
          </table:table-cell>
          <table:table-cell office:value-type="float" office:value="6">
            <text:p>6</text:p>
          </table:table-cell>
          <table:table-cell office:value-type="float" office:value="0.934">
            <text:p>0.934</text:p>
          </table:table-cell>
          <table:table-cell office:value-type="float" office:value="-5.149999999999999">
            <text:p>-5.149999999999999</text:p>
          </table:table-cell>
          <table:table-cell office:value-type="float" office:value="-7.15">
            <text:p>-7.15</text:p>
          </table:table-cell>
          <table:table-cell office:value-type="float" office:value="-0.026822916666666658">
            <text:p>-0.026822916666666658</text:p>
          </table:table-cell>
          <table:table-cell office:value-type="float" office:value="-0.03723958333333333">
            <text:p>-0.03723958333333333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5973">
            <text:p>5973</text:p>
          </table:table-cell>
          <table:table-cell office:value-type="float" office:value="21763">
            <text:p>21763</text:p>
          </table:table-cell>
          <table:table-cell office:value-type="string" office:string-value="Liquid">
            <text:p>Liquid</text:p>
          </table:table-cell>
          <table:table-cell office:value-type="string" office:string-value="ultimate">
            <text:p>ultimate</text:p>
          </table:table-cell>
          <table:table-cell office:value-type="float" office:value="205">
            <text:p>205</text:p>
          </table:table-cell>
          <table:table-cell office:value-type="float" office:value="0.947">
            <text:p>0.947</text:p>
          </table:table-cell>
          <table:table-cell office:value-type="float" office:value="15">
            <text:p>15</text:p>
          </table:table-cell>
          <table:table-cell office:value-type="float" office:value="0.827">
            <text:p>0.827</text:p>
          </table:table-cell>
          <table:table-cell office:value-type="float" office:value="6">
            <text:p>6</text:p>
          </table:table-cell>
          <table:table-cell office:value-type="float" office:value="0.924">
            <text:p>0.924</text:p>
          </table:table-cell>
          <table:table-cell office:value-type="float" office:value="-2.650000000000002">
            <text:p>-2.650000000000002</text:p>
          </table:table-cell>
          <table:table-cell office:value-type="float" office:value="-8.650000000000002">
            <text:p>-8.650000000000002</text:p>
          </table:table-cell>
          <table:table-cell office:value-type="float" office:value="-0.012926829268292693">
            <text:p>-0.012926829268292693</text:p>
          </table:table-cell>
          <table:table-cell office:value-type="float" office:value="-0.04219512195121952">
            <text:p>-0.04219512195121952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914">
            <text:p>4914</text:p>
          </table:table-cell>
          <table:table-cell office:value-type="float" office:value="8374">
            <text:p>8374</text:p>
          </table:table-cell>
          <table:table-cell office:value-type="string" office:string-value="3DMAX">
            <text:p>3DMAX</text:p>
          </table:table-cell>
          <table:table-cell office:value-type="string" office:string-value="bodyy">
            <text:p>bodyy</text:p>
          </table:table-cell>
          <table:table-cell office:value-type="float" office:value="210">
            <text:p>210</text:p>
          </table:table-cell>
          <table:table-cell office:value-type="float" office:value="1.148">
            <text:p>1.148</text:p>
          </table:table-cell>
          <table:table-cell office:value-type="float" office:value="15">
            <text:p>15</text:p>
          </table:table-cell>
          <table:table-cell office:value-type="float" office:value="1.181">
            <text:p>1.181</text:p>
          </table:table-cell>
          <table:table-cell office:value-type="float" office:value="8">
            <text:p>8</text:p>
          </table:table-cell>
          <table:table-cell office:value-type="float" office:value="1.093">
            <text:p>1.093</text:p>
          </table:table-cell>
          <table:table-cell office:value-type="float" office:value="7.399999999999995">
            <text:p>7.399999999999995</text:p>
          </table:table-cell>
          <table:table-cell office:value-type="float" office:value="9.050000000000002">
            <text:p>9.050000000000002</text:p>
          </table:table-cell>
          <table:table-cell office:value-type="float" office:value="0.035238095238095214">
            <text:p>0.035238095238095214</text:p>
          </table:table-cell>
          <table:table-cell office:value-type="float" office:value="0.04309523809523811">
            <text:p>0.04309523809523811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914">
            <text:p>4914</text:p>
          </table:table-cell>
          <table:table-cell office:value-type="float" office:value="13138">
            <text:p>13138</text:p>
          </table:table-cell>
          <table:table-cell office:value-type="string" office:string-value="3DMAX">
            <text:p>3DMAX</text:p>
          </table:table-cell>
          <table:table-cell office:value-type="string" office:string-value="maka">
            <text:p>maka</text:p>
          </table:table-cell>
          <table:table-cell office:value-type="float" office:value="215">
            <text:p>215</text:p>
          </table:table-cell>
          <table:table-cell office:value-type="float" office:value="1.04">
            <text:p>1.04</text:p>
          </table:table-cell>
          <table:table-cell office:value-type="float" office:value="15">
            <text:p>15</text:p>
          </table:table-cell>
          <table:table-cell office:value-type="float" office:value="1.139">
            <text:p>1.139</text:p>
          </table:table-cell>
          <table:table-cell office:value-type="float" office:value="8">
            <text:p>8</text:p>
          </table:table-cell>
          <table:table-cell office:value-type="float" office:value="0.967">
            <text:p>0.967</text:p>
          </table:table-cell>
          <table:table-cell office:value-type="float" office:value="2.0000000000000018">
            <text:p>2.0000000000000018</text:p>
          </table:table-cell>
          <table:table-cell office:value-type="float" office:value="6.950000000000001">
            <text:p>6.950000000000001</text:p>
          </table:table-cell>
          <table:table-cell office:value-type="float" office:value="0.009302325581395357">
            <text:p>0.009302325581395357</text:p>
          </table:table-cell>
          <table:table-cell office:value-type="float" office:value="0.03232558139534884">
            <text:p>0.03232558139534884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914">
            <text:p>4914</text:p>
          </table:table-cell>
          <table:table-cell office:value-type="float" office:value="13497">
            <text:p>13497</text:p>
          </table:table-cell>
          <table:table-cell office:value-type="string" office:string-value="3DMAX">
            <text:p>3DMAX</text:p>
          </table:table-cell>
          <table:table-cell office:value-type="string" office:string-value="lucky">
            <text:p>lucky</text:p>
          </table:table-cell>
          <table:table-cell office:value-type="float" office:value="204">
            <text:p>204</text:p>
          </table:table-cell>
          <table:table-cell office:value-type="float" office:value="0.999">
            <text:p>0.999</text:p>
          </table:table-cell>
          <table:table-cell office:value-type="float" office:value="15">
            <text:p>15</text:p>
          </table:table-cell>
          <table:table-cell office:value-type="float" office:value="1.014">
            <text:p>1.014</text:p>
          </table:table-cell>
          <table:table-cell office:value-type="float" office:value="8">
            <text:p>8</text:p>
          </table:table-cell>
          <table:table-cell office:value-type="float" office:value="0.979">
            <text:p>0.979</text:p>
          </table:table-cell>
          <table:table-cell office:value-type="float" office:value="-0.050000000000000044">
            <text:p>-0.050000000000000044</text:p>
          </table:table-cell>
          <table:table-cell office:value-type="float" office:value="0.7000000000000006">
            <text:p>0.7000000000000006</text:p>
          </table:table-cell>
          <table:table-cell office:value-type="float" office:value="-0.0002450980392156865">
            <text:p>-0.0002450980392156865</text:p>
          </table:table-cell>
          <table:table-cell office:value-type="float" office:value="0.003431372549019611">
            <text:p>0.003431372549019611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914">
            <text:p>4914</text:p>
          </table:table-cell>
          <table:table-cell office:value-type="float" office:value="19739">
            <text:p>19739</text:p>
          </table:table-cell>
          <table:table-cell office:value-type="string" office:string-value="3DMAX">
            <text:p>3DMAX</text:p>
          </table:table-cell>
          <table:table-cell office:value-type="string" office:string-value="ex3rcice">
            <text:p>ex3rcice</text:p>
          </table:table-cell>
          <table:table-cell office:value-type="float" office:value="207">
            <text:p>207</text:p>
          </table:table-cell>
          <table:table-cell office:value-type="float" office:value="0.962">
            <text:p>0.962</text:p>
          </table:table-cell>
          <table:table-cell office:value-type="float" office:value="15">
            <text:p>15</text:p>
          </table:table-cell>
          <table:table-cell office:value-type="float" office:value="1.094">
            <text:p>1.094</text:p>
          </table:table-cell>
          <table:table-cell office:value-type="float" office:value="8">
            <text:p>8</text:p>
          </table:table-cell>
          <table:table-cell office:value-type="float" office:value="0.929">
            <text:p>0.929</text:p>
          </table:table-cell>
          <table:table-cell office:value-type="float" office:value="-1.9000000000000017">
            <text:p>-1.9000000000000017</text:p>
          </table:table-cell>
          <table:table-cell office:value-type="float" office:value="4.700000000000005">
            <text:p>4.700000000000005</text:p>
          </table:table-cell>
          <table:table-cell office:value-type="float" office:value="-0.009178743961352666">
            <text:p>-0.009178743961352666</text:p>
          </table:table-cell>
          <table:table-cell office:value-type="float" office:value="0.02270531400966186">
            <text:p>0.02270531400966186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914">
            <text:p>4914</text:p>
          </table:table-cell>
          <table:table-cell office:value-type="float" office:value="21969">
            <text:p>21969</text:p>
          </table:table-cell>
          <table:table-cell office:value-type="string" office:string-value="3DMAX">
            <text:p>3DMAX</text:p>
          </table:table-cell>
          <table:table-cell office:value-type="string" office:string-value="graviti">
            <text:p>graviti</text:p>
          </table:table-cell>
          <table:table-cell office:value-type="float" office:value="205">
            <text:p>205</text:p>
          </table:table-cell>
          <table:table-cell office:value-type="float" office:value="0.953">
            <text:p>0.953</text:p>
          </table:table-cell>
          <table:table-cell office:value-type="float" office:value="15">
            <text:p>15</text:p>
          </table:table-cell>
          <table:table-cell office:value-type="float" office:value="0.966">
            <text:p>0.966</text:p>
          </table:table-cell>
          <table:table-cell office:value-type="float" office:value="8">
            <text:p>8</text:p>
          </table:table-cell>
          <table:table-cell office:value-type="float" office:value="0.93">
            <text:p>0.93</text:p>
          </table:table-cell>
          <table:table-cell office:value-type="float" office:value="-2.3500000000000023">
            <text:p>-2.3500000000000023</text:p>
          </table:table-cell>
          <table:table-cell office:value-type="float" office:value="-1.7000000000000015">
            <text:p>-1.7000000000000015</text:p>
          </table:table-cell>
          <table:table-cell office:value-type="float" office:value="-0.011463414634146353">
            <text:p>-0.011463414634146353</text:p>
          </table:table-cell>
          <table:table-cell office:value-type="float" office:value="-0.008292682926829276">
            <text:p>-0.008292682926829276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6665">
            <text:p>6665</text:p>
          </table:table-cell>
          <table:table-cell office:value-type="float" office:value="10096">
            <text:p>10096</text:p>
          </table:table-cell>
          <table:table-cell office:value-type="string" office:string-value="Astralis">
            <text:p>Astralis</text:p>
          </table:table-cell>
          <table:table-cell office:value-type="string" office:string-value="hooxi">
            <text:p>hooxi</text:p>
          </table:table-cell>
          <table:table-cell office:value-type="float" office:value="188">
            <text:p>188</text:p>
          </table:table-cell>
          <table:table-cell office:value-type="float" office:value="0.97">
            <text:p>0.97</text:p>
          </table:table-cell>
          <table:table-cell office:value-type="float" office:value="15">
            <text:p>15</text:p>
          </table:table-cell>
          <table:table-cell office:value-type="float" office:value="0.943">
            <text:p>0.943</text:p>
          </table:table-cell>
          <table:table-cell office:value-type="float" office:value="7">
            <text:p>7</text:p>
          </table:table-cell>
          <table:table-cell office:value-type="float" office:value="1.032">
            <text:p>1.032</text:p>
          </table:table-cell>
          <table:table-cell office:value-type="float" office:value="-1.5000000000000013">
            <text:p>-1.5000000000000013</text:p>
          </table:table-cell>
          <table:table-cell office:value-type="float" office:value="-2.8500000000000023">
            <text:p>-2.8500000000000023</text:p>
          </table:table-cell>
          <table:table-cell office:value-type="float" office:value="-0.007978723404255325">
            <text:p>-0.007978723404255325</text:p>
          </table:table-cell>
          <table:table-cell office:value-type="float" office:value="-0.015159574468085118">
            <text:p>-0.015159574468085118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6665">
            <text:p>6665</text:p>
          </table:table-cell>
          <table:table-cell office:value-type="float" office:value="16726">
            <text:p>16726</text:p>
          </table:table-cell>
          <table:table-cell office:value-type="string" office:string-value="Astralis">
            <text:p>Astralis</text:p>
          </table:table-cell>
          <table:table-cell office:value-type="string" office:string-value="phzy">
            <text:p>phzy</text:p>
          </table:table-cell>
          <table:table-cell office:value-type="float" office:value="206">
            <text:p>206</text:p>
          </table:table-cell>
          <table:table-cell office:value-type="float" office:value="1.016">
            <text:p>1.016</text:p>
          </table:table-cell>
          <table:table-cell office:value-type="float" office:value="10">
            <text:p>10</text:p>
          </table:table-cell>
          <table:table-cell office:value-type="float" office:value="0.53">
            <text:p>0.53</text:p>
          </table:table-cell>
          <table:table-cell office:value-type="float" office:value="1">
            <text:p>1</text:p>
          </table:table-cell>
          <table:table-cell office:value-type="float" office:value="0.986">
            <text:p>0.986</text:p>
          </table:table-cell>
          <table:table-cell office:value-type="float" office:value="0.8000000000000007">
            <text:p>0.8000000000000007</text:p>
          </table:table-cell>
          <table:table-cell office:value-type="float" office:value="-23.5">
            <text:p>-23.5</text:p>
          </table:table-cell>
          <table:table-cell office:value-type="float" office:value="0.0038834951456310713">
            <text:p>0.0038834951456310713</text:p>
          </table:table-cell>
          <table:table-cell office:value-type="float" office:value="-0.11407766990291263">
            <text:p>-0.11407766990291263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6665">
            <text:p>6665</text:p>
          </table:table-cell>
          <table:table-cell office:value-type="float" office:value="17956">
            <text:p>17956</text:p>
          </table:table-cell>
          <table:table-cell office:value-type="string" office:string-value="Astralis">
            <text:p>Astralis</text:p>
          </table:table-cell>
          <table:table-cell office:value-type="string" office:string-value="jabbi">
            <text:p>jabbi</text:p>
          </table:table-cell>
          <table:table-cell office:value-type="float" office:value="197">
            <text:p>197</text:p>
          </table:table-cell>
          <table:table-cell office:value-type="float" office:value="1.034">
            <text:p>1.034</text:p>
          </table:table-cell>
          <table:table-cell office:value-type="float" office:value="15">
            <text:p>15</text:p>
          </table:table-cell>
          <table:table-cell office:value-type="float" office:value="0.983">
            <text:p>0.983</text:p>
          </table:table-cell>
          <table:table-cell office:value-type="float" office:value="7">
            <text:p>7</text:p>
          </table:table-cell>
          <table:table-cell office:value-type="float" office:value="1.05">
            <text:p>1.05</text:p>
          </table:table-cell>
          <table:table-cell office:value-type="float" office:value="1.7000000000000015">
            <text:p>1.7000000000000015</text:p>
          </table:table-cell>
          <table:table-cell office:value-type="float" office:value="-0.8500000000000008">
            <text:p>-0.8500000000000008</text:p>
          </table:table-cell>
          <table:table-cell office:value-type="float" office:value="0.00862944162436549">
            <text:p>0.00862944162436549</text:p>
          </table:table-cell>
          <table:table-cell office:value-type="float" office:value="-0.004314720812182745">
            <text:p>-0.004314720812182745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6665">
            <text:p>6665</text:p>
          </table:table-cell>
          <table:table-cell office:value-type="float" office:value="20304">
            <text:p>20304</text:p>
          </table:table-cell>
          <table:table-cell office:value-type="string" office:string-value="Astralis">
            <text:p>Astralis</text:p>
          </table:table-cell>
          <table:table-cell office:value-type="string" office:string-value="staehr">
            <text:p>staehr</text:p>
          </table:table-cell>
          <table:table-cell office:value-type="float" office:value="205">
            <text:p>205</text:p>
          </table:table-cell>
          <table:table-cell office:value-type="float" office:value="1.098">
            <text:p>1.098</text:p>
          </table:table-cell>
          <table:table-cell office:value-type="float" office:value="15">
            <text:p>15</text:p>
          </table:table-cell>
          <table:table-cell office:value-type="float" office:value="1.081">
            <text:p>1.081</text:p>
          </table:table-cell>
          <table:table-cell office:value-type="float" office:value="7">
            <text:p>7</text:p>
          </table:table-cell>
          <table:table-cell office:value-type="float" office:value="1.071">
            <text:p>1.071</text:p>
          </table:table-cell>
          <table:table-cell office:value-type="float" office:value="4.900000000000004">
            <text:p>4.900000000000004</text:p>
          </table:table-cell>
          <table:table-cell office:value-type="float" office:value="4.049999999999998">
            <text:p>4.049999999999998</text:p>
          </table:table-cell>
          <table:table-cell office:value-type="float" office:value="0.02390243902439026">
            <text:p>0.02390243902439026</text:p>
          </table:table-cell>
          <table:table-cell office:value-type="float" office:value="0.0197560975609756">
            <text:p>0.0197560975609756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6665">
            <text:p>6665</text:p>
          </table:table-cell>
          <table:table-cell office:value-type="float" office:value="21217">
            <text:p>21217</text:p>
          </table:table-cell>
          <table:table-cell office:value-type="string" office:string-value="Astralis">
            <text:p>Astralis</text:p>
          </table:table-cell>
          <table:table-cell office:value-type="string" office:string-value="ryu">
            <text:p>ryu</text:p>
          </table:table-cell>
          <table:table-cell office:value-type="float" office:value="208">
            <text:p>208</text:p>
          </table:table-cell>
          <table:table-cell office:value-type="float" office:value="1.175">
            <text:p>1.175</text:p>
          </table:table-cell>
          <table:table-cell office:value-type="float" office:value="17">
            <text:p>17</text:p>
          </table:table-cell>
          <table:table-cell office:value-type="float" office:value="0.88">
            <text:p>0.88</text:p>
          </table:table-cell>
          <table:table-cell office:value-type="float" office:value="2">
            <text:p>2</text:p>
          </table:table-cell>
          <table:table-cell office:value-type="float" office:value="1.13">
            <text:p>1.13</text:p>
          </table:table-cell>
          <table:table-cell office:value-type="float" office:value="8.750000000000002">
            <text:p>8.750000000000002</text:p>
          </table:table-cell>
          <table:table-cell office:value-type="float" office:value="-6.0">
            <text:p>-6.0</text:p>
          </table:table-cell>
          <table:table-cell office:value-type="float" office:value="0.0420673076923077">
            <text:p>0.0420673076923077</text:p>
          </table:table-cell>
          <table:table-cell office:value-type="float" office:value="-0.028846153846153848">
            <text:p>-0.028846153846153848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773">
            <text:p>4773</text:p>
          </table:table-cell>
          <table:table-cell office:value-type="float" office:value="16816">
            <text:p>16816</text:p>
          </table:table-cell>
          <table:table-cell office:value-type="string" office:string-value="paiN">
            <text:p>paiN</text:p>
          </table:table-cell>
          <table:table-cell office:value-type="string" office:string-value="vsm">
            <text:p>vsm</text:p>
          </table:table-cell>
          <table:table-cell office:value-type="float" office:value="196">
            <text:p>196</text:p>
          </table:table-cell>
          <table:table-cell office:value-type="float" office:value="1.103">
            <text:p>1.103</text:p>
          </table:table-cell>
          <table:table-cell office:value-type="float" office:value="11">
            <text:p>11</text:p>
          </table:table-cell>
          <table:table-cell office:value-type="float" office:value="0.91">
            <text:p>0.91</text:p>
          </table:table-cell>
          <table:table-cell office:value-type="float" office:value="1">
            <text:p>1</text:p>
          </table:table-cell>
          <table:table-cell office:value-type="float" office:value="1.126">
            <text:p>1.126</text:p>
          </table:table-cell>
          <table:table-cell office:value-type="float" office:value="5.149999999999999">
            <text:p>5.149999999999999</text:p>
          </table:table-cell>
          <table:table-cell office:value-type="float" office:value="-4.499999999999998">
            <text:p>-4.499999999999998</text:p>
          </table:table-cell>
          <table:table-cell office:value-type="float" office:value="0.026275510204081625">
            <text:p>0.026275510204081625</text:p>
          </table:table-cell>
          <table:table-cell office:value-type="float" office:value="-0.02295918367346938">
            <text:p>-0.02295918367346938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773">
            <text:p>4773</text:p>
          </table:table-cell>
          <table:table-cell office:value-type="float" office:value="18141">
            <text:p>18141</text:p>
          </table:table-cell>
          <table:table-cell office:value-type="string" office:string-value="paiN">
            <text:p>paiN</text:p>
          </table:table-cell>
          <table:table-cell office:value-type="string" office:string-value="biguzera">
            <text:p>biguzera</text:p>
          </table:table-cell>
          <table:table-cell office:value-type="float" office:value="198">
            <text:p>198</text:p>
          </table:table-cell>
          <table:table-cell office:value-type="float" office:value="1.103">
            <text:p>1.103</text:p>
          </table:table-cell>
          <table:table-cell office:value-type="float" office:value="16">
            <text:p>16</text:p>
          </table:table-cell>
          <table:table-cell office:value-type="float" office:value="1.1">
            <text:p>1.1</text:p>
          </table:table-cell>
          <table:table-cell office:value-type="float" office:value="8">
            <text:p>8</text:p>
          </table:table-cell>
          <table:table-cell office:value-type="float" office:value="1.114">
            <text:p>1.114</text:p>
          </table:table-cell>
          <table:table-cell office:value-type="float" office:value="5.149999999999999">
            <text:p>5.149999999999999</text:p>
          </table:table-cell>
          <table:table-cell office:value-type="float" office:value="5.000000000000004">
            <text:p>5.000000000000004</text:p>
          </table:table-cell>
          <table:table-cell office:value-type="float" office:value="0.026010101010101004">
            <text:p>0.026010101010101004</text:p>
          </table:table-cell>
          <table:table-cell office:value-type="float" office:value="0.025252525252525276">
            <text:p>0.025252525252525276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773">
            <text:p>4773</text:p>
          </table:table-cell>
          <table:table-cell office:value-type="float" office:value="18714">
            <text:p>18714</text:p>
          </table:table-cell>
          <table:table-cell office:value-type="string" office:string-value="paiN">
            <text:p>paiN</text:p>
          </table:table-cell>
          <table:table-cell office:value-type="string" office:string-value="piriajr">
            <text:p>piriajr</text:p>
          </table:table-cell>
          <table:table-cell office:value-type="float" office:value="216">
            <text:p>216</text:p>
          </table:table-cell>
          <table:table-cell office:value-type="float" office:value="1.354">
            <text:p>1.354</text:p>
          </table:table-cell>
          <table:table-cell office:value-type="float" office:value="14">
            <text:p>14</text:p>
          </table:table-cell>
          <table:table-cell office:value-type="float" office:value="1.05">
            <text:p>1.05</text:p>
          </table:table-cell>
          <table:table-cell office:value-type="float" office:value="1">
            <text:p>1</text:p>
          </table:table-cell>
          <table:table-cell office:value-type="float" office:value="1.254">
            <text:p>1.254</text:p>
          </table:table-cell>
          <table:table-cell office:value-type="float" office:value="17.700000000000003">
            <text:p>17.700000000000003</text:p>
          </table:table-cell>
          <table:table-cell office:value-type="float" office:value="2.500000000000002">
            <text:p>2.500000000000002</text:p>
          </table:table-cell>
          <table:table-cell office:value-type="float" office:value="0.08194444444444446">
            <text:p>0.08194444444444446</text:p>
          </table:table-cell>
          <table:table-cell office:value-type="float" office:value="0.011574074074074084">
            <text:p>0.011574074074074084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773">
            <text:p>4773</text:p>
          </table:table-cell>
          <table:table-cell office:value-type="float" office:value="19694">
            <text:p>19694</text:p>
          </table:table-cell>
          <table:table-cell office:value-type="string" office:string-value="paiN">
            <text:p>paiN</text:p>
          </table:table-cell>
          <table:table-cell office:value-type="string" office:string-value="nqz">
            <text:p>nqz</text:p>
          </table:table-cell>
          <table:table-cell office:value-type="float" office:value="197">
            <text:p>197</text:p>
          </table:table-cell>
          <table:table-cell office:value-type="float" office:value="1.033">
            <text:p>1.033</text:p>
          </table:table-cell>
          <table:table-cell office:value-type="float" office:value="16">
            <text:p>16</text:p>
          </table:table-cell>
          <table:table-cell office:value-type="float" office:value="1.096">
            <text:p>1.096</text:p>
          </table:table-cell>
          <table:table-cell office:value-type="float" office:value="8">
            <text:p>8</text:p>
          </table:table-cell>
          <table:table-cell office:value-type="float" office:value="1.049">
            <text:p>1.049</text:p>
          </table:table-cell>
          <table:table-cell office:value-type="float" office:value="1.649999999999996">
            <text:p>1.649999999999996</text:p>
          </table:table-cell>
          <table:table-cell office:value-type="float" office:value="4.800000000000004">
            <text:p>4.800000000000004</text:p>
          </table:table-cell>
          <table:table-cell office:value-type="float" office:value="0.008375634517766477">
            <text:p>0.008375634517766477</text:p>
          </table:table-cell>
          <table:table-cell office:value-type="float" office:value="0.02436548223350256">
            <text:p>0.02436548223350256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773">
            <text:p>4773</text:p>
          </table:table-cell>
          <table:table-cell office:value-type="float" office:value="20171">
            <text:p>20171</text:p>
          </table:table-cell>
          <table:table-cell office:value-type="string" office:string-value="paiN">
            <text:p>paiN</text:p>
          </table:table-cell>
          <table:table-cell office:value-type="string" office:string-value="snow">
            <text:p>snow</text:p>
          </table:table-cell>
          <table:table-cell office:value-type="float" office:value="195">
            <text:p>195</text:p>
          </table:table-cell>
          <table:table-cell office:value-type="float" office:value="1.01">
            <text:p>1.01</text:p>
          </table:table-cell>
          <table:table-cell office:value-type="float" office:value="16">
            <text:p>16</text:p>
          </table:table-cell>
          <table:table-cell office:value-type="float" office:value="0.994">
            <text:p>0.994</text:p>
          </table:table-cell>
          <table:table-cell office:value-type="float" office:value="8">
            <text:p>8</text:p>
          </table:table-cell>
          <table:table-cell office:value-type="float" office:value="1.036">
            <text:p>1.036</text:p>
          </table:table-cell>
          <table:table-cell office:value-type="float" office:value="0.5000000000000004">
            <text:p>0.5000000000000004</text:p>
          </table:table-cell>
          <table:table-cell office:value-type="float" office:value="-0.30000000000000027">
            <text:p>-0.30000000000000027</text:p>
          </table:table-cell>
          <table:table-cell office:value-type="float" office:value="0.0025641025641025663">
            <text:p>0.0025641025641025663</text:p>
          </table:table-cell>
          <table:table-cell office:value-type="float" office:value="-0.0015384615384615398">
            <text:p>-0.0015384615384615398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26">
            <text:p>12426</text:p>
          </table:table-cell>
          <table:table-cell office:value-type="float" office:value="11630">
            <text:p>11630</text:p>
          </table:table-cell>
          <table:table-cell office:value-type="string" office:string-value="Passion UA">
            <text:p>Passion UA</text:p>
          </table:table-cell>
          <table:table-cell office:value-type="string" office:string-value="jt">
            <text:p>jt</text:p>
          </table:table-cell>
          <table:table-cell office:value-type="float" office:value="199">
            <text:p>199</text:p>
          </table:table-cell>
          <table:table-cell office:value-type="float" office:value="1.042">
            <text:p>1.042</text:p>
          </table:table-cell>
          <table:table-cell office:value-type="float" office:value="19">
            <text:p>19</text:p>
          </table:table-cell>
          <table:table-cell office:value-type="float" office:value="0.977">
            <text:p>0.977</text:p>
          </table:table-cell>
          <table:table-cell office:value-type="float" office:value="6">
            <text:p>6</text:p>
          </table:table-cell>
          <table:table-cell office:value-type="float" office:value="1.047">
            <text:p>1.047</text:p>
          </table:table-cell>
          <table:table-cell office:value-type="float" office:value="2.100000000000002">
            <text:p>2.100000000000002</text:p>
          </table:table-cell>
          <table:table-cell office:value-type="float" office:value="-1.150000000000001">
            <text:p>-1.150000000000001</text:p>
          </table:table-cell>
          <table:table-cell office:value-type="float" office:value="0.010552763819095487">
            <text:p>0.010552763819095487</text:p>
          </table:table-cell>
          <table:table-cell office:value-type="float" office:value="-0.005778894472361814">
            <text:p>-0.005778894472361814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26">
            <text:p>12426</text:p>
          </table:table-cell>
          <table:table-cell office:value-type="float" office:value="12840">
            <text:p>12840</text:p>
          </table:table-cell>
          <table:table-cell office:value-type="string" office:string-value="Passion UA">
            <text:p>Passion UA</text:p>
          </table:table-cell>
          <table:table-cell office:value-type="string" office:string-value="hallzerk">
            <text:p>hallzerk</text:p>
          </table:table-cell>
          <table:table-cell office:value-type="float" office:value="197">
            <text:p>197</text:p>
          </table:table-cell>
          <table:table-cell office:value-type="float" office:value="0.941">
            <text:p>0.941</text:p>
          </table:table-cell>
          <table:table-cell office:value-type="float" office:value="19">
            <text:p>19</text:p>
          </table:table-cell>
          <table:table-cell office:value-type="float" office:value="0.755">
            <text:p>0.755</text:p>
          </table:table-cell>
          <table:table-cell office:value-type="float" office:value="6">
            <text:p>6</text:p>
          </table:table-cell>
          <table:table-cell office:value-type="float" office:value="0.955">
            <text:p>0.955</text:p>
          </table:table-cell>
          <table:table-cell office:value-type="float" office:value="-2.950000000000003">
            <text:p>-2.950000000000003</text:p>
          </table:table-cell>
          <table:table-cell office:value-type="float" office:value="-12.25">
            <text:p>-12.25</text:p>
          </table:table-cell>
          <table:table-cell office:value-type="float" office:value="-0.014974619289340116">
            <text:p>-0.014974619289340116</text:p>
          </table:table-cell>
          <table:table-cell office:value-type="float" office:value="-0.06218274111675127">
            <text:p>-0.06218274111675127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26">
            <text:p>12426</text:p>
          </table:table-cell>
          <table:table-cell office:value-type="float" office:value="13578">
            <text:p>13578</text:p>
          </table:table-cell>
          <table:table-cell office:value-type="string" office:string-value="Passion UA">
            <text:p>Passion UA</text:p>
          </table:table-cell>
          <table:table-cell office:value-type="string" office:string-value="grim">
            <text:p>grim</text:p>
          </table:table-cell>
          <table:table-cell office:value-type="float" office:value="207">
            <text:p>207</text:p>
          </table:table-cell>
          <table:table-cell office:value-type="float" office:value="1.034">
            <text:p>1.034</text:p>
          </table:table-cell>
          <table:table-cell office:value-type="float" office:value="19">
            <text:p>19</text:p>
          </table:table-cell>
          <table:table-cell office:value-type="float" office:value="0.842">
            <text:p>0.842</text:p>
          </table:table-cell>
          <table:table-cell office:value-type="float" office:value="6">
            <text:p>6</text:p>
          </table:table-cell>
          <table:table-cell office:value-type="float" office:value="0.999">
            <text:p>0.999</text:p>
          </table:table-cell>
          <table:table-cell office:value-type="float" office:value="1.7000000000000015">
            <text:p>1.7000000000000015</text:p>
          </table:table-cell>
          <table:table-cell office:value-type="float" office:value="-7.900000000000001">
            <text:p>-7.900000000000001</text:p>
          </table:table-cell>
          <table:table-cell office:value-type="float" office:value="0.008212560386473437">
            <text:p>0.008212560386473437</text:p>
          </table:table-cell>
          <table:table-cell office:value-type="float" office:value="-0.038164251207729476">
            <text:p>-0.038164251207729476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26">
            <text:p>12426</text:p>
          </table:table-cell>
          <table:table-cell office:value-type="float" office:value="21452">
            <text:p>21452</text:p>
          </table:table-cell>
          <table:table-cell office:value-type="string" office:string-value="Passion UA">
            <text:p>Passion UA</text:p>
          </table:table-cell>
          <table:table-cell office:value-type="string" office:string-value="kvem">
            <text:p>kvem</text:p>
          </table:table-cell>
          <table:table-cell office:value-type="float" office:value="207">
            <text:p>207</text:p>
          </table:table-cell>
          <table:table-cell office:value-type="float" office:value="1.077">
            <text:p>1.077</text:p>
          </table:table-cell>
          <table:table-cell office:value-type="float" office:value="19">
            <text:p>19</text:p>
          </table:table-cell>
          <table:table-cell office:value-type="float" office:value="0.947">
            <text:p>0.947</text:p>
          </table:table-cell>
          <table:table-cell office:value-type="float" office:value="6">
            <text:p>6</text:p>
          </table:table-cell>
          <table:table-cell office:value-type="float" office:value="1.041">
            <text:p>1.041</text:p>
          </table:table-cell>
          <table:table-cell office:value-type="float" office:value="3.849999999999998">
            <text:p>3.849999999999998</text:p>
          </table:table-cell>
          <table:table-cell office:value-type="float" office:value="-2.650000000000002">
            <text:p>-2.650000000000002</text:p>
          </table:table-cell>
          <table:table-cell office:value-type="float" office:value="0.01859903381642511">
            <text:p>0.01859903381642511</text:p>
          </table:table-cell>
          <table:table-cell office:value-type="float" office:value="-0.01280193236714977">
            <text:p>-0.01280193236714977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26">
            <text:p>12426</text:p>
          </table:table-cell>
          <table:table-cell office:value-type="float" office:value="21620">
            <text:p>21620</text:p>
          </table:table-cell>
          <table:table-cell office:value-type="string" office:string-value="Passion UA">
            <text:p>Passion UA</text:p>
          </table:table-cell>
          <table:table-cell office:value-type="string" office:string-value="nicx">
            <text:p>nicx</text:p>
          </table:table-cell>
          <table:table-cell office:value-type="float" office:value="195">
            <text:p>195</text:p>
          </table:table-cell>
          <table:table-cell office:value-type="float" office:value="1.056">
            <text:p>1.056</text:p>
          </table:table-cell>
          <table:table-cell office:value-type="float" office:value="19">
            <text:p>19</text:p>
          </table:table-cell>
          <table:table-cell office:value-type="float" office:value="1.042">
            <text:p>1.042</text:p>
          </table:table-cell>
          <table:table-cell office:value-type="float" office:value="6">
            <text:p>6</text:p>
          </table:table-cell>
          <table:table-cell office:value-type="float" office:value="1.083">
            <text:p>1.083</text:p>
          </table:table-cell>
          <table:table-cell office:value-type="float" office:value="2.8000000000000025">
            <text:p>2.8000000000000025</text:p>
          </table:table-cell>
          <table:table-cell office:value-type="float" office:value="2.100000000000002">
            <text:p>2.100000000000002</text:p>
          </table:table-cell>
          <table:table-cell office:value-type="float" office:value="0.014358974358974371">
            <text:p>0.014358974358974371</text:p>
          </table:table-cell>
          <table:table-cell office:value-type="float" office:value="0.01076923076923078">
            <text:p>0.01076923076923078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1241">
            <text:p>11241</text:p>
          </table:table-cell>
          <table:table-cell office:value-type="float" office:value="20112">
            <text:p>20112</text:p>
          </table:table-cell>
          <table:table-cell office:value-type="string" office:string-value="B8">
            <text:p>B8</text:p>
          </table:table-cell>
          <table:table-cell office:value-type="string" office:string-value="alex666">
            <text:p>alex666</text:p>
          </table:table-cell>
          <table:table-cell office:value-type="float" office:value="190">
            <text:p>190</text:p>
          </table:table-cell>
          <table:table-cell office:value-type="float" office:value="0.964">
            <text:p>0.964</text:p>
          </table:table-cell>
          <table:table-cell office:value-type="float" office:value="17">
            <text:p>17</text:p>
          </table:table-cell>
          <table:table-cell office:value-type="float" office:value="0.992">
            <text:p>0.992</text:p>
          </table:table-cell>
          <table:table-cell office:value-type="float" office:value="9">
            <text:p>9</text:p>
          </table:table-cell>
          <table:table-cell office:value-type="float" office:value="1.015">
            <text:p>1.015</text:p>
          </table:table-cell>
          <table:table-cell office:value-type="float" office:value="-1.8000000000000016">
            <text:p>-1.8000000000000016</text:p>
          </table:table-cell>
          <table:table-cell office:value-type="float" office:value="-0.40000000000000036">
            <text:p>-0.40000000000000036</text:p>
          </table:table-cell>
          <table:table-cell office:value-type="float" office:value="-0.009473684210526323">
            <text:p>-0.009473684210526323</text:p>
          </table:table-cell>
          <table:table-cell office:value-type="float" office:value="-0.0021052631578947385">
            <text:p>-0.0021052631578947385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1241">
            <text:p>11241</text:p>
          </table:table-cell>
          <table:table-cell office:value-type="float" office:value="21708">
            <text:p>21708</text:p>
          </table:table-cell>
          <table:table-cell office:value-type="string" office:string-value="B8">
            <text:p>B8</text:p>
          </table:table-cell>
          <table:table-cell office:value-type="string" office:string-value="npl">
            <text:p>npl</text:p>
          </table:table-cell>
          <table:table-cell office:value-type="float" office:value="208">
            <text:p>208</text:p>
          </table:table-cell>
          <table:table-cell office:value-type="float" office:value="1.082">
            <text:p>1.082</text:p>
          </table:table-cell>
          <table:table-cell office:value-type="float" office:value="17">
            <text:p>17</text:p>
          </table:table-cell>
          <table:table-cell office:value-type="float" office:value="1.101">
            <text:p>1.101</text:p>
          </table:table-cell>
          <table:table-cell office:value-type="float" office:value="9">
            <text:p>9</text:p>
          </table:table-cell>
          <table:table-cell office:value-type="float" office:value="1.04">
            <text:p>1.04</text:p>
          </table:table-cell>
          <table:table-cell office:value-type="float" office:value="4.100000000000003">
            <text:p>4.100000000000003</text:p>
          </table:table-cell>
          <table:table-cell office:value-type="float" office:value="5.049999999999999">
            <text:p>5.049999999999999</text:p>
          </table:table-cell>
          <table:table-cell office:value-type="float" office:value="0.019711538461538478">
            <text:p>0.019711538461538478</text:p>
          </table:table-cell>
          <table:table-cell office:value-type="float" office:value="0.024278846153846147">
            <text:p>0.024278846153846147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1241">
            <text:p>11241</text:p>
          </table:table-cell>
          <table:table-cell office:value-type="float" office:value="22842">
            <text:p>22842</text:p>
          </table:table-cell>
          <table:table-cell office:value-type="string" office:string-value="B8">
            <text:p>B8</text:p>
          </table:table-cell>
          <table:table-cell office:value-type="string" office:string-value="kensizor">
            <text:p>kensizor</text:p>
          </table:table-cell>
          <table:table-cell office:value-type="float" office:value="205">
            <text:p>205</text:p>
          </table:table-cell>
          <table:table-cell office:value-type="float" office:value="1.098">
            <text:p>1.098</text:p>
          </table:table-cell>
          <table:table-cell office:value-type="float" office:value="17">
            <text:p>17</text:p>
          </table:table-cell>
          <table:table-cell office:value-type="float" office:value="1.256">
            <text:p>1.256</text:p>
          </table:table-cell>
          <table:table-cell office:value-type="float" office:value="9">
            <text:p>9</text:p>
          </table:table-cell>
          <table:table-cell office:value-type="float" office:value="1.071">
            <text:p>1.071</text:p>
          </table:table-cell>
          <table:table-cell office:value-type="float" office:value="4.900000000000004">
            <text:p>4.900000000000004</text:p>
          </table:table-cell>
          <table:table-cell office:value-type="float" office:value="12.8">
            <text:p>12.8</text:p>
          </table:table-cell>
          <table:table-cell office:value-type="float" office:value="0.02390243902439026">
            <text:p>0.02390243902439026</text:p>
          </table:table-cell>
          <table:table-cell office:value-type="float" office:value="0.06243902439024391">
            <text:p>0.06243902439024391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1241">
            <text:p>11241</text:p>
          </table:table-cell>
          <table:table-cell office:value-type="float" office:value="23643">
            <text:p>23643</text:p>
          </table:table-cell>
          <table:table-cell office:value-type="string" office:string-value="B8">
            <text:p>B8</text:p>
          </table:table-cell>
          <table:table-cell office:value-type="string" office:string-value="esenthial">
            <text:p>esenthial</text:p>
          </table:table-cell>
          <table:table-cell office:value-type="float" office:value="195">
            <text:p>195</text:p>
          </table:table-cell>
          <table:table-cell office:value-type="float" office:value="1.052">
            <text:p>1.052</text:p>
          </table:table-cell>
          <table:table-cell office:value-type="float" office:value="17">
            <text:p>17</text:p>
          </table:table-cell>
          <table:table-cell office:value-type="float" office:value="1.127">
            <text:p>1.127</text:p>
          </table:table-cell>
          <table:table-cell office:value-type="float" office:value="9">
            <text:p>9</text:p>
          </table:table-cell>
          <table:table-cell office:value-type="float" office:value="1.079">
            <text:p>1.079</text:p>
          </table:table-cell>
          <table:table-cell office:value-type="float" office:value="2.6000000000000023">
            <text:p>2.6000000000000023</text:p>
          </table:table-cell>
          <table:table-cell office:value-type="float" office:value="6.35">
            <text:p>6.35</text:p>
          </table:table-cell>
          <table:table-cell office:value-type="float" office:value="0.013333333333333345">
            <text:p>0.013333333333333345</text:p>
          </table:table-cell>
          <table:table-cell office:value-type="float" office:value="0.03256410256410256">
            <text:p>0.03256410256410256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1241">
            <text:p>11241</text:p>
          </table:table-cell>
          <table:table-cell office:value-type="float" office:value="25805">
            <text:p>25805</text:p>
          </table:table-cell>
          <table:table-cell office:value-type="string" office:string-value="B8">
            <text:p>B8</text:p>
          </table:table-cell>
          <table:table-cell office:value-type="string" office:string-value="segukawa">
            <text:p>segukawa</text:p>
          </table:table-cell>
          <table:table-cell office:value-type="float" office:value="190">
            <text:p>190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67">
            <text:p>12467</text:p>
          </table:table-cell>
          <table:table-cell office:value-type="float" office:value="13776">
            <text:p>13776</text:p>
          </table:table-cell>
          <table:table-cell office:value-type="string" office:string-value="PARIVISION">
            <text:p>PARIVISION</text:p>
          </table:table-cell>
          <table:table-cell office:value-type="string" office:string-value="jame">
            <text:p>jame</text:p>
          </table:table-cell>
          <table:table-cell office:value-type="float" office:value="197">
            <text:p>197</text:p>
          </table:table-cell>
          <table:table-cell office:value-type="float" office:value="1.043">
            <text:p>1.043</text:p>
          </table:table-cell>
          <table:table-cell office:value-type="float" office:value="19">
            <text:p>19</text:p>
          </table:table-cell>
          <table:table-cell office:value-type="float" office:value="1.013">
            <text:p>1.013</text:p>
          </table:table-cell>
          <table:table-cell office:value-type="float" office:value="9">
            <text:p>9</text:p>
          </table:table-cell>
          <table:table-cell office:value-type="float" office:value="1.059">
            <text:p>1.059</text:p>
          </table:table-cell>
          <table:table-cell office:value-type="float" office:value="2.1499999999999964">
            <text:p>2.1499999999999964</text:p>
          </table:table-cell>
          <table:table-cell office:value-type="float" office:value="0.649999999999995">
            <text:p>0.649999999999995</text:p>
          </table:table-cell>
          <table:table-cell office:value-type="float" office:value="0.010913705583756327">
            <text:p>0.010913705583756327</text:p>
          </table:table-cell>
          <table:table-cell office:value-type="float" office:value="0.003299492385786777">
            <text:p>0.003299492385786777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67">
            <text:p>12467</text:p>
          </table:table-cell>
          <table:table-cell office:value-type="float" office:value="19235">
            <text:p>19235</text:p>
          </table:table-cell>
          <table:table-cell office:value-type="string" office:string-value="PARIVISION">
            <text:p>PARIVISION</text:p>
          </table:table-cell>
          <table:table-cell office:value-type="string" office:string-value="belchonokk">
            <text:p>belchonokk</text:p>
          </table:table-cell>
          <table:table-cell office:value-type="float" office:value="190">
            <text:p>190</text:p>
          </table:table-cell>
          <table:table-cell office:value-type="float" office:value="0.995">
            <text:p>0.995</text:p>
          </table:table-cell>
          <table:table-cell office:value-type="float" office:value="19">
            <text:p>19</text:p>
          </table:table-cell>
          <table:table-cell office:value-type="float" office:value="1.124">
            <text:p>1.124</text:p>
          </table:table-cell>
          <table:table-cell office:value-type="float" office:value="9">
            <text:p>9</text:p>
          </table:table-cell>
          <table:table-cell office:value-type="float" office:value="1.047">
            <text:p>1.047</text:p>
          </table:table-cell>
          <table:table-cell office:value-type="float" office:value="-0.2500000000000002">
            <text:p>-0.2500000000000002</text:p>
          </table:table-cell>
          <table:table-cell office:value-type="float" office:value="6.2000000000000055">
            <text:p>6.2000000000000055</text:p>
          </table:table-cell>
          <table:table-cell office:value-type="float" office:value="-0.0013157894736842118">
            <text:p>-0.0013157894736842118</text:p>
          </table:table-cell>
          <table:table-cell office:value-type="float" office:value="0.03263157894736845">
            <text:p>0.03263157894736845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67">
            <text:p>12467</text:p>
          </table:table-cell>
          <table:table-cell office:value-type="float" office:value="22471">
            <text:p>22471</text:p>
          </table:table-cell>
          <table:table-cell office:value-type="string" office:string-value="PARIVISION">
            <text:p>PARIVISION</text:p>
          </table:table-cell>
          <table:table-cell office:value-type="string" office:string-value="xielo">
            <text:p>xielo</text:p>
          </table:table-cell>
          <table:table-cell office:value-type="float" office:value="207">
            <text:p>207</text:p>
          </table:table-cell>
          <table:table-cell office:value-type="float" office:value="1.218">
            <text:p>1.218</text:p>
          </table:table-cell>
          <table:table-cell office:value-type="float" office:value="19">
            <text:p>19</text:p>
          </table:table-cell>
          <table:table-cell office:value-type="float" office:value="1.216">
            <text:p>1.216</text:p>
          </table:table-cell>
          <table:table-cell office:value-type="float" office:value="9">
            <text:p>9</text:p>
          </table:table-cell>
          <table:table-cell office:value-type="float" office:value="1.177">
            <text:p>1.177</text:p>
          </table:table-cell>
          <table:table-cell office:value-type="float" office:value="10.899999999999999">
            <text:p>10.899999999999999</text:p>
          </table:table-cell>
          <table:table-cell office:value-type="float" office:value="10.799999999999999">
            <text:p>10.799999999999999</text:p>
          </table:table-cell>
          <table:table-cell office:value-type="float" office:value="0.05265700483091787">
            <text:p>0.05265700483091787</text:p>
          </table:table-cell>
          <table:table-cell office:value-type="float" office:value="0.05217391304347826">
            <text:p>0.05217391304347826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67">
            <text:p>12467</text:p>
          </table:table-cell>
          <table:table-cell office:value-type="float" office:value="22929">
            <text:p>22929</text:p>
          </table:table-cell>
          <table:table-cell office:value-type="string" office:string-value="PARIVISION">
            <text:p>PARIVISION</text:p>
          </table:table-cell>
          <table:table-cell office:value-type="string" office:string-value="nota">
            <text:p>nota</text:p>
          </table:table-cell>
          <table:table-cell office:value-type="float" office:value="205">
            <text:p>205</text:p>
          </table:table-cell>
          <table:table-cell office:value-type="float" office:value="1.188">
            <text:p>1.188</text:p>
          </table:table-cell>
          <table:table-cell office:value-type="float" office:value="19">
            <text:p>19</text:p>
          </table:table-cell>
          <table:table-cell office:value-type="float" office:value="1.37">
            <text:p>1.37</text:p>
          </table:table-cell>
          <table:table-cell office:value-type="float" office:value="9">
            <text:p>9</text:p>
          </table:table-cell>
          <table:table-cell office:value-type="float" office:value="1.159">
            <text:p>1.159</text:p>
          </table:table-cell>
          <table:table-cell office:value-type="float" office:value="9.399999999999997">
            <text:p>9.399999999999997</text:p>
          </table:table-cell>
          <table:table-cell office:value-type="float" office:value="18.500000000000007">
            <text:p>18.500000000000007</text:p>
          </table:table-cell>
          <table:table-cell office:value-type="float" office:value="0.04585365853658535">
            <text:p>0.04585365853658535</text:p>
          </table:table-cell>
          <table:table-cell office:value-type="float" office:value="0.09024390243902443">
            <text:p>0.09024390243902443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67">
            <text:p>12467</text:p>
          </table:table-cell>
          <table:table-cell office:value-type="float" office:value="23685">
            <text:p>23685</text:p>
          </table:table-cell>
          <table:table-cell office:value-type="string" office:string-value="PARIVISION">
            <text:p>PARIVISION</text:p>
          </table:table-cell>
          <table:table-cell office:value-type="string" office:string-value="zweih">
            <text:p>zweih</text:p>
          </table:table-cell>
          <table:table-cell office:value-type="float" office:value="216">
            <text:p>216</text:p>
          </table:table-cell>
          <table:table-cell office:value-type="float" office:value="1.082">
            <text:p>1.082</text:p>
          </table:table-cell>
          <table:table-cell office:value-type="float" office:value="17">
            <text:p>17</text:p>
          </table:table-cell>
          <table:table-cell office:value-type="float" office:value="1.303">
            <text:p>1.303</text:p>
          </table:table-cell>
          <table:table-cell office:value-type="float" office:value="4">
            <text:p>4</text:p>
          </table:table-cell>
          <table:table-cell office:value-type="float" office:value="1.002">
            <text:p>1.002</text:p>
          </table:table-cell>
          <table:table-cell office:value-type="float" office:value="4.100000000000003">
            <text:p>4.100000000000003</text:p>
          </table:table-cell>
          <table:table-cell office:value-type="float" office:value="15.149999999999997">
            <text:p>15.149999999999997</text:p>
          </table:table-cell>
          <table:table-cell office:value-type="float" office:value="0.018981481481481495">
            <text:p>0.018981481481481495</text:p>
          </table:table-cell>
          <table:table-cell office:value-type="float" office:value="0.07013888888888888">
            <text:p>0.07013888888888888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68">
            <text:p>12468</text:p>
          </table:table-cell>
          <table:table-cell office:value-type="float" office:value="15698">
            <text:p>15698</text:p>
          </table:table-cell>
          <table:table-cell office:value-type="string" office:string-value="Legacy">
            <text:p>Legacy</text:p>
          </table:table-cell>
          <table:table-cell office:value-type="string" office:string-value="dumau">
            <text:p>dumau</text:p>
          </table:table-cell>
          <table:table-cell office:value-type="float" office:value="198">
            <text:p>198</text:p>
          </table:table-cell>
          <table:table-cell office:value-type="float" office:value="1.171">
            <text:p>1.171</text:p>
          </table:table-cell>
          <table:table-cell office:value-type="float" office:value="16">
            <text:p>16</text:p>
          </table:table-cell>
          <table:table-cell office:value-type="float" office:value="1.083">
            <text:p>1.083</text:p>
          </table:table-cell>
          <table:table-cell office:value-type="float" office:value="6">
            <text:p>6</text:p>
          </table:table-cell>
          <table:table-cell office:value-type="float" office:value="1.183">
            <text:p>1.183</text:p>
          </table:table-cell>
          <table:table-cell office:value-type="float" office:value="8.550000000000002">
            <text:p>8.550000000000002</text:p>
          </table:table-cell>
          <table:table-cell office:value-type="float" office:value="4.149999999999999">
            <text:p>4.149999999999999</text:p>
          </table:table-cell>
          <table:table-cell office:value-type="float" office:value="0.043181818181818196">
            <text:p>0.043181818181818196</text:p>
          </table:table-cell>
          <table:table-cell office:value-type="float" office:value="0.020959595959595952">
            <text:p>0.020959595959595952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68">
            <text:p>12468</text:p>
          </table:table-cell>
          <table:table-cell office:value-type="float" office:value="19045">
            <text:p>19045</text:p>
          </table:table-cell>
          <table:table-cell office:value-type="string" office:string-value="Legacy">
            <text:p>Legacy</text:p>
          </table:table-cell>
          <table:table-cell office:value-type="string" office:string-value="latto">
            <text:p>latto</text:p>
          </table:table-cell>
          <table:table-cell office:value-type="float" office:value="205">
            <text:p>205</text:p>
          </table:table-cell>
          <table:table-cell office:value-type="float" office:value="1.231">
            <text:p>1.231</text:p>
          </table:table-cell>
          <table:table-cell office:value-type="float" office:value="16">
            <text:p>16</text:p>
          </table:table-cell>
          <table:table-cell office:value-type="float" office:value="1.095">
            <text:p>1.095</text:p>
          </table:table-cell>
          <table:table-cell office:value-type="float" office:value="6">
            <text:p>6</text:p>
          </table:table-cell>
          <table:table-cell office:value-type="float" office:value="1.201">
            <text:p>1.201</text:p>
          </table:table-cell>
          <table:table-cell office:value-type="float" office:value="11.550000000000004">
            <text:p>11.550000000000004</text:p>
          </table:table-cell>
          <table:table-cell office:value-type="float" office:value="4.749999999999998">
            <text:p>4.749999999999998</text:p>
          </table:table-cell>
          <table:table-cell office:value-type="float" office:value="0.05634146341463417">
            <text:p>0.05634146341463417</text:p>
          </table:table-cell>
          <table:table-cell office:value-type="float" office:value="0.023170731707317066">
            <text:p>0.023170731707317066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68">
            <text:p>12468</text:p>
          </table:table-cell>
          <table:table-cell office:value-type="float" office:value="19686">
            <text:p>19686</text:p>
          </table:table-cell>
          <table:table-cell office:value-type="string" office:string-value="Legacy">
            <text:p>Legacy</text:p>
          </table:table-cell>
          <table:table-cell office:value-type="string" office:string-value="n1ssim">
            <text:p>n1ssim</text:p>
          </table:table-cell>
          <table:table-cell office:value-type="float" office:value="191">
            <text:p>191</text:p>
          </table:table-cell>
          <table:table-cell office:value-type="float" office:value="1.048">
            <text:p>1.048</text:p>
          </table:table-cell>
          <table:table-cell office:value-type="float" office:value="16">
            <text:p>16</text:p>
          </table:table-cell>
          <table:table-cell office:value-type="float" office:value="1.133">
            <text:p>1.133</text:p>
          </table:table-cell>
          <table:table-cell office:value-type="float" office:value="6">
            <text:p>6</text:p>
          </table:table-cell>
          <table:table-cell office:value-type="float" office:value="1.097">
            <text:p>1.097</text:p>
          </table:table-cell>
          <table:table-cell office:value-type="float" office:value="2.400000000000002">
            <text:p>2.400000000000002</text:p>
          </table:table-cell>
          <table:table-cell office:value-type="float" office:value="6.65">
            <text:p>6.65</text:p>
          </table:table-cell>
          <table:table-cell office:value-type="float" office:value="0.012565445026178021">
            <text:p>0.012565445026178021</text:p>
          </table:table-cell>
          <table:table-cell office:value-type="float" office:value="0.034816753926701575">
            <text:p>0.034816753926701575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68">
            <text:p>12468</text:p>
          </table:table-cell>
          <table:table-cell office:value-type="float" office:value="20563">
            <text:p>20563</text:p>
          </table:table-cell>
          <table:table-cell office:value-type="string" office:string-value="Legacy">
            <text:p>Legacy</text:p>
          </table:table-cell>
          <table:table-cell office:value-type="string" office:string-value="lux">
            <text:p>lux</text:p>
          </table:table-cell>
          <table:table-cell office:value-type="float" office:value="183">
            <text:p>183</text:p>
          </table:table-cell>
          <table:table-cell office:value-type="float" office:value="1.034">
            <text:p>1.034</text:p>
          </table:table-cell>
          <table:table-cell office:value-type="float" office:value="16">
            <text:p>16</text:p>
          </table:table-cell>
          <table:table-cell office:value-type="float" office:value="0.992">
            <text:p>0.992</text:p>
          </table:table-cell>
          <table:table-cell office:value-type="float" office:value="6">
            <text:p>6</text:p>
          </table:table-cell>
          <table:table-cell office:value-type="float" office:value="1.13">
            <text:p>1.13</text:p>
          </table:table-cell>
          <table:table-cell office:value-type="float" office:value="1.7000000000000015">
            <text:p>1.7000000000000015</text:p>
          </table:table-cell>
          <table:table-cell office:value-type="float" office:value="-0.40000000000000036">
            <text:p>-0.40000000000000036</text:p>
          </table:table-cell>
          <table:table-cell office:value-type="float" office:value="0.009289617486338806">
            <text:p>0.009289617486338806</text:p>
          </table:table-cell>
          <table:table-cell office:value-type="float" office:value="-0.0021857923497267777">
            <text:p>-0.0021857923497267777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68">
            <text:p>12468</text:p>
          </table:table-cell>
          <table:table-cell office:value-type="float" office:value="22965">
            <text:p>22965</text:p>
          </table:table-cell>
          <table:table-cell office:value-type="string" office:string-value="Legacy">
            <text:p>Legacy</text:p>
          </table:table-cell>
          <table:table-cell office:value-type="string" office:string-value="saadzin">
            <text:p>saadzin</text:p>
          </table:table-cell>
          <table:table-cell office:value-type="float" office:value="194">
            <text:p>194</text:p>
          </table:table-cell>
          <table:table-cell office:value-type="float" office:value="1.153">
            <text:p>1.153</text:p>
          </table:table-cell>
          <table:table-cell office:value-type="float" office:value="16">
            <text:p>16</text:p>
          </table:table-cell>
          <table:table-cell office:value-type="float" office:value="0.995">
            <text:p>0.995</text:p>
          </table:table-cell>
          <table:table-cell office:value-type="float" office:value="6">
            <text:p>6</text:p>
          </table:table-cell>
          <table:table-cell office:value-type="float" office:value="1.189">
            <text:p>1.189</text:p>
          </table:table-cell>
          <table:table-cell office:value-type="float" office:value="7.650000000000001">
            <text:p>7.650000000000001</text:p>
          </table:table-cell>
          <table:table-cell office:value-type="float" office:value="-0.2500000000000002">
            <text:p>-0.2500000000000002</text:p>
          </table:table-cell>
          <table:table-cell office:value-type="float" office:value="0.039432989690721655">
            <text:p>0.039432989690721655</text:p>
          </table:table-cell>
          <table:table-cell office:value-type="float" office:value="-0.001288659793814434">
            <text:p>-0.001288659793814434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9928">
            <text:p>9928</text:p>
          </table:table-cell>
          <table:table-cell office:value-type="float" office:value="2553">
            <text:p>2553</text:p>
          </table:table-cell>
          <table:table-cell office:value-type="string" office:string-value="GamerLegion">
            <text:p>GamerLegion</text:p>
          </table:table-cell>
          <table:table-cell office:value-type="string" office:string-value="snax">
            <text:p>snax</text:p>
          </table:table-cell>
          <table:table-cell office:value-type="float" office:value="175">
            <text:p>175</text:p>
          </table:table-cell>
          <table:table-cell office:value-type="float" office:value="0.895">
            <text:p>0.895</text:p>
          </table:table-cell>
          <table:table-cell office:value-type="float" office:value="6">
            <text:p>6</text:p>
          </table:table-cell>
          <table:table-cell office:value-type="float" office:value="0.933">
            <text:p>0.933</text:p>
          </table:table-cell>
          <table:table-cell office:value-type="float" office:value="3">
            <text:p>3</text:p>
          </table:table-cell>
          <table:table-cell office:value-type="float" office:value="1.023">
            <text:p>1.023</text:p>
          </table:table-cell>
          <table:table-cell office:value-type="float" office:value="-5.249999999999999">
            <text:p>-5.249999999999999</text:p>
          </table:table-cell>
          <table:table-cell office:value-type="float" office:value="-3.3499999999999974">
            <text:p>-3.3499999999999974</text:p>
          </table:table-cell>
          <table:table-cell office:value-type="float" office:value="-0.029999999999999995">
            <text:p>-0.029999999999999995</text:p>
          </table:table-cell>
          <table:table-cell office:value-type="float" office:value="-0.019142857142857128">
            <text:p>-0.019142857142857128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9928">
            <text:p>9928</text:p>
          </table:table-cell>
          <table:table-cell office:value-type="float" office:value="9278">
            <text:p>9278</text:p>
          </table:table-cell>
          <table:table-cell office:value-type="string" office:string-value="GamerLegion">
            <text:p>GamerLegion</text:p>
          </table:table-cell>
          <table:table-cell office:value-type="string" office:string-value="rez">
            <text:p>rez</text:p>
          </table:table-cell>
          <table:table-cell office:value-type="float" office:value="197">
            <text:p>197</text:p>
          </table:table-cell>
          <table:table-cell office:value-type="float" office:value="1.106">
            <text:p>1.106</text:p>
          </table:table-cell>
          <table:table-cell office:value-type="float" office:value="17">
            <text:p>17</text:p>
          </table:table-cell>
          <table:table-cell office:value-type="float" office:value="0.986">
            <text:p>0.986</text:p>
          </table:table-cell>
          <table:table-cell office:value-type="float" office:value="7">
            <text:p>7</text:p>
          </table:table-cell>
          <table:table-cell office:value-type="float" office:value="1.123">
            <text:p>1.123</text:p>
          </table:table-cell>
          <table:table-cell office:value-type="float" office:value="5.300000000000004">
            <text:p>5.300000000000004</text:p>
          </table:table-cell>
          <table:table-cell office:value-type="float" office:value="-0.7000000000000006">
            <text:p>-0.7000000000000006</text:p>
          </table:table-cell>
          <table:table-cell office:value-type="float" office:value="0.026903553299492407">
            <text:p>0.026903553299492407</text:p>
          </table:table-cell>
          <table:table-cell office:value-type="float" office:value="-0.00355329949238579">
            <text:p>-0.00355329949238579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9928">
            <text:p>9928</text:p>
          </table:table-cell>
          <table:table-cell office:value-type="float" office:value="20301">
            <text:p>20301</text:p>
          </table:table-cell>
          <table:table-cell office:value-type="string" office:string-value="GamerLegion">
            <text:p>GamerLegion</text:p>
          </table:table-cell>
          <table:table-cell office:value-type="string" office:string-value="tauson">
            <text:p>tauson</text:p>
          </table:table-cell>
          <table:table-cell office:value-type="float" office:value="201">
            <text:p>201</text:p>
          </table:table-cell>
          <table:table-cell office:value-type="float" office:value="1.067">
            <text:p>1.067</text:p>
          </table:table-cell>
          <table:table-cell office:value-type="float" office:value="17">
            <text:p>17</text:p>
          </table:table-cell>
          <table:table-cell office:value-type="float" office:value="0.914">
            <text:p>0.914</text:p>
          </table:table-cell>
          <table:table-cell office:value-type="float" office:value="7">
            <text:p>7</text:p>
          </table:table-cell>
          <table:table-cell office:value-type="float" office:value="1.062">
            <text:p>1.062</text:p>
          </table:table-cell>
          <table:table-cell office:value-type="float" office:value="3.3499999999999974">
            <text:p>3.3499999999999974</text:p>
          </table:table-cell>
          <table:table-cell office:value-type="float" office:value="-4.299999999999998">
            <text:p>-4.299999999999998</text:p>
          </table:table-cell>
          <table:table-cell office:value-type="float" office:value="0.016666666666666653">
            <text:p>0.016666666666666653</text:p>
          </table:table-cell>
          <table:table-cell office:value-type="float" office:value="-0.021393034825870638">
            <text:p>-0.021393034825870638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9928">
            <text:p>9928</text:p>
          </table:table-cell>
          <table:table-cell office:value-type="float" office:value="22279">
            <text:p>22279</text:p>
          </table:table-cell>
          <table:table-cell office:value-type="string" office:string-value="GamerLegion">
            <text:p>GamerLegion</text:p>
          </table:table-cell>
          <table:table-cell office:value-type="string" office:string-value="pr">
            <text:p>pr</text:p>
          </table:table-cell>
          <table:table-cell office:value-type="float" office:value="204">
            <text:p>204</text:p>
          </table:table-cell>
          <table:table-cell office:value-type="float" office:value="1.187">
            <text:p>1.187</text:p>
          </table:table-cell>
          <table:table-cell office:value-type="float" office:value="14">
            <text:p>14</text:p>
          </table:table-cell>
          <table:table-cell office:value-type="float" office:value="1.102">
            <text:p>1.102</text:p>
          </table:table-cell>
          <table:table-cell office:value-type="float" office:value="6">
            <text:p>6</text:p>
          </table:table-cell>
          <table:table-cell office:value-type="float" office:value="1.164">
            <text:p>1.164</text:p>
          </table:table-cell>
          <table:table-cell office:value-type="float" office:value="9.350000000000003">
            <text:p>9.350000000000003</text:p>
          </table:table-cell>
          <table:table-cell office:value-type="float" office:value="5.100000000000005">
            <text:p>5.100000000000005</text:p>
          </table:table-cell>
          <table:table-cell office:value-type="float" office:value="0.04583333333333335">
            <text:p>0.04583333333333335</text:p>
          </table:table-cell>
          <table:table-cell office:value-type="float" office:value="0.025000000000000026">
            <text:p>0.025000000000000026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9928">
            <text:p>9928</text:p>
          </table:table-cell>
          <table:table-cell office:value-type="float" office:value="23766">
            <text:p>23766</text:p>
          </table:table-cell>
          <table:table-cell office:value-type="string" office:string-value="GamerLegion">
            <text:p>GamerLegion</text:p>
          </table:table-cell>
          <table:table-cell office:value-type="string" office:string-value="hypex">
            <text:p>hypex</text:p>
          </table:table-cell>
          <table:table-cell office:value-type="float" office:value="184">
            <text:p>184</text:p>
          </table:table-cell>
          <table:table-cell office:value-type="float" office:value="0.966">
            <text:p>0.966</text:p>
          </table:table-cell>
          <table:table-cell office:value-type="float" office:value="17">
            <text:p>17</text:p>
          </table:table-cell>
          <table:table-cell office:value-type="float" office:value="0.891">
            <text:p>0.891</text:p>
          </table:table-cell>
          <table:table-cell office:value-type="float" office:value="7">
            <text:p>7</text:p>
          </table:table-cell>
          <table:table-cell office:value-type="float" office:value="1.05">
            <text:p>1.05</text:p>
          </table:table-cell>
          <table:table-cell office:value-type="float" office:value="-1.7000000000000015">
            <text:p>-1.7000000000000015</text:p>
          </table:table-cell>
          <table:table-cell office:value-type="float" office:value="-5.449999999999999">
            <text:p>-5.449999999999999</text:p>
          </table:table-cell>
          <table:table-cell office:value-type="float" office:value="-0.009239130434782616">
            <text:p>-0.009239130434782616</text:p>
          </table:table-cell>
          <table:table-cell office:value-type="float" office:value="-0.0296195652173913">
            <text:p>-0.0296195652173913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7175">
            <text:p>7175</text:p>
          </table:table-cell>
          <table:table-cell office:value-type="float" office:value="19187">
            <text:p>19187</text:p>
          </table:table-cell>
          <table:table-cell office:value-type="string" office:string-value="HEROIC">
            <text:p>HEROIC</text:p>
          </table:table-cell>
          <table:table-cell office:value-type="string" office:string-value="xfl0ud">
            <text:p>xfl0ud</text:p>
          </table:table-cell>
          <table:table-cell office:value-type="float" office:value="195">
            <text:p>195</text:p>
          </table:table-cell>
          <table:table-cell office:value-type="float" office:value="1.181">
            <text:p>1.181</text:p>
          </table:table-cell>
          <table:table-cell office:value-type="float" office:value="12">
            <text:p>12</text:p>
          </table:table-cell>
          <table:table-cell office:value-type="float" office:value="1.133">
            <text:p>1.133</text:p>
          </table:table-cell>
          <table:table-cell office:value-type="float" office:value="3">
            <text:p>3</text:p>
          </table:table-cell>
          <table:table-cell office:value-type="float" office:value="1.211">
            <text:p>1.211</text:p>
          </table:table-cell>
          <table:table-cell office:value-type="float" office:value="9.050000000000002">
            <text:p>9.050000000000002</text:p>
          </table:table-cell>
          <table:table-cell office:value-type="float" office:value="6.65">
            <text:p>6.65</text:p>
          </table:table-cell>
          <table:table-cell office:value-type="float" office:value="0.04641025641025642">
            <text:p>0.04641025641025642</text:p>
          </table:table-cell>
          <table:table-cell office:value-type="float" office:value="0.034102564102564105">
            <text:p>0.034102564102564105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7175">
            <text:p>7175</text:p>
          </table:table-cell>
          <table:table-cell office:value-type="float" office:value="20119">
            <text:p>20119</text:p>
          </table:table-cell>
          <table:table-cell office:value-type="string" office:string-value="HEROIC">
            <text:p>HEROIC</text:p>
          </table:table-cell>
          <table:table-cell office:value-type="string" office:string-value="nilo">
            <text:p>nilo</text:p>
          </table:table-cell>
          <table:table-cell office:value-type="float" office:value="192">
            <text:p>192</text:p>
          </table:table-cell>
          <table:table-cell office:value-type="float" office:value="1.176">
            <text:p>1.176</text:p>
          </table:table-cell>
          <table:table-cell office:value-type="float" office:value="12">
            <text:p>12</text:p>
          </table:table-cell>
          <table:table-cell office:value-type="float" office:value="1.37">
            <text:p>1.37</text:p>
          </table:table-cell>
          <table:table-cell office:value-type="float" office:value="3">
            <text:p>3</text:p>
          </table:table-cell>
          <table:table-cell office:value-type="float" office:value="1.225">
            <text:p>1.225</text:p>
          </table:table-cell>
          <table:table-cell office:value-type="float" office:value="8.799999999999997">
            <text:p>8.799999999999997</text:p>
          </table:table-cell>
          <table:table-cell office:value-type="float" office:value="18.500000000000007">
            <text:p>18.500000000000007</text:p>
          </table:table-cell>
          <table:table-cell office:value-type="float" office:value="0.045833333333333316">
            <text:p>0.045833333333333316</text:p>
          </table:table-cell>
          <table:table-cell office:value-type="float" office:value="0.0963541666666667">
            <text:p>0.0963541666666667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7175">
            <text:p>7175</text:p>
          </table:table-cell>
          <table:table-cell office:value-type="float" office:value="21163">
            <text:p>21163</text:p>
          </table:table-cell>
          <table:table-cell office:value-type="string" office:string-value="HEROIC">
            <text:p>HEROIC</text:p>
          </table:table-cell>
          <table:table-cell office:value-type="string" office:string-value="susp">
            <text:p>susp</text:p>
          </table:table-cell>
          <table:table-cell office:value-type="float" office:value="194">
            <text:p>194</text:p>
          </table:table-cell>
          <table:table-cell office:value-type="float" office:value="1.0">
            <text:p>1.0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1">
            <text:p>1</text:p>
          </table:table-cell>
          <table:table-cell office:value-type="float" office:value="1.031">
            <text:p>1.031</text:p>
          </table:table-cell>
          <table:table-cell office:value-type="float" office:value="0.0">
            <text:p/>
          </table:table-cell>
          <table:table-cell office:value-type="float" office:value="12.0">
            <text:p>12.0</text:p>
          </table:table-cell>
          <table:table-cell office:value-type="float" office:value="0.0">
            <text:p/>
          </table:table-cell>
          <table:table-cell office:value-type="float" office:value="0.061855670103092786">
            <text:p>0.061855670103092786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7175">
            <text:p>7175</text:p>
          </table:table-cell>
          <table:table-cell office:value-type="float" office:value="21983">
            <text:p>21983</text:p>
          </table:table-cell>
          <table:table-cell office:value-type="string" office:string-value="HEROIC">
            <text:p>HEROIC</text:p>
          </table:table-cell>
          <table:table-cell office:value-type="string" office:string-value="chr1zn">
            <text:p>chr1zn</text:p>
          </table:table-cell>
          <table:table-cell office:value-type="float" office:value="178">
            <text:p>178</text:p>
          </table:table-cell>
          <table:table-cell office:value-type="float" office:value="0.993">
            <text:p>0.993</text:p>
          </table:table-cell>
          <table:table-cell office:value-type="float" office:value="3">
            <text:p>3</text:p>
          </table:table-cell>
          <table:table-cell office:value-type="float" office:value="0.97">
            <text:p>0.97</text:p>
          </table:table-cell>
          <table:table-cell office:value-type="float" office:value="1">
            <text:p>1</text:p>
          </table:table-cell>
          <table:table-cell office:value-type="float" office:value="1.116">
            <text:p>1.116</text:p>
          </table:table-cell>
          <table:table-cell office:value-type="float" office:value="-0.3500000000000003">
            <text:p>-0.3500000000000003</text:p>
          </table:table-cell>
          <table:table-cell office:value-type="float" office:value="-1.5000000000000013">
            <text:p>-1.5000000000000013</text:p>
          </table:table-cell>
          <table:table-cell office:value-type="float" office:value="-0.0019662921348314625">
            <text:p>-0.0019662921348314625</text:p>
          </table:table-cell>
          <table:table-cell office:value-type="float" office:value="-0.008426966292134838">
            <text:p>-0.008426966292134838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7175">
            <text:p>7175</text:p>
          </table:table-cell>
          <table:table-cell office:value-type="float" office:value="23600">
            <text:p>23600</text:p>
          </table:table-cell>
          <table:table-cell office:value-type="string" office:string-value="HEROIC">
            <text:p>HEROIC</text:p>
          </table:table-cell>
          <table:table-cell office:value-type="string" office:string-value="alkaren">
            <text:p>alkaren</text:p>
          </table:table-cell>
          <table:table-cell office:value-type="float" office:value="191">
            <text:p>191</text:p>
          </table:table-cell>
          <table:table-cell office:value-type="float" office:value="1.122">
            <text:p>1.122</text:p>
          </table:table-cell>
          <table:table-cell office:value-type="float" office:value="9">
            <text:p>9</text:p>
          </table:table-cell>
          <table:table-cell office:value-type="float" office:value="1.085">
            <text:p>1.085</text:p>
          </table:table-cell>
          <table:table-cell office:value-type="float" office:value="2">
            <text:p>2</text:p>
          </table:table-cell>
          <table:table-cell office:value-type="float" office:value="1.175">
            <text:p>1.175</text:p>
          </table:table-cell>
          <table:table-cell office:value-type="float" office:value="6.100000000000005">
            <text:p>6.100000000000005</text:p>
          </table:table-cell>
          <table:table-cell office:value-type="float" office:value="4.249999999999998">
            <text:p>4.249999999999998</text:p>
          </table:table-cell>
          <table:table-cell office:value-type="float" office:value="0.031937172774869134">
            <text:p>0.031937172774869134</text:p>
          </table:table-cell>
          <table:table-cell office:value-type="float" office:value="0.022251308900523552">
            <text:p>0.022251308900523552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3286">
            <text:p>13286</text:p>
          </table:table-cell>
          <table:table-cell office:value-type="float" office:value="20584">
            <text:p>20584</text:p>
          </table:table-cell>
          <table:table-cell office:value-type="string" office:string-value="FUT">
            <text:p>FUT</text:p>
          </table:table-cell>
          <table:table-cell office:value-type="string" office:string-value="dem0n">
            <text:p>dem0n</text:p>
          </table:table-cell>
          <table:table-cell office:value-type="float" office:value="189">
            <text:p>189</text:p>
          </table:table-cell>
          <table:table-cell office:value-type="float" office:value="1.196">
            <text:p>1.196</text:p>
          </table:table-cell>
          <table:table-cell office:value-type="float" office:value="23">
            <text:p>23</text:p>
          </table:table-cell>
          <table:table-cell office:value-type="float" office:value="0.83">
            <text:p>0.83</text:p>
          </table:table-cell>
          <table:table-cell office:value-type="float" office:value="1">
            <text:p>1</text:p>
          </table:table-cell>
          <table:table-cell office:value-type="float" office:value="1.266">
            <text:p>1.266</text:p>
          </table:table-cell>
          <table:table-cell office:value-type="float" office:value="9.799999999999997">
            <text:p>9.799999999999997</text:p>
          </table:table-cell>
          <table:table-cell office:value-type="float" office:value="-8.500000000000002">
            <text:p>-8.500000000000002</text:p>
          </table:table-cell>
          <table:table-cell office:value-type="float" office:value="0.051851851851851836">
            <text:p>0.051851851851851836</text:p>
          </table:table-cell>
          <table:table-cell office:value-type="float" office:value="-0.044973544973544985">
            <text:p>-0.044973544973544985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3286">
            <text:p>13286</text:p>
          </table:table-cell>
          <table:table-cell office:value-type="float" office:value="20761">
            <text:p>20761</text:p>
          </table:table-cell>
          <table:table-cell office:value-type="string" office:string-value="FUT">
            <text:p>FUT</text:p>
          </table:table-cell>
          <table:table-cell office:value-type="string" office:string-value="launx">
            <text:p>launx</text:p>
          </table:table-cell>
          <table:table-cell office:value-type="float" office:value="187">
            <text:p>187</text:p>
          </table:table-cell>
          <table:table-cell office:value-type="float" office:value="1.16">
            <text:p>1.16</text:p>
          </table:table-cell>
          <table:table-cell office:value-type="float" office:value="23">
            <text:p>23</text:p>
          </table:table-cell>
          <table:table-cell office:value-type="float" office:value="1.12">
            <text:p>1.12</text:p>
          </table:table-cell>
          <table:table-cell office:value-type="float" office:value="1">
            <text:p>1</text:p>
          </table:table-cell>
          <table:table-cell office:value-type="float" office:value="1.241">
            <text:p>1.241</text:p>
          </table:table-cell>
          <table:table-cell office:value-type="float" office:value="7.9999999999999964">
            <text:p>7.9999999999999964</text:p>
          </table:table-cell>
          <table:table-cell office:value-type="float" office:value="6.000000000000005">
            <text:p>6.000000000000005</text:p>
          </table:table-cell>
          <table:table-cell office:value-type="float" office:value="0.04278074866310159">
            <text:p>0.04278074866310159</text:p>
          </table:table-cell>
          <table:table-cell office:value-type="float" office:value="0.032085561497326234">
            <text:p>0.032085561497326234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3286">
            <text:p>13286</text:p>
          </table:table-cell>
          <table:table-cell office:value-type="float" office:value="22203">
            <text:p>22203</text:p>
          </table:table-cell>
          <table:table-cell office:value-type="string" office:string-value="FUT">
            <text:p>FUT</text:p>
          </table:table-cell>
          <table:table-cell office:value-type="string" office:string-value="krabeni">
            <text:p>krabeni</text:p>
          </table:table-cell>
          <table:table-cell office:value-type="float" office:value="182">
            <text:p>182</text:p>
          </table:table-cell>
          <table:table-cell office:value-type="float" office:value="1.116">
            <text:p>1.116</text:p>
          </table:table-cell>
          <table:table-cell office:value-type="float" office:value="23">
            <text:p>23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office:value-type="float" office:value="1.226">
            <text:p>1.226</text:p>
          </table:table-cell>
          <table:table-cell office:value-type="float" office:value="5.800000000000005">
            <text:p>5.800000000000005</text:p>
          </table:table-cell>
          <table:table-cell office:value-type="float" office:value="12.5">
            <text:p>12.5</text:p>
          </table:table-cell>
          <table:table-cell office:value-type="float" office:value="0.031868131868131894">
            <text:p>0.031868131868131894</text:p>
          </table:table-cell>
          <table:table-cell office:value-type="float" office:value="0.06868131868131869">
            <text:p>0.06868131868131869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3286">
            <text:p>13286</text:p>
          </table:table-cell>
          <table:table-cell office:value-type="float" office:value="22674">
            <text:p>22674</text:p>
          </table:table-cell>
          <table:table-cell office:value-type="string" office:string-value="FUT">
            <text:p>FUT</text:p>
          </table:table-cell>
          <table:table-cell office:value-type="string" office:string-value="cmtry">
            <text:p>cmtry</text:p>
          </table:table-cell>
          <table:table-cell office:value-type="float" office:value="180">
            <text:p>180</text:p>
          </table:table-cell>
          <table:table-cell office:value-type="float" office:value="1.087">
            <text:p>1.087</text:p>
          </table:table-cell>
          <table:table-cell office:value-type="float" office:value="23">
            <text:p>23</text:p>
          </table:table-cell>
          <table:table-cell office:value-type="float" office:value="1.68">
            <text:p>1.68</text:p>
          </table:table-cell>
          <table:table-cell office:value-type="float" office:value="1">
            <text:p>1</text:p>
          </table:table-cell>
          <table:table-cell office:value-type="float" office:value="1.208">
            <text:p>1.208</text:p>
          </table:table-cell>
          <table:table-cell office:value-type="float" office:value="4.349999999999998">
            <text:p>4.349999999999998</text:p>
          </table:table-cell>
          <table:table-cell office:value-type="float" office:value="34.0">
            <text:p>34.0</text:p>
          </table:table-cell>
          <table:table-cell office:value-type="float" office:value="0.024166666666666656">
            <text:p>0.024166666666666656</text:p>
          </table:table-cell>
          <table:table-cell office:value-type="float" office:value="0.18888888888888888">
            <text:p>0.18888888888888888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3286">
            <text:p>13286</text:p>
          </table:table-cell>
          <table:table-cell office:value-type="float" office:value="23553">
            <text:p>23553</text:p>
          </table:table-cell>
          <table:table-cell office:value-type="string" office:string-value="FUT">
            <text:p>FUT</text:p>
          </table:table-cell>
          <table:table-cell office:value-type="string" office:string-value="dziugss">
            <text:p>dziugss</text:p>
          </table:table-cell>
          <table:table-cell office:value-type="float" office:value="194">
            <text:p>194</text:p>
          </table:table-cell>
          <table:table-cell office:value-type="float" office:value="1.269">
            <text:p>1.269</text:p>
          </table:table-cell>
          <table:table-cell office:value-type="float" office:value="23">
            <text:p>23</text:p>
          </table:table-cell>
          <table:table-cell office:value-type="float" office:value="1.23">
            <text:p>1.23</text:p>
          </table:table-cell>
          <table:table-cell office:value-type="float" office:value="1">
            <text:p>1</text:p>
          </table:table-cell>
          <table:table-cell office:value-type="float" office:value="1.308">
            <text:p>1.308</text:p>
          </table:table-cell>
          <table:table-cell office:value-type="float" office:value="13.449999999999996">
            <text:p>13.449999999999996</text:p>
          </table:table-cell>
          <table:table-cell office:value-type="float" office:value="11.5">
            <text:p>11.5</text:p>
          </table:table-cell>
          <table:table-cell office:value-type="float" office:value="0.06932989690721647">
            <text:p>0.06932989690721647</text:p>
          </table:table-cell>
          <table:table-cell office:value-type="float" office:value="0.059278350515463915">
            <text:p>0.059278350515463915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411">
            <text:p>4411</text:p>
          </table:table-cell>
          <table:table-cell office:value-type="float" office:value="922">
            <text:p>922</text:p>
          </table:table-cell>
          <table:table-cell office:value-type="string" office:string-value="Ninjas in Pyjamas">
            <text:p>Ninjas in Pyjamas</text:p>
          </table:table-cell>
          <table:table-cell office:value-type="string" office:string-value="snappi">
            <text:p>snappi</text:p>
          </table:table-cell>
          <table:table-cell office:value-type="float" office:value="170">
            <text:p>170</text:p>
          </table:table-cell>
          <table:table-cell office:value-type="float" office:value="1.021">
            <text:p>1.021</text:p>
          </table:table-cell>
          <table:table-cell office:value-type="float" office:value="16">
            <text:p>16</text:p>
          </table:table-cell>
          <table:table-cell office:value-type="float" office:value="0.82">
            <text:p>0.82</text:p>
          </table:table-cell>
          <table:table-cell office:value-type="float" office:value="5">
            <text:p>5</text:p>
          </table:table-cell>
          <table:table-cell office:value-type="float" office:value="1.201">
            <text:p>1.201</text:p>
          </table:table-cell>
          <table:table-cell office:value-type="float" office:value="1.0499999999999954">
            <text:p>1.0499999999999954</text:p>
          </table:table-cell>
          <table:table-cell office:value-type="float" office:value="-9.000000000000002">
            <text:p>-9.000000000000002</text:p>
          </table:table-cell>
          <table:table-cell office:value-type="float" office:value="0.006176470588235267">
            <text:p>0.006176470588235267</text:p>
          </table:table-cell>
          <table:table-cell office:value-type="float" office:value="-0.05294117647058825">
            <text:p>-0.05294117647058825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411">
            <text:p>4411</text:p>
          </table:table-cell>
          <table:table-cell office:value-type="float" office:value="14148">
            <text:p>14148</text:p>
          </table:table-cell>
          <table:table-cell office:value-type="string" office:string-value="Ninjas in Pyjamas">
            <text:p>Ninjas in Pyjamas</text:p>
          </table:table-cell>
          <table:table-cell office:value-type="string" office:string-value="sjuush">
            <text:p>sjuush</text:p>
          </table:table-cell>
          <table:table-cell office:value-type="float" office:value="181">
            <text:p>181</text:p>
          </table:table-cell>
          <table:table-cell office:value-type="float" office:value="1.166">
            <text:p>1.166</text:p>
          </table:table-cell>
          <table:table-cell office:value-type="float" office:value="16">
            <text:p>16</text:p>
          </table:table-cell>
          <table:table-cell office:value-type="float" office:value="0.98">
            <text:p>0.98</text:p>
          </table:table-cell>
          <table:table-cell office:value-type="float" office:value="5">
            <text:p>5</text:p>
          </table:table-cell>
          <table:table-cell office:value-type="float" office:value="1.288">
            <text:p>1.288</text:p>
          </table:table-cell>
          <table:table-cell office:value-type="float" office:value="8.299999999999997">
            <text:p>8.299999999999997</text:p>
          </table:table-cell>
          <table:table-cell office:value-type="float" office:value="-1.0000000000000009">
            <text:p>-1.0000000000000009</text:p>
          </table:table-cell>
          <table:table-cell office:value-type="float" office:value="0.04585635359116021">
            <text:p>0.04585635359116021</text:p>
          </table:table-cell>
          <table:table-cell office:value-type="float" office:value="-0.005524861878453044">
            <text:p>-0.005524861878453044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411">
            <text:p>4411</text:p>
          </table:table-cell>
          <table:table-cell office:value-type="float" office:value="20425">
            <text:p>20425</text:p>
          </table:table-cell>
          <table:table-cell office:value-type="string" office:string-value="Ninjas in Pyjamas">
            <text:p>Ninjas in Pyjamas</text:p>
          </table:table-cell>
          <table:table-cell office:value-type="string" office:string-value="r1nkle">
            <text:p>r1nkle</text:p>
          </table:table-cell>
          <table:table-cell office:value-type="float" office:value="182">
            <text:p>182</text:p>
          </table:table-cell>
          <table:table-cell office:value-type="float" office:value="1.154">
            <text:p>1.154</text:p>
          </table:table-cell>
          <table:table-cell office:value-type="float" office:value="16">
            <text:p>16</text:p>
          </table:table-cell>
          <table:table-cell office:value-type="float" office:value="1.088">
            <text:p>1.088</text:p>
          </table:table-cell>
          <table:table-cell office:value-type="float" office:value="5">
            <text:p>5</text:p>
          </table:table-cell>
          <table:table-cell office:value-type="float" office:value="1.268">
            <text:p>1.268</text:p>
          </table:table-cell>
          <table:table-cell office:value-type="float" office:value="7.699999999999996">
            <text:p>7.699999999999996</text:p>
          </table:table-cell>
          <table:table-cell office:value-type="float" office:value="4.400000000000004">
            <text:p>4.400000000000004</text:p>
          </table:table-cell>
          <table:table-cell office:value-type="float" office:value="0.04230769230769228">
            <text:p>0.04230769230769228</text:p>
          </table:table-cell>
          <table:table-cell office:value-type="float" office:value="0.024175824175824197">
            <text:p>0.024175824175824197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411">
            <text:p>4411</text:p>
          </table:table-cell>
          <table:table-cell office:value-type="float" office:value="23372">
            <text:p>23372</text:p>
          </table:table-cell>
          <table:table-cell office:value-type="string" office:string-value="Ninjas in Pyjamas">
            <text:p>Ninjas in Pyjamas</text:p>
          </table:table-cell>
          <table:table-cell office:value-type="string" office:string-value="xkacpersky">
            <text:p>xkacpersky</text:p>
          </table:table-cell>
          <table:table-cell office:value-type="float" office:value="194">
            <text:p>194</text:p>
          </table:table-cell>
          <table:table-cell office:value-type="float" office:value="1.284">
            <text:p>1.284</text:p>
          </table:table-cell>
          <table:table-cell office:value-type="float" office:value="16">
            <text:p>16</text:p>
          </table:table-cell>
          <table:table-cell office:value-type="float" office:value="1.07">
            <text:p>1.07</text:p>
          </table:table-cell>
          <table:table-cell office:value-type="float" office:value="5">
            <text:p>5</text:p>
          </table:table-cell>
          <table:table-cell office:value-type="float" office:value="1.324">
            <text:p>1.324</text:p>
          </table:table-cell>
          <table:table-cell office:value-type="float" office:value="14.200000000000001">
            <text:p>14.200000000000001</text:p>
          </table:table-cell>
          <table:table-cell office:value-type="float" office:value="3.500000000000003">
            <text:p>3.500000000000003</text:p>
          </table:table-cell>
          <table:table-cell office:value-type="float" office:value="0.0731958762886598">
            <text:p>0.0731958762886598</text:p>
          </table:table-cell>
          <table:table-cell office:value-type="float" office:value="0.018041237113402078">
            <text:p>0.018041237113402078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411">
            <text:p>4411</text:p>
          </table:table-cell>
          <table:table-cell office:value-type="float" office:value="24283">
            <text:p>24283</text:p>
          </table:table-cell>
          <table:table-cell office:value-type="string" office:string-value="Ninjas in Pyjamas">
            <text:p>Ninjas in Pyjamas</text:p>
          </table:table-cell>
          <table:table-cell office:value-type="string" office:string-value="cairne">
            <text:p>cairne</text:p>
          </table:table-cell>
          <table:table-cell office:value-type="float" office:value="195">
            <text:p>195</text:p>
          </table:table-cell>
          <table:table-cell office:value-type="float" office:value="1.277">
            <text:p>1.277</text:p>
          </table:table-cell>
          <table:table-cell office:value-type="float" office:value="11">
            <text:p>11</text:p>
          </table:table-cell>
          <table:table-cell office:value-type="float" office:value="1.05">
            <text:p>1.05</text:p>
          </table:table-cell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office:value-type="float" office:value="13.849999999999996">
            <text:p>13.849999999999996</text:p>
          </table:table-cell>
          <table:table-cell office:value-type="float" office:value="2.500000000000002">
            <text:p>2.500000000000002</text:p>
          </table:table-cell>
          <table:table-cell office:value-type="float" office:value="0.071025641025641">
            <text:p>0.071025641025641</text:p>
          </table:table-cell>
          <table:table-cell office:value-type="float" office:value="0.012820512820512832">
            <text:p>0.012820512820512832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6673">
            <text:p>6673</text:p>
          </table:table-cell>
          <table:table-cell office:value-type="float" office:value="7687">
            <text:p>7687</text:p>
          </table:table-cell>
          <table:table-cell office:value-type="string" office:string-value="NRG">
            <text:p>NRG</text:p>
          </table:table-cell>
          <table:table-cell office:value-type="string" office:string-value="nitr0">
            <text:p>nitr0</text:p>
          </table:table-cell>
          <table:table-cell office:value-type="float" office:value="173">
            <text:p>173</text:p>
          </table:table-cell>
          <table:table-cell office:value-type="float" office:value="1.015">
            <text:p>1.015</text:p>
          </table:table-cell>
          <table:table-cell office:value-type="float" office:value="13">
            <text:p>13</text:p>
          </table:table-cell>
          <table:table-cell office:value-type="float" office:value="1.11">
            <text:p>1.11</text:p>
          </table:table-cell>
          <table:table-cell office:value-type="float" office:value="1">
            <text:p>1</text:p>
          </table:table-cell>
          <table:table-cell office:value-type="float" office:value="1.173">
            <text:p>1.173</text:p>
          </table:table-cell>
          <table:table-cell office:value-type="float" office:value="0.7499999999999951">
            <text:p>0.7499999999999951</text:p>
          </table:table-cell>
          <table:table-cell office:value-type="float" office:value="5.500000000000005">
            <text:p>5.500000000000005</text:p>
          </table:table-cell>
          <table:table-cell office:value-type="float" office:value="0.004335260115606908">
            <text:p>0.004335260115606908</text:p>
          </table:table-cell>
          <table:table-cell office:value-type="float" office:value="0.0317919075144509">
            <text:p>0.0317919075144509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6673">
            <text:p>6673</text:p>
          </table:table-cell>
          <table:table-cell office:value-type="float" office:value="8711">
            <text:p>8711</text:p>
          </table:table-cell>
          <table:table-cell office:value-type="string" office:string-value="NRG">
            <text:p>NRG</text:p>
          </table:table-cell>
          <table:table-cell office:value-type="string" office:string-value="sonic">
            <text:p>sonic</text:p>
          </table:table-cell>
          <table:table-cell office:value-type="float" office:value="184">
            <text:p>184</text:p>
          </table:table-cell>
          <table:table-cell office:value-type="float" office:value="1.148">
            <text:p>1.148</text:p>
          </table:table-cell>
          <table:table-cell office:value-type="float" office:value="18">
            <text:p>18</text:p>
          </table:table-cell>
          <table:table-cell office:value-type="float" office:value="1.29">
            <text:p>1.29</text:p>
          </table:table-cell>
          <table:table-cell office:value-type="float" office:value="2">
            <text:p>2</text:p>
          </table:table-cell>
          <table:table-cell office:value-type="float" office:value="1.248">
            <text:p>1.248</text:p>
          </table:table-cell>
          <table:table-cell office:value-type="float" office:value="7.399999999999995">
            <text:p>7.399999999999995</text:p>
          </table:table-cell>
          <table:table-cell office:value-type="float" office:value="14.500000000000002">
            <text:p>14.500000000000002</text:p>
          </table:table-cell>
          <table:table-cell office:value-type="float" office:value="0.0402173913043478">
            <text:p>0.0402173913043478</text:p>
          </table:table-cell>
          <table:table-cell office:value-type="float" office:value="0.07880434782608696">
            <text:p>0.07880434782608696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6673">
            <text:p>6673</text:p>
          </table:table-cell>
          <table:table-cell office:value-type="float" office:value="13249">
            <text:p>13249</text:p>
          </table:table-cell>
          <table:table-cell office:value-type="string" office:string-value="NRG">
            <text:p>NRG</text:p>
          </table:table-cell>
          <table:table-cell office:value-type="string" office:string-value="osee">
            <text:p>osee</text:p>
          </table:table-cell>
          <table:table-cell office:value-type="float" office:value="188">
            <text:p>188</text:p>
          </table:table-cell>
          <table:table-cell office:value-type="float" office:value="1.128">
            <text:p>1.128</text:p>
          </table:table-cell>
          <table:table-cell office:value-type="float" office:value="8">
            <text:p>8</text:p>
          </table:table-cell>
          <table:table-cell office:value-type="float" office:value="1.03">
            <text:p>1.03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6.399999999999995">
            <text:p>6.399999999999995</text:p>
          </table:table-cell>
          <table:table-cell office:value-type="float" office:value="1.5000000000000013">
            <text:p>1.5000000000000013</text:p>
          </table:table-cell>
          <table:table-cell office:value-type="float" office:value="0.034042553191489335">
            <text:p>0.034042553191489335</text:p>
          </table:table-cell>
          <table:table-cell office:value-type="float" office:value="0.007978723404255325">
            <text:p>0.007978723404255325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6673">
            <text:p>6673</text:p>
          </table:table-cell>
          <table:table-cell office:value-type="float" office:value="16717">
            <text:p>16717</text:p>
          </table:table-cell>
          <table:table-cell office:value-type="string" office:string-value="NRG">
            <text:p>NRG</text:p>
          </table:table-cell>
          <table:table-cell office:value-type="string" office:string-value="br0">
            <text:p>br0</text:p>
          </table:table-cell>
          <table:table-cell office:value-type="float" office:value="183">
            <text:p>183</text:p>
          </table:table-cell>
          <table:table-cell office:value-type="float" office:value="1.18">
            <text:p>1.18</text:p>
          </table:table-cell>
          <table:table-cell office:value-type="float" office:value="18">
            <text:p>18</text:p>
          </table:table-cell>
          <table:table-cell office:value-type="float" office:value="1.275">
            <text:p>1.275</text:p>
          </table:table-cell>
          <table:table-cell office:value-type="float" office:value="2">
            <text:p>2</text:p>
          </table:table-cell>
          <table:table-cell office:value-type="float" office:value="1.29">
            <text:p>1.29</text:p>
          </table:table-cell>
          <table:table-cell office:value-type="float" office:value="8.999999999999996">
            <text:p>8.999999999999996</text:p>
          </table:table-cell>
          <table:table-cell office:value-type="float" office:value="13.749999999999996">
            <text:p>13.749999999999996</text:p>
          </table:table-cell>
          <table:table-cell office:value-type="float" office:value="0.04918032786885244">
            <text:p>0.04918032786885244</text:p>
          </table:table-cell>
          <table:table-cell office:value-type="float" office:value="0.07513661202185791">
            <text:p>0.07513661202185791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6673">
            <text:p>6673</text:p>
          </table:table-cell>
          <table:table-cell office:value-type="float" office:value="20333">
            <text:p>20333</text:p>
          </table:table-cell>
          <table:table-cell office:value-type="string" office:string-value="NRG">
            <text:p>NRG</text:p>
          </table:table-cell>
          <table:table-cell office:value-type="string" office:string-value="jeorge">
            <text:p>jeorge</text:p>
          </table:table-cell>
          <table:table-cell office:value-type="float" office:value="178">
            <text:p>178</text:p>
          </table:table-cell>
          <table:table-cell office:value-type="float" office:value="1.099">
            <text:p>1.099</text:p>
          </table:table-cell>
          <table:table-cell office:value-type="float" office:value="18">
            <text:p>18</text:p>
          </table:table-cell>
          <table:table-cell office:value-type="float" office:value="1.465">
            <text:p>1.465</text:p>
          </table:table-cell>
          <table:table-cell office:value-type="float" office:value="2">
            <text:p>2</text:p>
          </table:table-cell>
          <table:table-cell office:value-type="float" office:value="1.235">
            <text:p>1.235</text:p>
          </table:table-cell>
          <table:table-cell office:value-type="float" office:value="4.949999999999999">
            <text:p>4.949999999999999</text:p>
          </table:table-cell>
          <table:table-cell office:value-type="float" office:value="23.250000000000004">
            <text:p>23.250000000000004</text:p>
          </table:table-cell>
          <table:table-cell office:value-type="float" office:value="0.027808988764044938">
            <text:p>0.027808988764044938</text:p>
          </table:table-cell>
          <table:table-cell office:value-type="float" office:value="0.1306179775280899">
            <text:p>0.1306179775280899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878">
            <text:p>12878</text:p>
          </table:table-cell>
          <table:table-cell office:value-type="float" office:value="630">
            <text:p>630</text:p>
          </table:table-cell>
          <table:table-cell office:value-type="string" office:string-value="BC.Game">
            <text:p>BC.Game</text:p>
          </table:table-cell>
          <table:table-cell office:value-type="string" office:string-value="mutiris">
            <text:p>mutiris</text:p>
          </table:table-cell>
          <table:table-cell office:value-type="float" office:value="178">
            <text:p>178</text:p>
          </table:table-cell>
          <table:table-cell office:value-type="float" office:value="1.032">
            <text:p>1.032</text:p>
          </table:table-cell>
          <table:table-cell office:value-type="float" office:value="18">
            <text:p>18</text:p>
          </table:table-cell>
          <table:table-cell office:value-type="float" office:value="0.919">
            <text:p>0.919</text:p>
          </table:table-cell>
          <table:table-cell office:value-type="float" office:value="8">
            <text:p>8</text:p>
          </table:table-cell>
          <table:table-cell office:value-type="float" office:value="1.16">
            <text:p>1.16</text:p>
          </table:table-cell>
          <table:table-cell office:value-type="float" office:value="1.6000000000000014">
            <text:p>1.6000000000000014</text:p>
          </table:table-cell>
          <table:table-cell office:value-type="float" office:value="-4.049999999999998">
            <text:p>-4.049999999999998</text:p>
          </table:table-cell>
          <table:table-cell office:value-type="float" office:value="0.008988764044943828">
            <text:p>0.008988764044943828</text:p>
          </table:table-cell>
          <table:table-cell office:value-type="float" office:value="-0.022752808988764035">
            <text:p>-0.022752808988764035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878">
            <text:p>12878</text:p>
          </table:table-cell>
          <table:table-cell office:value-type="float" office:value="7998">
            <text:p>7998</text:p>
          </table:table-cell>
          <table:table-cell office:value-type="string" office:string-value="BC.Game">
            <text:p>BC.Game</text:p>
          </table:table-cell>
          <table:table-cell office:value-type="string" office:string-value="s1mple">
            <text:p>s1mple</text:p>
          </table:table-cell>
          <table:table-cell office:value-type="float" office:value="195">
            <text:p>195</text:p>
          </table:table-cell>
          <table:table-cell office:value-type="float" office:value="1.105">
            <text:p>1.105</text:p>
          </table:table-cell>
          <table:table-cell office:value-type="float" office:value="10">
            <text:p>10</text:p>
          </table:table-cell>
          <table:table-cell office:value-type="float" office:value="1.03">
            <text:p>1.03</text:p>
          </table:table-cell>
          <table:table-cell office:value-type="float" office:value="1">
            <text:p>1</text:p>
          </table:table-cell>
          <table:table-cell office:value-type="float" office:value="1.133">
            <text:p>1.133</text:p>
          </table:table-cell>
          <table:table-cell office:value-type="float" office:value="5.249999999999999">
            <text:p>5.249999999999999</text:p>
          </table:table-cell>
          <table:table-cell office:value-type="float" office:value="1.5000000000000013">
            <text:p>1.5000000000000013</text:p>
          </table:table-cell>
          <table:table-cell office:value-type="float" office:value="0.026923076923076918">
            <text:p>0.026923076923076918</text:p>
          </table:table-cell>
          <table:table-cell office:value-type="float" office:value="0.007692307692307699">
            <text:p>0.007692307692307699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878">
            <text:p>12878</text:p>
          </table:table-cell>
          <table:table-cell office:value-type="float" office:value="8918">
            <text:p>8918</text:p>
          </table:table-cell>
          <table:table-cell office:value-type="string" office:string-value="BC.Game">
            <text:p>BC.Game</text:p>
          </table:table-cell>
          <table:table-cell office:value-type="string" office:string-value="electronic">
            <text:p>electronic</text:p>
          </table:table-cell>
          <table:table-cell office:value-type="float" office:value="180">
            <text:p>180</text:p>
          </table:table-cell>
          <table:table-cell office:value-type="float" office:value="1.081">
            <text:p>1.081</text:p>
          </table:table-cell>
          <table:table-cell office:value-type="float" office:value="10">
            <text:p>10</text:p>
          </table:table-cell>
          <table:table-cell office:value-type="float" office:value="0.96">
            <text:p>0.96</text:p>
          </table:table-cell>
          <table:table-cell office:value-type="float" office:value="1">
            <text:p>1</text:p>
          </table:table-cell>
          <table:table-cell office:value-type="float" office:value="1.201">
            <text:p>1.201</text:p>
          </table:table-cell>
          <table:table-cell office:value-type="float" office:value="4.049999999999998">
            <text:p>4.049999999999998</text:p>
          </table:table-cell>
          <table:table-cell office:value-type="float" office:value="-2.0000000000000018">
            <text:p>-2.0000000000000018</text:p>
          </table:table-cell>
          <table:table-cell office:value-type="float" office:value="0.02249999999999999">
            <text:p>0.02249999999999999</text:p>
          </table:table-cell>
          <table:table-cell office:value-type="float" office:value="-0.01111111111111112">
            <text:p>-0.01111111111111112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878">
            <text:p>12878</text:p>
          </table:table-cell>
          <table:table-cell office:value-type="float" office:value="22807">
            <text:p>22807</text:p>
          </table:table-cell>
          <table:table-cell office:value-type="string" office:string-value="BC.Game">
            <text:p>BC.Game</text:p>
          </table:table-cell>
          <table:table-cell office:value-type="string" office:string-value="aragornn">
            <text:p>aragornn</text:p>
          </table:table-cell>
          <table:table-cell office:value-type="float" office:value="186">
            <text:p>186</text:p>
          </table:table-cell>
          <table:table-cell office:value-type="float" office:value="1.096">
            <text:p>1.096</text:p>
          </table:table-cell>
          <table:table-cell office:value-type="float" office:value="18">
            <text:p>18</text:p>
          </table:table-cell>
          <table:table-cell office:value-type="float" office:value="1.094">
            <text:p>1.094</text:p>
          </table:table-cell>
          <table:table-cell office:value-type="float" office:value="8">
            <text:p>8</text:p>
          </table:table-cell>
          <table:table-cell office:value-type="float" office:value="1.178">
            <text:p>1.178</text:p>
          </table:table-cell>
          <table:table-cell office:value-type="float" office:value="4.800000000000004">
            <text:p>4.800000000000004</text:p>
          </table:table-cell>
          <table:table-cell office:value-type="float" office:value="4.700000000000005">
            <text:p>4.700000000000005</text:p>
          </table:table-cell>
          <table:table-cell office:value-type="float" office:value="0.02580645161290325">
            <text:p>0.02580645161290325</text:p>
          </table:table-cell>
          <table:table-cell office:value-type="float" office:value="0.0252688172043011">
            <text:p>0.0252688172043011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878">
            <text:p>12878</text:p>
          </table:table-cell>
          <table:table-cell office:value-type="float" office:value="23140">
            <text:p>23140</text:p>
          </table:table-cell>
          <table:table-cell office:value-type="string" office:string-value="BC.Game">
            <text:p>BC.Game</text:p>
          </table:table-cell>
          <table:table-cell office:value-type="string" office:string-value="krazy">
            <text:p>krazy</text:p>
          </table:table-cell>
          <table:table-cell office:value-type="float" office:value="180">
            <text:p>180</text:p>
          </table:table-cell>
          <table:table-cell office:value-type="float" office:value="1.01">
            <text:p>1.01</text:p>
          </table:table-cell>
          <table:table-cell office:value-type="float" office:value="18">
            <text:p>18</text:p>
          </table:table-cell>
          <table:table-cell office:value-type="float" office:value="0.935">
            <text:p>0.935</text:p>
          </table:table-cell>
          <table:table-cell office:value-type="float" office:value="8">
            <text:p>8</text:p>
          </table:table-cell>
          <table:table-cell office:value-type="float" office:value="1.122">
            <text:p>1.122</text:p>
          </table:table-cell>
          <table:table-cell office:value-type="float" office:value="0.5000000000000004">
            <text:p>0.5000000000000004</text:p>
          </table:table-cell>
          <table:table-cell office:value-type="float" office:value="-3.2499999999999973">
            <text:p>-3.2499999999999973</text:p>
          </table:table-cell>
          <table:table-cell office:value-type="float" office:value="0.00277777777777778">
            <text:p>0.00277777777777778</text:p>
          </table:table-cell>
          <table:table-cell office:value-type="float" office:value="-0.01805555555555554">
            <text:p>-0.01805555555555554</text:p>
          </table:table-cell>
        </table:table-row>
      </table:table>
      <table:table table:name="h2h_teams">
        <table:table-row>
          <table:table-cell table:style-name="pd1" office:value-type="string" office:string-value="Team \ Opponent">
            <text:p>Team \ Opponent</text:p>
          </table:table-cell>
          <table:table-cell table:style-name="pd1" office:value-type="string" office:string-value="G2">
            <text:p>G2</text:p>
          </table:table-cell>
          <table:table-cell table:style-name="pd1" office:value-type="string" office:string-value="Aurora">
            <text:p>Aurora</text:p>
          </table:table-cell>
          <table:table-cell table:style-name="pd1" office:value-type="string" office:string-value="Liquid">
            <text:p>Liquid</text:p>
          </table:table-cell>
          <table:table-cell table:style-name="pd1" office:value-type="string" office:string-value="3DMAX">
            <text:p>3DMAX</text:p>
          </table:table-cell>
          <table:table-cell table:style-name="pd1" office:value-type="string" office:string-value="Astralis">
            <text:p>Astralis</text:p>
          </table:table-cell>
          <table:table-cell table:style-name="pd1" office:value-type="string" office:string-value="paiN">
            <text:p>paiN</text:p>
          </table:table-cell>
          <table:table-cell table:style-name="pd1" office:value-type="string" office:string-value="Passion UA">
            <text:p>Passion UA</text:p>
          </table:table-cell>
          <table:table-cell table:style-name="pd1" office:value-type="string" office:string-value="B8">
            <text:p>B8</text:p>
          </table:table-cell>
          <table:table-cell table:style-name="pd1" office:value-type="string" office:string-value="PARIVISION">
            <text:p>PARIVISION</text:p>
          </table:table-cell>
          <table:table-cell table:style-name="pd1" office:value-type="string" office:string-value="Legacy">
            <text:p>Legacy</text:p>
          </table:table-cell>
          <table:table-cell table:style-name="pd1" office:value-type="string" office:string-value="GamerLegion">
            <text:p>GamerLegion</text:p>
          </table:table-cell>
          <table:table-cell table:style-name="pd1" office:value-type="string" office:string-value="HEROIC">
            <text:p>HEROIC</text:p>
          </table:table-cell>
          <table:table-cell table:style-name="pd1" office:value-type="string" office:string-value="FUT">
            <text:p>FUT</text:p>
          </table:table-cell>
          <table:table-cell table:style-name="pd1" office:value-type="string" office:string-value="Ninjas in Pyjamas">
            <text:p>Ninjas in Pyjamas</text:p>
          </table:table-cell>
          <table:table-cell table:style-name="pd1" office:value-type="string" office:string-value="NRG">
            <text:p>NRG</text:p>
          </table:table-cell>
          <table:table-cell table:style-name="pd1" office:value-type="string" office:string-value="BC.Game">
            <text:p>BC.Game</text:p>
          </table:table-cell>
        </table:table-row>
        <table:table-row>
          <table:table-cell office:value-type="string" office:string-value="G2">
            <text:p>G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urora">
            <text:p>Auror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50.0 (2)">
            <text:p>50.0 (2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0.0 (1)">
            <text:p>0.0 (1)</text:p>
          </table:table-cell>
          <table:table-cell office:value-type="string" office:string-value="100.0 (1)">
            <text:p>100.0 (1)</text:p>
          </table:table-cell>
          <table:table-cell office:value-type="string" office:string-value="50.0 (2)">
            <text:p>50.0 (2)</text:p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quid">
            <text:p>Liquid</text:p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0.0 (1)">
            <text:p>0.0 (1)</text:p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DMAX">
            <text:p>3DMAX</text:p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0.0 (1)">
            <text:p>0.0 (1)</text:p>
          </table:table-cell>
          <table:table-cell office:value-type="string" office:string-value="100.0 (1)">
            <text:p>100.0 (1)</text:p>
          </table:table-cell>
          <table:table-cell office:value-type="string" office:string-value="0.0 (2)">
            <text:p>0.0 (2)</text:p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stralis">
            <text:p>Astralis</text:p>
          </table:table-cell>
          <table:table-cell office:value-type="string" office:string-value="">
            <text:p/>
          </table:table-cell>
          <table:table-cell office:value-type="string" office:string-value="50.0 (2)">
            <text:p>50.0 (2)</text:p>
          </table:table-cell>
          <table:table-cell office:value-type="string" office:string-value="0.0 (1)">
            <text:p>0.0 (1)</text:p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aiN">
            <text:p>paiN</text:p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50.0 (2)">
            <text:p>50.0 (2)</text:p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100.0 (1)">
            <text:p>100.0 (1)</text:p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assion UA">
            <text:p>Passion UA</text:p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8">
            <text:p>B8</text:p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100.0 (1)">
            <text:p>100.0 (1)</text:p>
          </table:table-cell>
          <table:table-cell office:value-type="string" office:string-value="100.0 (2)">
            <text:p>100.0 (2)</text:p>
          </table:table-cell>
          <table:table-cell office:value-type="string" office:string-value="">
            <text:p/>
          </table:table-cell>
          <table:table-cell office:value-type="string" office:string-value="50.0 (2)">
            <text:p>50.0 (2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100.0 (2)">
            <text:p>100.0 (2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ARIVISION">
            <text:p>PARIVISION</text:p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100.0 (1)">
            <text:p>100.0 (1)</text:p>
          </table:table-cell>
          <table:table-cell office:value-type="string" office:string-value="0.0 (1)">
            <text:p>0.0 (1)</text:p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</table:table-row>
        <table:table-row>
          <table:table-cell office:value-type="string" office:string-value="Legacy">
            <text:p>Legacy</text:p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0.0 (2)">
            <text:p>0.0 (2)</text:p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amerLegion">
            <text:p>GamerLegion</text:p>
          </table:table-cell>
          <table:table-cell office:value-type="string" office:string-value="">
            <text:p/>
          </table:table-cell>
          <table:table-cell office:value-type="string" office:string-value="50.0 (2)">
            <text:p>50.0 (2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ROIC">
            <text:p>HEROIC</text:p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UT">
            <text:p>FU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Ninjas in Pyjamas">
            <text:p>Ninjas in Pyjama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0.0 (1)">
            <text:p>0.0 (1)</text:p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NRG">
            <text:p>NRG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C.Game">
            <text:p>BC.Gam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  <table:table table:name="h2h_players">
        <table:table-row>
          <table:table-cell table:style-name="pd1" office:value-type="string" office:string-value="fantasyid">
            <text:p>fantasyid</text:p>
          </table:table-cell>
          <table:table-cell table:style-name="pd1" office:value-type="string" office:string-value="teamid">
            <text:p>teamid</text:p>
          </table:table-cell>
          <table:table-cell table:style-name="pd1" office:value-type="string" office:string-value="playerid">
            <text:p>playerid</text:p>
          </table:table-cell>
          <table:table-cell table:style-name="pd1" office:value-type="string" office:string-value="team">
            <text:p>team</text:p>
          </table:table-cell>
          <table:table-cell table:style-name="pd1" office:value-type="string" office:string-value="player">
            <text:p>player</text:p>
          </table:table-cell>
          <table:table-cell table:style-name="pd1" office:value-type="string" office:string-value="cost">
            <text:p>cost</text:p>
          </table:table-cell>
          <table:table-cell table:style-name="pd1" office:value-type="string" office:string-value="avg_rating">
            <text:p>avg_rating</text:p>
          </table:table-cell>
          <table:table-cell table:style-name="pd1" office:value-type="string" office:string-value="n_games">
            <text:p>n_games</text:p>
          </table:table-cell>
          <table:table-cell table:style-name="pd1" office:value-type="string" office:string-value="G2">
            <text:p>G2</text:p>
          </table:table-cell>
          <table:table-cell table:style-name="pd1" office:value-type="string" office:string-value="Aurora">
            <text:p>Aurora</text:p>
          </table:table-cell>
          <table:table-cell table:style-name="pd1" office:value-type="string" office:string-value="Liquid">
            <text:p>Liquid</text:p>
          </table:table-cell>
          <table:table-cell table:style-name="pd1" office:value-type="string" office:string-value="3DMAX">
            <text:p>3DMAX</text:p>
          </table:table-cell>
          <table:table-cell table:style-name="pd1" office:value-type="string" office:string-value="Astralis">
            <text:p>Astralis</text:p>
          </table:table-cell>
          <table:table-cell table:style-name="pd1" office:value-type="string" office:string-value="paiN">
            <text:p>paiN</text:p>
          </table:table-cell>
          <table:table-cell table:style-name="pd1" office:value-type="string" office:string-value="Passion UA">
            <text:p>Passion UA</text:p>
          </table:table-cell>
          <table:table-cell table:style-name="pd1" office:value-type="string" office:string-value="B8">
            <text:p>B8</text:p>
          </table:table-cell>
          <table:table-cell table:style-name="pd1" office:value-type="string" office:string-value="PARIVISION">
            <text:p>PARIVISION</text:p>
          </table:table-cell>
          <table:table-cell table:style-name="pd1" office:value-type="string" office:string-value="Legacy">
            <text:p>Legacy</text:p>
          </table:table-cell>
          <table:table-cell table:style-name="pd1" office:value-type="string" office:string-value="GamerLegion">
            <text:p>GamerLegion</text:p>
          </table:table-cell>
          <table:table-cell table:style-name="pd1" office:value-type="string" office:string-value="HEROIC">
            <text:p>HEROIC</text:p>
          </table:table-cell>
          <table:table-cell table:style-name="pd1" office:value-type="string" office:string-value="FUT">
            <text:p>FUT</text:p>
          </table:table-cell>
          <table:table-cell table:style-name="pd1" office:value-type="string" office:string-value="Ninjas in Pyjamas">
            <text:p>Ninjas in Pyjamas</text:p>
          </table:table-cell>
          <table:table-cell table:style-name="pd1" office:value-type="string" office:string-value="NRG">
            <text:p>NRG</text:p>
          </table:table-cell>
          <table:table-cell table:style-name="pd1" office:value-type="string" office:string-value="BC.Game">
            <text:p>BC.Game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5995">
            <text:p>5995</text:p>
          </table:table-cell>
          <table:table-cell office:value-type="float" office:value="3972">
            <text:p>3972</text:p>
          </table:table-cell>
          <table:table-cell office:value-type="string" office:string-value="G2">
            <text:p>G2</text:p>
          </table:table-cell>
          <table:table-cell office:value-type="string" office:string-value="hunter">
            <text:p>hunter</text:p>
          </table:table-cell>
          <table:table-cell office:value-type="float" office:value="198">
            <text:p>198</text:p>
          </table:table-cell>
          <table:table-cell office:value-type="string" office:string-value="0.910">
            <text:p>0.910</text:p>
          </table:table-cell>
          <table:table-cell office:value-type="float" office:value="8">
            <text:p>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70">
            <text:p>1.170</text:p>
          </table:table-cell>
          <table:table-cell office:value-type="string" office:string-value="">
            <text:p/>
          </table:table-cell>
          <table:table-cell office:value-type="string" office:string-value="1.280">
            <text:p>1.280</text:p>
          </table:table-cell>
          <table:table-cell office:value-type="string" office:string-value="1.040">
            <text:p>1.0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5995">
            <text:p>5995</text:p>
          </table:table-cell>
          <table:table-cell office:value-type="float" office:value="11617">
            <text:p>11617</text:p>
          </table:table-cell>
          <table:table-cell office:value-type="string" office:string-value="G2">
            <text:p>G2</text:p>
          </table:table-cell>
          <table:table-cell office:value-type="string" office:string-value="malbsmd">
            <text:p>malbsmd</text:p>
          </table:table-cell>
          <table:table-cell office:value-type="float" office:value="217">
            <text:p>217</text:p>
          </table:table-cell>
          <table:table-cell office:value-type="string" office:string-value="1.000">
            <text:p>1.000</text:p>
          </table:table-cell>
          <table:table-cell office:value-type="float" office:value="9">
            <text:p>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90">
            <text:p>1.190</text:p>
          </table:table-cell>
          <table:table-cell office:value-type="string" office:string-value="">
            <text:p/>
          </table:table-cell>
          <table:table-cell office:value-type="string" office:string-value="1.430">
            <text:p>1.430</text:p>
          </table:table-cell>
          <table:table-cell office:value-type="string" office:string-value="1.140">
            <text:p>1.1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5995">
            <text:p>5995</text:p>
          </table:table-cell>
          <table:table-cell office:value-type="float" office:value="19164">
            <text:p>19164</text:p>
          </table:table-cell>
          <table:table-cell office:value-type="string" office:string-value="G2">
            <text:p>G2</text:p>
          </table:table-cell>
          <table:table-cell office:value-type="string" office:string-value="sunpayus">
            <text:p>sunpayus</text:p>
          </table:table-cell>
          <table:table-cell office:value-type="float" office:value="218">
            <text:p>218</text:p>
          </table:table-cell>
          <table:table-cell office:value-type="string" office:string-value="1.087">
            <text:p>1.087</text:p>
          </table:table-cell>
          <table:table-cell office:value-type="float" office:value="9">
            <text:p>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70">
            <text:p>0.870</text:p>
          </table:table-cell>
          <table:table-cell office:value-type="string" office:string-value="">
            <text:p/>
          </table:table-cell>
          <table:table-cell office:value-type="string" office:string-value="1.560">
            <text:p>1.560</text:p>
          </table:table-cell>
          <table:table-cell office:value-type="string" office:string-value="1.260">
            <text:p>1.2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5995">
            <text:p>5995</text:p>
          </table:table-cell>
          <table:table-cell office:value-type="float" office:value="20447">
            <text:p>20447</text:p>
          </table:table-cell>
          <table:table-cell office:value-type="string" office:string-value="G2">
            <text:p>G2</text:p>
          </table:table-cell>
          <table:table-cell office:value-type="string" office:string-value="heavygod">
            <text:p>heavygod</text:p>
          </table:table-cell>
          <table:table-cell office:value-type="float" office:value="228">
            <text:p>228</text:p>
          </table:table-cell>
          <table:table-cell office:value-type="string" office:string-value="1.133">
            <text:p>1.133</text:p>
          </table:table-cell>
          <table:table-cell office:value-type="float" office:value="9">
            <text:p>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450">
            <text:p>1.450</text:p>
          </table:table-cell>
          <table:table-cell office:value-type="string" office:string-value="">
            <text:p/>
          </table:table-cell>
          <table:table-cell office:value-type="string" office:string-value="0.780">
            <text:p>0.780</text:p>
          </table:table-cell>
          <table:table-cell office:value-type="string" office:string-value="1.560">
            <text:p>1.5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5995">
            <text:p>5995</text:p>
          </table:table-cell>
          <table:table-cell office:value-type="float" office:value="21062">
            <text:p>21062</text:p>
          </table:table-cell>
          <table:table-cell office:value-type="string" office:string-value="G2">
            <text:p>G2</text:p>
          </table:table-cell>
          <table:table-cell office:value-type="string" office:string-value="matys">
            <text:p>matys</text:p>
          </table:table-cell>
          <table:table-cell office:value-type="float" office:value="220">
            <text:p>220</text:p>
          </table:table-cell>
          <table:table-cell office:value-type="string" office:string-value="1.097">
            <text:p>1.097</text:p>
          </table:table-cell>
          <table:table-cell office:value-type="float" office:value="9">
            <text:p>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340">
            <text:p>1.340</text:p>
          </table:table-cell>
          <table:table-cell office:value-type="string" office:string-value="">
            <text:p/>
          </table:table-cell>
          <table:table-cell office:value-type="string" office:string-value="1.540">
            <text:p>1.540</text:p>
          </table:table-cell>
          <table:table-cell office:value-type="string" office:string-value="1.410">
            <text:p>1.4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1861">
            <text:p>11861</text:p>
          </table:table-cell>
          <table:table-cell office:value-type="float" office:value="150">
            <text:p>150</text:p>
          </table:table-cell>
          <table:table-cell office:value-type="string" office:string-value="Aurora">
            <text:p>Aurora</text:p>
          </table:table-cell>
          <table:table-cell office:value-type="string" office:string-value="maj3r">
            <text:p>maj3r</text:p>
          </table:table-cell>
          <table:table-cell office:value-type="float" office:value="190">
            <text:p>190</text:p>
          </table:table-cell>
          <table:table-cell office:value-type="string" office:string-value="0.938">
            <text:p>0.938</text:p>
          </table:table-cell>
          <table:table-cell office:value-type="float" office:value="13">
            <text:p>1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40">
            <text:p>0.940</text:p>
          </table:table-cell>
          <table:table-cell office:value-type="string" office:string-value="">
            <text:p/>
          </table:table-cell>
          <table:table-cell office:value-type="string" office:string-value="0.740">
            <text:p>0.7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20">
            <text:p>0.820</text:p>
          </table:table-cell>
          <table:table-cell office:value-type="string" office:string-value="0.810">
            <text:p>0.810</text:p>
          </table:table-cell>
          <table:table-cell office:value-type="string" office:string-value="0.890">
            <text:p>0.890</text:p>
          </table:table-cell>
          <table:table-cell office:value-type="string" office:string-value="1.455">
            <text:p>1.455</text:p>
          </table:table-cell>
          <table:table-cell office:value-type="string" office:string-value="1.120">
            <text:p>1.1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1861">
            <text:p>11861</text:p>
          </table:table-cell>
          <table:table-cell office:value-type="float" office:value="7938">
            <text:p>7938</text:p>
          </table:table-cell>
          <table:table-cell office:value-type="string" office:string-value="Aurora">
            <text:p>Aurora</text:p>
          </table:table-cell>
          <table:table-cell office:value-type="string" office:string-value="xantares">
            <text:p>xantares</text:p>
          </table:table-cell>
          <table:table-cell office:value-type="float" office:value="226">
            <text:p>226</text:p>
          </table:table-cell>
          <table:table-cell office:value-type="string" office:string-value="1.195">
            <text:p>1.195</text:p>
          </table:table-cell>
          <table:table-cell office:value-type="float" office:value="13">
            <text:p>1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90">
            <text:p>1.290</text:p>
          </table:table-cell>
          <table:table-cell office:value-type="string" office:string-value="">
            <text:p/>
          </table:table-cell>
          <table:table-cell office:value-type="string" office:string-value="1.130">
            <text:p>1.1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00">
            <text:p>1.200</text:p>
          </table:table-cell>
          <table:table-cell office:value-type="string" office:string-value="0.960">
            <text:p>0.960</text:p>
          </table:table-cell>
          <table:table-cell office:value-type="string" office:string-value="1.360">
            <text:p>1.360</text:p>
          </table:table-cell>
          <table:table-cell office:value-type="string" office:string-value="1.495">
            <text:p>1.495</text:p>
          </table:table-cell>
          <table:table-cell office:value-type="string" office:string-value="0.880">
            <text:p>0.8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1861">
            <text:p>11861</text:p>
          </table:table-cell>
          <table:table-cell office:value-type="float" office:value="8574">
            <text:p>8574</text:p>
          </table:table-cell>
          <table:table-cell office:value-type="string" office:string-value="Aurora">
            <text:p>Aurora</text:p>
          </table:table-cell>
          <table:table-cell office:value-type="string" office:string-value="woxic">
            <text:p>woxic</text:p>
          </table:table-cell>
          <table:table-cell office:value-type="float" office:value="209">
            <text:p>209</text:p>
          </table:table-cell>
          <table:table-cell office:value-type="string" office:string-value="1.117">
            <text:p>1.117</text:p>
          </table:table-cell>
          <table:table-cell office:value-type="float" office:value="13">
            <text:p>1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10">
            <text:p>0.910</text:p>
          </table:table-cell>
          <table:table-cell office:value-type="string" office:string-value="">
            <text:p/>
          </table:table-cell>
          <table:table-cell office:value-type="string" office:string-value="1.135">
            <text:p>1.13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390">
            <text:p>1.390</text:p>
          </table:table-cell>
          <table:table-cell office:value-type="string" office:string-value="1.180">
            <text:p>1.180</text:p>
          </table:table-cell>
          <table:table-cell office:value-type="string" office:string-value="0.840">
            <text:p>0.840</text:p>
          </table:table-cell>
          <table:table-cell office:value-type="string" office:string-value="1.145">
            <text:p>1.145</text:p>
          </table:table-cell>
          <table:table-cell office:value-type="string" office:string-value="0.720">
            <text:p>0.7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1861">
            <text:p>11861</text:p>
          </table:table-cell>
          <table:table-cell office:value-type="float" office:value="20968">
            <text:p>20968</text:p>
          </table:table-cell>
          <table:table-cell office:value-type="string" office:string-value="Aurora">
            <text:p>Aurora</text:p>
          </table:table-cell>
          <table:table-cell office:value-type="string" office:string-value="soulfly">
            <text:p>soulfly</text:p>
          </table:table-cell>
          <table:table-cell office:value-type="float" office:value="203">
            <text:p>203</text:p>
          </table:table-cell>
          <table:table-cell office:value-type="string" office:string-value="1.086">
            <text:p>1.086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40">
            <text:p>1.0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1861">
            <text:p>11861</text:p>
          </table:table-cell>
          <table:table-cell office:value-type="float" office:value="21243">
            <text:p>21243</text:p>
          </table:table-cell>
          <table:table-cell office:value-type="string" office:string-value="Aurora">
            <text:p>Aurora</text:p>
          </table:table-cell>
          <table:table-cell office:value-type="string" office:string-value="wicadia">
            <text:p>wicadia</text:p>
          </table:table-cell>
          <table:table-cell office:value-type="float" office:value="221">
            <text:p>221</text:p>
          </table:table-cell>
          <table:table-cell office:value-type="string" office:string-value="1.268">
            <text:p>1.268</text:p>
          </table:table-cell>
          <table:table-cell office:value-type="float" office:value="13">
            <text:p>1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400">
            <text:p>1.400</text:p>
          </table:table-cell>
          <table:table-cell office:value-type="string" office:string-value="">
            <text:p/>
          </table:table-cell>
          <table:table-cell office:value-type="string" office:string-value="1.115">
            <text:p>1.1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320">
            <text:p>1.320</text:p>
          </table:table-cell>
          <table:table-cell office:value-type="string" office:string-value="0.870">
            <text:p>0.870</text:p>
          </table:table-cell>
          <table:table-cell office:value-type="string" office:string-value="1.100">
            <text:p>1.100</text:p>
          </table:table-cell>
          <table:table-cell office:value-type="string" office:string-value="1.230">
            <text:p>1.230</text:p>
          </table:table-cell>
          <table:table-cell office:value-type="string" office:string-value="0.960">
            <text:p>0.9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5973">
            <text:p>5973</text:p>
          </table:table-cell>
          <table:table-cell office:value-type="float" office:value="19899">
            <text:p>19899</text:p>
          </table:table-cell>
          <table:table-cell office:value-type="string" office:string-value="Liquid">
            <text:p>Liquid</text:p>
          </table:table-cell>
          <table:table-cell office:value-type="string" office:string-value="krimbo">
            <text:p>krimbo</text:p>
          </table:table-cell>
          <table:table-cell office:value-type="float" office:value="215">
            <text:p>215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5973">
            <text:p>5973</text:p>
          </table:table-cell>
          <table:table-cell office:value-type="float" office:value="8738">
            <text:p>8738</text:p>
          </table:table-cell>
          <table:table-cell office:value-type="string" office:string-value="Liquid">
            <text:p>Liquid</text:p>
          </table:table-cell>
          <table:table-cell office:value-type="string" office:string-value="elige">
            <text:p>elige</text:p>
          </table:table-cell>
          <table:table-cell office:value-type="float" office:value="212">
            <text:p>212</text:p>
          </table:table-cell>
          <table:table-cell office:value-type="string" office:string-value="1.047">
            <text:p>1.047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0.790">
            <text:p>0.7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30">
            <text:p>1.130</text:p>
          </table:table-cell>
          <table:table-cell office:value-type="string" office:string-value="">
            <text:p/>
          </table:table-cell>
          <table:table-cell office:value-type="string" office:string-value="1.070">
            <text:p>1.070</text:p>
          </table:table-cell>
          <table:table-cell office:value-type="string" office:string-value="1.370">
            <text:p>1.370</text:p>
          </table:table-cell>
          <table:table-cell office:value-type="string" office:string-value="0.740">
            <text:p>0.7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420">
            <text:p>1.4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5973">
            <text:p>5973</text:p>
          </table:table-cell>
          <table:table-cell office:value-type="float" office:value="9436">
            <text:p>9436</text:p>
          </table:table-cell>
          <table:table-cell office:value-type="string" office:string-value="Liquid">
            <text:p>Liquid</text:p>
          </table:table-cell>
          <table:table-cell office:value-type="string" office:string-value="nertz">
            <text:p>nertz</text:p>
          </table:table-cell>
          <table:table-cell office:value-type="float" office:value="210">
            <text:p>210</text:p>
          </table:table-cell>
          <table:table-cell office:value-type="string" office:string-value="1.033">
            <text:p>1.033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1.240">
            <text:p>1.2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60">
            <text:p>1.160</text:p>
          </table:table-cell>
          <table:table-cell office:value-type="string" office:string-value="">
            <text:p/>
          </table:table-cell>
          <table:table-cell office:value-type="string" office:string-value="0.870">
            <text:p>0.870</text:p>
          </table:table-cell>
          <table:table-cell office:value-type="string" office:string-value="0.920">
            <text:p>0.920</text:p>
          </table:table-cell>
          <table:table-cell office:value-type="string" office:string-value="0.870">
            <text:p>0.8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90">
            <text:p>1.0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5973">
            <text:p>5973</text:p>
          </table:table-cell>
          <table:table-cell office:value-type="float" office:value="16820">
            <text:p>16820</text:p>
          </table:table-cell>
          <table:table-cell office:value-type="string" office:string-value="Liquid">
            <text:p>Liquid</text:p>
          </table:table-cell>
          <table:table-cell office:value-type="string" office:string-value="siuhy">
            <text:p>siuhy</text:p>
          </table:table-cell>
          <table:table-cell office:value-type="float" office:value="192">
            <text:p>192</text:p>
          </table:table-cell>
          <table:table-cell office:value-type="string" office:string-value="0.897">
            <text:p>0.897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0.920">
            <text:p>0.9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20">
            <text:p>1.120</text:p>
          </table:table-cell>
          <table:table-cell office:value-type="string" office:string-value="">
            <text:p/>
          </table:table-cell>
          <table:table-cell office:value-type="string" office:string-value="0.980">
            <text:p>0.980</text:p>
          </table:table-cell>
          <table:table-cell office:value-type="string" office:string-value="0.800">
            <text:p>0.800</text:p>
          </table:table-cell>
          <table:table-cell office:value-type="string" office:string-value="0.400">
            <text:p>0.4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20">
            <text:p>0.9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5973">
            <text:p>5973</text:p>
          </table:table-cell>
          <table:table-cell office:value-type="float" office:value="21763">
            <text:p>21763</text:p>
          </table:table-cell>
          <table:table-cell office:value-type="string" office:string-value="Liquid">
            <text:p>Liquid</text:p>
          </table:table-cell>
          <table:table-cell office:value-type="string" office:string-value="ultimate">
            <text:p>ultimate</text:p>
          </table:table-cell>
          <table:table-cell office:value-type="float" office:value="205">
            <text:p>205</text:p>
          </table:table-cell>
          <table:table-cell office:value-type="string" office:string-value="0.947">
            <text:p>0.947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0.860">
            <text:p>0.8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540">
            <text:p>1.540</text:p>
          </table:table-cell>
          <table:table-cell office:value-type="string" office:string-value="">
            <text:p/>
          </table:table-cell>
          <table:table-cell office:value-type="string" office:string-value="0.800">
            <text:p>0.800</text:p>
          </table:table-cell>
          <table:table-cell office:value-type="string" office:string-value="0.460">
            <text:p>0.460</text:p>
          </table:table-cell>
          <table:table-cell office:value-type="string" office:string-value="0.510">
            <text:p>0.5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790">
            <text:p>0.7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914">
            <text:p>4914</text:p>
          </table:table-cell>
          <table:table-cell office:value-type="float" office:value="8374">
            <text:p>8374</text:p>
          </table:table-cell>
          <table:table-cell office:value-type="string" office:string-value="3DMAX">
            <text:p>3DMAX</text:p>
          </table:table-cell>
          <table:table-cell office:value-type="string" office:string-value="bodyy">
            <text:p>bodyy</text:p>
          </table:table-cell>
          <table:table-cell office:value-type="float" office:value="210">
            <text:p>210</text:p>
          </table:table-cell>
          <table:table-cell office:value-type="string" office:string-value="1.148">
            <text:p>1.148</text:p>
          </table:table-cell>
          <table:table-cell office:value-type="float" office:value="15">
            <text:p>15</text:p>
          </table:table-cell>
          <table:table-cell office:value-type="string" office:string-value="0.780">
            <text:p>0.7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610">
            <text:p>0.610</text:p>
          </table:table-cell>
          <table:table-cell office:value-type="string" office:string-value="1.800">
            <text:p>1.800</text:p>
          </table:table-cell>
          <table:table-cell office:value-type="string" office:string-value="1.760">
            <text:p>1.760</text:p>
          </table:table-cell>
          <table:table-cell office:value-type="string" office:string-value="1.035">
            <text:p>1.035</text:p>
          </table:table-cell>
          <table:table-cell office:value-type="string" office:string-value="1.200">
            <text:p>1.2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30">
            <text:p>1.2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914">
            <text:p>4914</text:p>
          </table:table-cell>
          <table:table-cell office:value-type="float" office:value="13138">
            <text:p>13138</text:p>
          </table:table-cell>
          <table:table-cell office:value-type="string" office:string-value="3DMAX">
            <text:p>3DMAX</text:p>
          </table:table-cell>
          <table:table-cell office:value-type="string" office:string-value="maka">
            <text:p>maka</text:p>
          </table:table-cell>
          <table:table-cell office:value-type="float" office:value="215">
            <text:p>215</text:p>
          </table:table-cell>
          <table:table-cell office:value-type="string" office:string-value="1.040">
            <text:p>1.040</text:p>
          </table:table-cell>
          <table:table-cell office:value-type="float" office:value="15">
            <text:p>15</text:p>
          </table:table-cell>
          <table:table-cell office:value-type="string" office:string-value="0.690">
            <text:p>0.6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20">
            <text:p>0.820</text:p>
          </table:table-cell>
          <table:table-cell office:value-type="string" office:string-value="0.960">
            <text:p>0.960</text:p>
          </table:table-cell>
          <table:table-cell office:value-type="string" office:string-value="1.600">
            <text:p>1.600</text:p>
          </table:table-cell>
          <table:table-cell office:value-type="string" office:string-value="1.110">
            <text:p>1.110</text:p>
          </table:table-cell>
          <table:table-cell office:value-type="string" office:string-value="1.120">
            <text:p>1.1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700">
            <text:p>1.7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914">
            <text:p>4914</text:p>
          </table:table-cell>
          <table:table-cell office:value-type="float" office:value="13497">
            <text:p>13497</text:p>
          </table:table-cell>
          <table:table-cell office:value-type="string" office:string-value="3DMAX">
            <text:p>3DMAX</text:p>
          </table:table-cell>
          <table:table-cell office:value-type="string" office:string-value="lucky">
            <text:p>lucky</text:p>
          </table:table-cell>
          <table:table-cell office:value-type="float" office:value="204">
            <text:p>204</text:p>
          </table:table-cell>
          <table:table-cell office:value-type="string" office:string-value="0.999">
            <text:p>0.999</text:p>
          </table:table-cell>
          <table:table-cell office:value-type="float" office:value="15">
            <text:p>15</text:p>
          </table:table-cell>
          <table:table-cell office:value-type="string" office:string-value="0.880">
            <text:p>0.8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20">
            <text:p>0.820</text:p>
          </table:table-cell>
          <table:table-cell office:value-type="string" office:string-value="0.910">
            <text:p>0.910</text:p>
          </table:table-cell>
          <table:table-cell office:value-type="string" office:string-value="1.490">
            <text:p>1.490</text:p>
          </table:table-cell>
          <table:table-cell office:value-type="string" office:string-value="1.000">
            <text:p>1.000</text:p>
          </table:table-cell>
          <table:table-cell office:value-type="string" office:string-value="0.950">
            <text:p>0.9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60">
            <text:p>1.0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914">
            <text:p>4914</text:p>
          </table:table-cell>
          <table:table-cell office:value-type="float" office:value="19739">
            <text:p>19739</text:p>
          </table:table-cell>
          <table:table-cell office:value-type="string" office:string-value="3DMAX">
            <text:p>3DMAX</text:p>
          </table:table-cell>
          <table:table-cell office:value-type="string" office:string-value="ex3rcice">
            <text:p>ex3rcice</text:p>
          </table:table-cell>
          <table:table-cell office:value-type="float" office:value="207">
            <text:p>207</text:p>
          </table:table-cell>
          <table:table-cell office:value-type="string" office:string-value="0.962">
            <text:p>0.962</text:p>
          </table:table-cell>
          <table:table-cell office:value-type="float" office:value="15">
            <text:p>15</text:p>
          </table:table-cell>
          <table:table-cell office:value-type="string" office:string-value="1.040">
            <text:p>1.0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330">
            <text:p>1.330</text:p>
          </table:table-cell>
          <table:table-cell office:value-type="string" office:string-value="0.470">
            <text:p>0.470</text:p>
          </table:table-cell>
          <table:table-cell office:value-type="string" office:string-value="1.380">
            <text:p>1.380</text:p>
          </table:table-cell>
          <table:table-cell office:value-type="string" office:string-value="1.110">
            <text:p>1.110</text:p>
          </table:table-cell>
          <table:table-cell office:value-type="string" office:string-value="1.190">
            <text:p>1.1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20">
            <text:p>1.1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914">
            <text:p>4914</text:p>
          </table:table-cell>
          <table:table-cell office:value-type="float" office:value="21969">
            <text:p>21969</text:p>
          </table:table-cell>
          <table:table-cell office:value-type="string" office:string-value="3DMAX">
            <text:p>3DMAX</text:p>
          </table:table-cell>
          <table:table-cell office:value-type="string" office:string-value="graviti">
            <text:p>graviti</text:p>
          </table:table-cell>
          <table:table-cell office:value-type="float" office:value="205">
            <text:p>205</text:p>
          </table:table-cell>
          <table:table-cell office:value-type="string" office:string-value="0.953">
            <text:p>0.953</text:p>
          </table:table-cell>
          <table:table-cell office:value-type="float" office:value="15">
            <text:p>15</text:p>
          </table:table-cell>
          <table:table-cell office:value-type="string" office:string-value="0.940">
            <text:p>0.9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610">
            <text:p>0.610</text:p>
          </table:table-cell>
          <table:table-cell office:value-type="string" office:string-value="0.620">
            <text:p>0.620</text:p>
          </table:table-cell>
          <table:table-cell office:value-type="string" office:string-value="1.340">
            <text:p>1.340</text:p>
          </table:table-cell>
          <table:table-cell office:value-type="string" office:string-value="0.795">
            <text:p>0.795</text:p>
          </table:table-cell>
          <table:table-cell office:value-type="string" office:string-value="1.220">
            <text:p>1.2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410">
            <text:p>1.4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6665">
            <text:p>6665</text:p>
          </table:table-cell>
          <table:table-cell office:value-type="float" office:value="10096">
            <text:p>10096</text:p>
          </table:table-cell>
          <table:table-cell office:value-type="string" office:string-value="Astralis">
            <text:p>Astralis</text:p>
          </table:table-cell>
          <table:table-cell office:value-type="string" office:string-value="hooxi">
            <text:p>hooxi</text:p>
          </table:table-cell>
          <table:table-cell office:value-type="float" office:value="188">
            <text:p>188</text:p>
          </table:table-cell>
          <table:table-cell office:value-type="string" office:string-value="0.970">
            <text:p>0.970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1.205">
            <text:p>1.205</text:p>
          </table:table-cell>
          <table:table-cell office:value-type="string" office:string-value="0.790">
            <text:p>0.790</text:p>
          </table:table-cell>
          <table:table-cell office:value-type="string" office:string-value="1.340">
            <text:p>1.3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640">
            <text:p>0.640</text:p>
          </table:table-cell>
          <table:table-cell office:value-type="string" office:string-value="0.680">
            <text:p>0.6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740">
            <text:p>0.7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6665">
            <text:p>6665</text:p>
          </table:table-cell>
          <table:table-cell office:value-type="float" office:value="16726">
            <text:p>16726</text:p>
          </table:table-cell>
          <table:table-cell office:value-type="string" office:string-value="Astralis">
            <text:p>Astralis</text:p>
          </table:table-cell>
          <table:table-cell office:value-type="string" office:string-value="phzy">
            <text:p>phzy</text:p>
          </table:table-cell>
          <table:table-cell office:value-type="float" office:value="206">
            <text:p>206</text:p>
          </table:table-cell>
          <table:table-cell office:value-type="string" office:string-value="1.016">
            <text:p>1.016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530">
            <text:p>0.5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6665">
            <text:p>6665</text:p>
          </table:table-cell>
          <table:table-cell office:value-type="float" office:value="17956">
            <text:p>17956</text:p>
          </table:table-cell>
          <table:table-cell office:value-type="string" office:string-value="Astralis">
            <text:p>Astralis</text:p>
          </table:table-cell>
          <table:table-cell office:value-type="string" office:string-value="jabbi">
            <text:p>jabbi</text:p>
          </table:table-cell>
          <table:table-cell office:value-type="float" office:value="197">
            <text:p>197</text:p>
          </table:table-cell>
          <table:table-cell office:value-type="string" office:string-value="1.034">
            <text:p>1.034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1.075">
            <text:p>1.075</text:p>
          </table:table-cell>
          <table:table-cell office:value-type="string" office:string-value="1.000">
            <text:p>1.000</text:p>
          </table:table-cell>
          <table:table-cell office:value-type="string" office:string-value="1.120">
            <text:p>1.1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750">
            <text:p>0.750</text:p>
          </table:table-cell>
          <table:table-cell office:value-type="string" office:string-value="0.880">
            <text:p>0.8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80">
            <text:p>0.9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6665">
            <text:p>6665</text:p>
          </table:table-cell>
          <table:table-cell office:value-type="float" office:value="20304">
            <text:p>20304</text:p>
          </table:table-cell>
          <table:table-cell office:value-type="string" office:string-value="Astralis">
            <text:p>Astralis</text:p>
          </table:table-cell>
          <table:table-cell office:value-type="string" office:string-value="staehr">
            <text:p>staehr</text:p>
          </table:table-cell>
          <table:table-cell office:value-type="float" office:value="205">
            <text:p>205</text:p>
          </table:table-cell>
          <table:table-cell office:value-type="string" office:string-value="1.098">
            <text:p>1.098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1.110">
            <text:p>1.110</text:p>
          </table:table-cell>
          <table:table-cell office:value-type="string" office:string-value="1.050">
            <text:p>1.050</text:p>
          </table:table-cell>
          <table:table-cell office:value-type="string" office:string-value="1.240">
            <text:p>1.2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80">
            <text:p>0.980</text:p>
          </table:table-cell>
          <table:table-cell office:value-type="string" office:string-value="0.910">
            <text:p>0.9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70">
            <text:p>1.1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6665">
            <text:p>6665</text:p>
          </table:table-cell>
          <table:table-cell office:value-type="float" office:value="21217">
            <text:p>21217</text:p>
          </table:table-cell>
          <table:table-cell office:value-type="string" office:string-value="Astralis">
            <text:p>Astralis</text:p>
          </table:table-cell>
          <table:table-cell office:value-type="string" office:string-value="ryu">
            <text:p>ryu</text:p>
          </table:table-cell>
          <table:table-cell office:value-type="float" office:value="208">
            <text:p>208</text:p>
          </table:table-cell>
          <table:table-cell office:value-type="string" office:string-value="1.175">
            <text:p>1.175</text:p>
          </table:table-cell>
          <table:table-cell office:value-type="float" office:value="17">
            <text:p>1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750">
            <text:p>0.7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10">
            <text:p>1.0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773">
            <text:p>4773</text:p>
          </table:table-cell>
          <table:table-cell office:value-type="float" office:value="16816">
            <text:p>16816</text:p>
          </table:table-cell>
          <table:table-cell office:value-type="string" office:string-value="paiN">
            <text:p>paiN</text:p>
          </table:table-cell>
          <table:table-cell office:value-type="string" office:string-value="vsm">
            <text:p>vsm</text:p>
          </table:table-cell>
          <table:table-cell office:value-type="float" office:value="196">
            <text:p>196</text:p>
          </table:table-cell>
          <table:table-cell office:value-type="string" office:string-value="1.103">
            <text:p>1.10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10">
            <text:p>0.9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773">
            <text:p>4773</text:p>
          </table:table-cell>
          <table:table-cell office:value-type="float" office:value="18141">
            <text:p>18141</text:p>
          </table:table-cell>
          <table:table-cell office:value-type="string" office:string-value="paiN">
            <text:p>paiN</text:p>
          </table:table-cell>
          <table:table-cell office:value-type="string" office:string-value="biguzera">
            <text:p>biguzera</text:p>
          </table:table-cell>
          <table:table-cell office:value-type="float" office:value="198">
            <text:p>198</text:p>
          </table:table-cell>
          <table:table-cell office:value-type="string" office:string-value="1.103">
            <text:p>1.103</text:p>
          </table:table-cell>
          <table:table-cell office:value-type="float" office:value="16">
            <text:p>16</text:p>
          </table:table-cell>
          <table:table-cell office:value-type="string" office:string-value="0.770">
            <text:p>0.7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590">
            <text:p>1.5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360">
            <text:p>1.360</text:p>
          </table:table-cell>
          <table:table-cell office:value-type="string" office:string-value="1.285">
            <text:p>1.285</text:p>
          </table:table-cell>
          <table:table-cell office:value-type="string" office:string-value="">
            <text:p/>
          </table:table-cell>
          <table:table-cell office:value-type="string" office:string-value="0.730">
            <text:p>0.730</text:p>
          </table:table-cell>
          <table:table-cell office:value-type="string" office:string-value="1.020">
            <text:p>1.020</text:p>
          </table:table-cell>
          <table:table-cell office:value-type="string" office:string-value="0.760">
            <text:p>0.7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773">
            <text:p>4773</text:p>
          </table:table-cell>
          <table:table-cell office:value-type="float" office:value="18714">
            <text:p>18714</text:p>
          </table:table-cell>
          <table:table-cell office:value-type="string" office:string-value="paiN">
            <text:p>paiN</text:p>
          </table:table-cell>
          <table:table-cell office:value-type="string" office:string-value="piriajr">
            <text:p>piriajr</text:p>
          </table:table-cell>
          <table:table-cell office:value-type="float" office:value="216">
            <text:p>216</text:p>
          </table:table-cell>
          <table:table-cell office:value-type="string" office:string-value="1.354">
            <text:p>1.354</text:p>
          </table:table-cell>
          <table:table-cell office:value-type="float" office:value="14">
            <text:p>1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50">
            <text:p>1.0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773">
            <text:p>4773</text:p>
          </table:table-cell>
          <table:table-cell office:value-type="float" office:value="19694">
            <text:p>19694</text:p>
          </table:table-cell>
          <table:table-cell office:value-type="string" office:string-value="paiN">
            <text:p>paiN</text:p>
          </table:table-cell>
          <table:table-cell office:value-type="string" office:string-value="nqz">
            <text:p>nqz</text:p>
          </table:table-cell>
          <table:table-cell office:value-type="float" office:value="197">
            <text:p>197</text:p>
          </table:table-cell>
          <table:table-cell office:value-type="string" office:string-value="1.033">
            <text:p>1.033</text:p>
          </table:table-cell>
          <table:table-cell office:value-type="float" office:value="16">
            <text:p>16</text:p>
          </table:table-cell>
          <table:table-cell office:value-type="string" office:string-value="1.190">
            <text:p>1.1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00">
            <text:p>0.9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70">
            <text:p>1.270</text:p>
          </table:table-cell>
          <table:table-cell office:value-type="string" office:string-value="1.135">
            <text:p>1.135</text:p>
          </table:table-cell>
          <table:table-cell office:value-type="string" office:string-value="">
            <text:p/>
          </table:table-cell>
          <table:table-cell office:value-type="string" office:string-value="1.130">
            <text:p>1.130</text:p>
          </table:table-cell>
          <table:table-cell office:value-type="string" office:string-value="1.130">
            <text:p>1.130</text:p>
          </table:table-cell>
          <table:table-cell office:value-type="string" office:string-value="0.880">
            <text:p>0.8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773">
            <text:p>4773</text:p>
          </table:table-cell>
          <table:table-cell office:value-type="float" office:value="20171">
            <text:p>20171</text:p>
          </table:table-cell>
          <table:table-cell office:value-type="string" office:string-value="paiN">
            <text:p>paiN</text:p>
          </table:table-cell>
          <table:table-cell office:value-type="string" office:string-value="snow">
            <text:p>snow</text:p>
          </table:table-cell>
          <table:table-cell office:value-type="float" office:value="195">
            <text:p>195</text:p>
          </table:table-cell>
          <table:table-cell office:value-type="string" office:string-value="1.010">
            <text:p>1.010</text:p>
          </table:table-cell>
          <table:table-cell office:value-type="float" office:value="16">
            <text:p>16</text:p>
          </table:table-cell>
          <table:table-cell office:value-type="string" office:string-value="0.640">
            <text:p>0.6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50">
            <text:p>0.9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50">
            <text:p>1.150</text:p>
          </table:table-cell>
          <table:table-cell office:value-type="string" office:string-value="0.920">
            <text:p>0.920</text:p>
          </table:table-cell>
          <table:table-cell office:value-type="string" office:string-value="">
            <text:p/>
          </table:table-cell>
          <table:table-cell office:value-type="string" office:string-value="1.010">
            <text:p>1.010</text:p>
          </table:table-cell>
          <table:table-cell office:value-type="string" office:string-value="1.240">
            <text:p>1.240</text:p>
          </table:table-cell>
          <table:table-cell office:value-type="string" office:string-value="1.120">
            <text:p>1.1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26">
            <text:p>12426</text:p>
          </table:table-cell>
          <table:table-cell office:value-type="float" office:value="11630">
            <text:p>11630</text:p>
          </table:table-cell>
          <table:table-cell office:value-type="string" office:string-value="Passion UA">
            <text:p>Passion UA</text:p>
          </table:table-cell>
          <table:table-cell office:value-type="string" office:string-value="jt">
            <text:p>jt</text:p>
          </table:table-cell>
          <table:table-cell office:value-type="float" office:value="199">
            <text:p>199</text:p>
          </table:table-cell>
          <table:table-cell office:value-type="string" office:string-value="1.042">
            <text:p>1.042</text:p>
          </table:table-cell>
          <table:table-cell office:value-type="float" office:value="19">
            <text:p>19</text:p>
          </table:table-cell>
          <table:table-cell office:value-type="string" office:string-value="1.110">
            <text:p>1.110</text:p>
          </table:table-cell>
          <table:table-cell office:value-type="string" office:string-value="">
            <text:p/>
          </table:table-cell>
          <table:table-cell office:value-type="string" office:string-value="1.380">
            <text:p>1.380</text:p>
          </table:table-cell>
          <table:table-cell office:value-type="string" office:string-value="0.750">
            <text:p>0.750</text:p>
          </table:table-cell>
          <table:table-cell office:value-type="string" office:string-value="">
            <text:p/>
          </table:table-cell>
          <table:table-cell office:value-type="string" office:string-value="0.850">
            <text:p>0.8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70">
            <text:p>1.070</text:p>
          </table:table-cell>
          <table:table-cell office:value-type="string" office:string-value="">
            <text:p/>
          </table:table-cell>
          <table:table-cell office:value-type="string" office:string-value="0.700">
            <text:p>0.7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26">
            <text:p>12426</text:p>
          </table:table-cell>
          <table:table-cell office:value-type="float" office:value="12840">
            <text:p>12840</text:p>
          </table:table-cell>
          <table:table-cell office:value-type="string" office:string-value="Passion UA">
            <text:p>Passion UA</text:p>
          </table:table-cell>
          <table:table-cell office:value-type="string" office:string-value="hallzerk">
            <text:p>hallzerk</text:p>
          </table:table-cell>
          <table:table-cell office:value-type="float" office:value="197">
            <text:p>197</text:p>
          </table:table-cell>
          <table:table-cell office:value-type="string" office:string-value="0.941">
            <text:p>0.941</text:p>
          </table:table-cell>
          <table:table-cell office:value-type="float" office:value="19">
            <text:p>19</text:p>
          </table:table-cell>
          <table:table-cell office:value-type="string" office:string-value="0.390">
            <text:p>0.390</text:p>
          </table:table-cell>
          <table:table-cell office:value-type="string" office:string-value="">
            <text:p/>
          </table:table-cell>
          <table:table-cell office:value-type="string" office:string-value="0.980">
            <text:p>0.980</text:p>
          </table:table-cell>
          <table:table-cell office:value-type="string" office:string-value="0.510">
            <text:p>0.510</text:p>
          </table:table-cell>
          <table:table-cell office:value-type="string" office:string-value="">
            <text:p/>
          </table:table-cell>
          <table:table-cell office:value-type="string" office:string-value="0.650">
            <text:p>0.6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30">
            <text:p>0.830</text:p>
          </table:table-cell>
          <table:table-cell office:value-type="string" office:string-value="">
            <text:p/>
          </table:table-cell>
          <table:table-cell office:value-type="string" office:string-value="1.170">
            <text:p>1.1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26">
            <text:p>12426</text:p>
          </table:table-cell>
          <table:table-cell office:value-type="float" office:value="13578">
            <text:p>13578</text:p>
          </table:table-cell>
          <table:table-cell office:value-type="string" office:string-value="Passion UA">
            <text:p>Passion UA</text:p>
          </table:table-cell>
          <table:table-cell office:value-type="string" office:string-value="grim">
            <text:p>grim</text:p>
          </table:table-cell>
          <table:table-cell office:value-type="float" office:value="207">
            <text:p>207</text:p>
          </table:table-cell>
          <table:table-cell office:value-type="string" office:string-value="1.034">
            <text:p>1.034</text:p>
          </table:table-cell>
          <table:table-cell office:value-type="float" office:value="19">
            <text:p>19</text:p>
          </table:table-cell>
          <table:table-cell office:value-type="string" office:string-value="0.830">
            <text:p>0.830</text:p>
          </table:table-cell>
          <table:table-cell office:value-type="string" office:string-value="">
            <text:p/>
          </table:table-cell>
          <table:table-cell office:value-type="string" office:string-value="0.900">
            <text:p>0.900</text:p>
          </table:table-cell>
          <table:table-cell office:value-type="string" office:string-value="0.660">
            <text:p>0.660</text:p>
          </table:table-cell>
          <table:table-cell office:value-type="string" office:string-value="">
            <text:p/>
          </table:table-cell>
          <table:table-cell office:value-type="string" office:string-value="1.010">
            <text:p>1.0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00">
            <text:p>0.800</text:p>
          </table:table-cell>
          <table:table-cell office:value-type="string" office:string-value="">
            <text:p/>
          </table:table-cell>
          <table:table-cell office:value-type="string" office:string-value="0.850">
            <text:p>0.8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26">
            <text:p>12426</text:p>
          </table:table-cell>
          <table:table-cell office:value-type="float" office:value="21452">
            <text:p>21452</text:p>
          </table:table-cell>
          <table:table-cell office:value-type="string" office:string-value="Passion UA">
            <text:p>Passion UA</text:p>
          </table:table-cell>
          <table:table-cell office:value-type="string" office:string-value="kvem">
            <text:p>kvem</text:p>
          </table:table-cell>
          <table:table-cell office:value-type="float" office:value="207">
            <text:p>207</text:p>
          </table:table-cell>
          <table:table-cell office:value-type="string" office:string-value="1.077">
            <text:p>1.077</text:p>
          </table:table-cell>
          <table:table-cell office:value-type="float" office:value="19">
            <text:p>19</text:p>
          </table:table-cell>
          <table:table-cell office:value-type="string" office:string-value="1.330">
            <text:p>1.330</text:p>
          </table:table-cell>
          <table:table-cell office:value-type="string" office:string-value="">
            <text:p/>
          </table:table-cell>
          <table:table-cell office:value-type="string" office:string-value="1.420">
            <text:p>1.420</text:p>
          </table:table-cell>
          <table:table-cell office:value-type="string" office:string-value="0.600">
            <text:p>0.600</text:p>
          </table:table-cell>
          <table:table-cell office:value-type="string" office:string-value="">
            <text:p/>
          </table:table-cell>
          <table:table-cell office:value-type="string" office:string-value="0.550">
            <text:p>0.5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10">
            <text:p>1.010</text:p>
          </table:table-cell>
          <table:table-cell office:value-type="string" office:string-value="">
            <text:p/>
          </table:table-cell>
          <table:table-cell office:value-type="string" office:string-value="0.770">
            <text:p>0.7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26">
            <text:p>12426</text:p>
          </table:table-cell>
          <table:table-cell office:value-type="float" office:value="21620">
            <text:p>21620</text:p>
          </table:table-cell>
          <table:table-cell office:value-type="string" office:string-value="Passion UA">
            <text:p>Passion UA</text:p>
          </table:table-cell>
          <table:table-cell office:value-type="string" office:string-value="nicx">
            <text:p>nicx</text:p>
          </table:table-cell>
          <table:table-cell office:value-type="float" office:value="195">
            <text:p>195</text:p>
          </table:table-cell>
          <table:table-cell office:value-type="string" office:string-value="1.056">
            <text:p>1.056</text:p>
          </table:table-cell>
          <table:table-cell office:value-type="float" office:value="19">
            <text:p>19</text:p>
          </table:table-cell>
          <table:table-cell office:value-type="string" office:string-value="0.950">
            <text:p>0.950</text:p>
          </table:table-cell>
          <table:table-cell office:value-type="string" office:string-value="">
            <text:p/>
          </table:table-cell>
          <table:table-cell office:value-type="string" office:string-value="1.090">
            <text:p>1.090</text:p>
          </table:table-cell>
          <table:table-cell office:value-type="string" office:string-value="0.890">
            <text:p>0.890</text:p>
          </table:table-cell>
          <table:table-cell office:value-type="string" office:string-value="">
            <text:p/>
          </table:table-cell>
          <table:table-cell office:value-type="string" office:string-value="0.940">
            <text:p>0.9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10">
            <text:p>1.210</text:p>
          </table:table-cell>
          <table:table-cell office:value-type="string" office:string-value="">
            <text:p/>
          </table:table-cell>
          <table:table-cell office:value-type="string" office:string-value="1.170">
            <text:p>1.1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1241">
            <text:p>11241</text:p>
          </table:table-cell>
          <table:table-cell office:value-type="float" office:value="20112">
            <text:p>20112</text:p>
          </table:table-cell>
          <table:table-cell office:value-type="string" office:string-value="B8">
            <text:p>B8</text:p>
          </table:table-cell>
          <table:table-cell office:value-type="string" office:string-value="alex666">
            <text:p>alex666</text:p>
          </table:table-cell>
          <table:table-cell office:value-type="float" office:value="190">
            <text:p>190</text:p>
          </table:table-cell>
          <table:table-cell office:value-type="string" office:string-value="0.964">
            <text:p>0.964</text:p>
          </table:table-cell>
          <table:table-cell office:value-type="float" office:value="17">
            <text:p>17</text:p>
          </table:table-cell>
          <table:table-cell office:value-type="string" office:string-value="">
            <text:p/>
          </table:table-cell>
          <table:table-cell office:value-type="string" office:string-value="0.960">
            <text:p>0.960</text:p>
          </table:table-cell>
          <table:table-cell office:value-type="string" office:string-value="1.310">
            <text:p>1.310</text:p>
          </table:table-cell>
          <table:table-cell office:value-type="string" office:string-value="0.975">
            <text:p>0.975</text:p>
          </table:table-cell>
          <table:table-cell office:value-type="string" office:string-value="">
            <text:p/>
          </table:table-cell>
          <table:table-cell office:value-type="string" office:string-value="0.975">
            <text:p>0.97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90">
            <text:p>0.890</text:p>
          </table:table-cell>
          <table:table-cell office:value-type="string" office:string-value="0.935">
            <text:p>0.93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1241">
            <text:p>11241</text:p>
          </table:table-cell>
          <table:table-cell office:value-type="float" office:value="21708">
            <text:p>21708</text:p>
          </table:table-cell>
          <table:table-cell office:value-type="string" office:string-value="B8">
            <text:p>B8</text:p>
          </table:table-cell>
          <table:table-cell office:value-type="string" office:string-value="npl">
            <text:p>npl</text:p>
          </table:table-cell>
          <table:table-cell office:value-type="float" office:value="208">
            <text:p>208</text:p>
          </table:table-cell>
          <table:table-cell office:value-type="string" office:string-value="1.082">
            <text:p>1.082</text:p>
          </table:table-cell>
          <table:table-cell office:value-type="float" office:value="17">
            <text:p>17</text:p>
          </table:table-cell>
          <table:table-cell office:value-type="string" office:string-value="">
            <text:p/>
          </table:table-cell>
          <table:table-cell office:value-type="string" office:string-value="0.990">
            <text:p>0.990</text:p>
          </table:table-cell>
          <table:table-cell office:value-type="string" office:string-value="1.300">
            <text:p>1.300</text:p>
          </table:table-cell>
          <table:table-cell office:value-type="string" office:string-value="1.220">
            <text:p>1.220</text:p>
          </table:table-cell>
          <table:table-cell office:value-type="string" office:string-value="">
            <text:p/>
          </table:table-cell>
          <table:table-cell office:value-type="string" office:string-value="0.805">
            <text:p>0.80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80">
            <text:p>1.080</text:p>
          </table:table-cell>
          <table:table-cell office:value-type="string" office:string-value="1.245">
            <text:p>1.24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1241">
            <text:p>11241</text:p>
          </table:table-cell>
          <table:table-cell office:value-type="float" office:value="22842">
            <text:p>22842</text:p>
          </table:table-cell>
          <table:table-cell office:value-type="string" office:string-value="B8">
            <text:p>B8</text:p>
          </table:table-cell>
          <table:table-cell office:value-type="string" office:string-value="kensizor">
            <text:p>kensizor</text:p>
          </table:table-cell>
          <table:table-cell office:value-type="float" office:value="205">
            <text:p>205</text:p>
          </table:table-cell>
          <table:table-cell office:value-type="string" office:string-value="1.098">
            <text:p>1.098</text:p>
          </table:table-cell>
          <table:table-cell office:value-type="float" office:value="17">
            <text:p>17</text:p>
          </table:table-cell>
          <table:table-cell office:value-type="string" office:string-value="">
            <text:p/>
          </table:table-cell>
          <table:table-cell office:value-type="string" office:string-value="0.980">
            <text:p>0.980</text:p>
          </table:table-cell>
          <table:table-cell office:value-type="string" office:string-value="1.390">
            <text:p>1.390</text:p>
          </table:table-cell>
          <table:table-cell office:value-type="string" office:string-value="1.245">
            <text:p>1.245</text:p>
          </table:table-cell>
          <table:table-cell office:value-type="string" office:string-value="">
            <text:p/>
          </table:table-cell>
          <table:table-cell office:value-type="string" office:string-value="1.240">
            <text:p>1.2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360">
            <text:p>1.360</text:p>
          </table:table-cell>
          <table:table-cell office:value-type="string" office:string-value="1.300">
            <text:p>1.3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1241">
            <text:p>11241</text:p>
          </table:table-cell>
          <table:table-cell office:value-type="float" office:value="23643">
            <text:p>23643</text:p>
          </table:table-cell>
          <table:table-cell office:value-type="string" office:string-value="B8">
            <text:p>B8</text:p>
          </table:table-cell>
          <table:table-cell office:value-type="string" office:string-value="esenthial">
            <text:p>esenthial</text:p>
          </table:table-cell>
          <table:table-cell office:value-type="float" office:value="195">
            <text:p>195</text:p>
          </table:table-cell>
          <table:table-cell office:value-type="string" office:string-value="1.052">
            <text:p>1.052</text:p>
          </table:table-cell>
          <table:table-cell office:value-type="float" office:value="17">
            <text:p>17</text:p>
          </table:table-cell>
          <table:table-cell office:value-type="string" office:string-value="">
            <text:p/>
          </table:table-cell>
          <table:table-cell office:value-type="string" office:string-value="1.120">
            <text:p>1.120</text:p>
          </table:table-cell>
          <table:table-cell office:value-type="string" office:string-value="1.110">
            <text:p>1.110</text:p>
          </table:table-cell>
          <table:table-cell office:value-type="string" office:string-value="1.135">
            <text:p>1.135</text:p>
          </table:table-cell>
          <table:table-cell office:value-type="string" office:string-value="">
            <text:p/>
          </table:table-cell>
          <table:table-cell office:value-type="string" office:string-value="1.055">
            <text:p>1.0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540">
            <text:p>1.540</text:p>
          </table:table-cell>
          <table:table-cell office:value-type="string" office:string-value="0.995">
            <text:p>0.99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1241">
            <text:p>11241</text:p>
          </table:table-cell>
          <table:table-cell office:value-type="float" office:value="25805">
            <text:p>25805</text:p>
          </table:table-cell>
          <table:table-cell office:value-type="string" office:string-value="B8">
            <text:p>B8</text:p>
          </table:table-cell>
          <table:table-cell office:value-type="string" office:string-value="segukawa">
            <text:p>segukawa</text:p>
          </table:table-cell>
          <table:table-cell office:value-type="float" office:value="190">
            <text:p>190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67">
            <text:p>12467</text:p>
          </table:table-cell>
          <table:table-cell office:value-type="float" office:value="13776">
            <text:p>13776</text:p>
          </table:table-cell>
          <table:table-cell office:value-type="string" office:string-value="PARIVISION">
            <text:p>PARIVISION</text:p>
          </table:table-cell>
          <table:table-cell office:value-type="string" office:string-value="jame">
            <text:p>jame</text:p>
          </table:table-cell>
          <table:table-cell office:value-type="float" office:value="197">
            <text:p>197</text:p>
          </table:table-cell>
          <table:table-cell office:value-type="string" office:string-value="1.043">
            <text:p>1.043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0.920">
            <text:p>0.920</text:p>
          </table:table-cell>
          <table:table-cell office:value-type="string" office:string-value="0.850">
            <text:p>0.850</text:p>
          </table:table-cell>
          <table:table-cell office:value-type="string" office:string-value="0.930">
            <text:p>0.930</text:p>
          </table:table-cell>
          <table:table-cell office:value-type="string" office:string-value="1.090">
            <text:p>1.0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70">
            <text:p>1.170</text:p>
          </table:table-cell>
          <table:table-cell office:value-type="string" office:string-value="">
            <text:p/>
          </table:table-cell>
          <table:table-cell office:value-type="string" office:string-value="1.100">
            <text:p>1.100</text:p>
          </table:table-cell>
          <table:table-cell office:value-type="string" office:string-value="1.150">
            <text:p>1.1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90">
            <text:p>0.990</text:p>
          </table:table-cell>
          <table:table-cell office:value-type="string" office:string-value="">
            <text:p/>
          </table:table-cell>
          <table:table-cell office:value-type="string" office:string-value="0.920">
            <text:p>0.920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67">
            <text:p>12467</text:p>
          </table:table-cell>
          <table:table-cell office:value-type="float" office:value="19235">
            <text:p>19235</text:p>
          </table:table-cell>
          <table:table-cell office:value-type="string" office:string-value="PARIVISION">
            <text:p>PARIVISION</text:p>
          </table:table-cell>
          <table:table-cell office:value-type="string" office:string-value="belchonokk">
            <text:p>belchonokk</text:p>
          </table:table-cell>
          <table:table-cell office:value-type="float" office:value="190">
            <text:p>190</text:p>
          </table:table-cell>
          <table:table-cell office:value-type="string" office:string-value="0.995">
            <text:p>0.995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1.130">
            <text:p>1.130</text:p>
          </table:table-cell>
          <table:table-cell office:value-type="string" office:string-value="1.660">
            <text:p>1.660</text:p>
          </table:table-cell>
          <table:table-cell office:value-type="string" office:string-value="0.790">
            <text:p>0.790</text:p>
          </table:table-cell>
          <table:table-cell office:value-type="string" office:string-value="1.080">
            <text:p>1.0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760">
            <text:p>0.760</text:p>
          </table:table-cell>
          <table:table-cell office:value-type="string" office:string-value="">
            <text:p/>
          </table:table-cell>
          <table:table-cell office:value-type="string" office:string-value="1.130">
            <text:p>1.130</text:p>
          </table:table-cell>
          <table:table-cell office:value-type="string" office:string-value="1.140">
            <text:p>1.1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30">
            <text:p>0.930</text:p>
          </table:table-cell>
          <table:table-cell office:value-type="string" office:string-value="">
            <text:p/>
          </table:table-cell>
          <table:table-cell office:value-type="string" office:string-value="1.500">
            <text:p>1.500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67">
            <text:p>12467</text:p>
          </table:table-cell>
          <table:table-cell office:value-type="float" office:value="22471">
            <text:p>22471</text:p>
          </table:table-cell>
          <table:table-cell office:value-type="string" office:string-value="PARIVISION">
            <text:p>PARIVISION</text:p>
          </table:table-cell>
          <table:table-cell office:value-type="string" office:string-value="xielo">
            <text:p>xielo</text:p>
          </table:table-cell>
          <table:table-cell office:value-type="float" office:value="207">
            <text:p>207</text:p>
          </table:table-cell>
          <table:table-cell office:value-type="string" office:string-value="1.218">
            <text:p>1.218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1.490">
            <text:p>1.490</text:p>
          </table:table-cell>
          <table:table-cell office:value-type="string" office:string-value="1.700">
            <text:p>1.700</text:p>
          </table:table-cell>
          <table:table-cell office:value-type="string" office:string-value="1.030">
            <text:p>1.030</text:p>
          </table:table-cell>
          <table:table-cell office:value-type="string" office:string-value="1.300">
            <text:p>1.3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10">
            <text:p>1.110</text:p>
          </table:table-cell>
          <table:table-cell office:value-type="string" office:string-value="">
            <text:p/>
          </table:table-cell>
          <table:table-cell office:value-type="string" office:string-value="0.880">
            <text:p>0.880</text:p>
          </table:table-cell>
          <table:table-cell office:value-type="string" office:string-value="1.130">
            <text:p>1.1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20">
            <text:p>1.020</text:p>
          </table:table-cell>
          <table:table-cell office:value-type="string" office:string-value="">
            <text:p/>
          </table:table-cell>
          <table:table-cell office:value-type="string" office:string-value="1.280">
            <text:p>1.280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67">
            <text:p>12467</text:p>
          </table:table-cell>
          <table:table-cell office:value-type="float" office:value="22929">
            <text:p>22929</text:p>
          </table:table-cell>
          <table:table-cell office:value-type="string" office:string-value="PARIVISION">
            <text:p>PARIVISION</text:p>
          </table:table-cell>
          <table:table-cell office:value-type="string" office:string-value="nota">
            <text:p>nota</text:p>
          </table:table-cell>
          <table:table-cell office:value-type="float" office:value="205">
            <text:p>205</text:p>
          </table:table-cell>
          <table:table-cell office:value-type="string" office:string-value="1.188">
            <text:p>1.188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0.820">
            <text:p>0.820</text:p>
          </table:table-cell>
          <table:table-cell office:value-type="string" office:string-value="2.580">
            <text:p>2.580</text:p>
          </table:table-cell>
          <table:table-cell office:value-type="string" office:string-value="1.030">
            <text:p>1.030</text:p>
          </table:table-cell>
          <table:table-cell office:value-type="string" office:string-value="1.420">
            <text:p>1.4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30">
            <text:p>1.030</text:p>
          </table:table-cell>
          <table:table-cell office:value-type="string" office:string-value="">
            <text:p/>
          </table:table-cell>
          <table:table-cell office:value-type="string" office:string-value="1.120">
            <text:p>1.120</text:p>
          </table:table-cell>
          <table:table-cell office:value-type="string" office:string-value="1.140">
            <text:p>1.1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670">
            <text:p>1.670</text:p>
          </table:table-cell>
          <table:table-cell office:value-type="string" office:string-value="">
            <text:p/>
          </table:table-cell>
          <table:table-cell office:value-type="string" office:string-value="1.520">
            <text:p>1.520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67">
            <text:p>12467</text:p>
          </table:table-cell>
          <table:table-cell office:value-type="float" office:value="23685">
            <text:p>23685</text:p>
          </table:table-cell>
          <table:table-cell office:value-type="string" office:string-value="PARIVISION">
            <text:p>PARIVISION</text:p>
          </table:table-cell>
          <table:table-cell office:value-type="string" office:string-value="zweih">
            <text:p>zweih</text:p>
          </table:table-cell>
          <table:table-cell office:value-type="float" office:value="216">
            <text:p>216</text:p>
          </table:table-cell>
          <table:table-cell office:value-type="string" office:string-value="1.082">
            <text:p>1.082</text:p>
          </table:table-cell>
          <table:table-cell office:value-type="float" office:value="17">
            <text:p>1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770">
            <text:p>0.770</text:p>
          </table:table-cell>
          <table:table-cell office:value-type="string" office:string-value="">
            <text:p/>
          </table:table-cell>
          <table:table-cell office:value-type="string" office:string-value="1.920">
            <text:p>1.920</text:p>
          </table:table-cell>
          <table:table-cell office:value-type="string" office:string-value="1.460">
            <text:p>1.4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60">
            <text:p>1.0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68">
            <text:p>12468</text:p>
          </table:table-cell>
          <table:table-cell office:value-type="float" office:value="15698">
            <text:p>15698</text:p>
          </table:table-cell>
          <table:table-cell office:value-type="string" office:string-value="Legacy">
            <text:p>Legacy</text:p>
          </table:table-cell>
          <table:table-cell office:value-type="string" office:string-value="dumau">
            <text:p>dumau</text:p>
          </table:table-cell>
          <table:table-cell office:value-type="float" office:value="198">
            <text:p>198</text:p>
          </table:table-cell>
          <table:table-cell office:value-type="string" office:string-value="1.171">
            <text:p>1.171</text:p>
          </table:table-cell>
          <table:table-cell office:value-type="float" office:value="16">
            <text:p>16</text:p>
          </table:table-cell>
          <table:table-cell office:value-type="string" office:string-value="">
            <text:p/>
          </table:table-cell>
          <table:table-cell office:value-type="string" office:string-value="1.020">
            <text:p>1.0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20">
            <text:p>1.220</text:p>
          </table:table-cell>
          <table:table-cell office:value-type="string" office:string-value="1.290">
            <text:p>1.290</text:p>
          </table:table-cell>
          <table:table-cell office:value-type="string" office:string-value="">
            <text:p/>
          </table:table-cell>
          <table:table-cell office:value-type="string" office:string-value="1.000">
            <text:p>1.000</text:p>
          </table:table-cell>
          <table:table-cell office:value-type="string" office:string-value="0.970">
            <text:p>0.9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68">
            <text:p>12468</text:p>
          </table:table-cell>
          <table:table-cell office:value-type="float" office:value="19045">
            <text:p>19045</text:p>
          </table:table-cell>
          <table:table-cell office:value-type="string" office:string-value="Legacy">
            <text:p>Legacy</text:p>
          </table:table-cell>
          <table:table-cell office:value-type="string" office:string-value="latto">
            <text:p>latto</text:p>
          </table:table-cell>
          <table:table-cell office:value-type="float" office:value="205">
            <text:p>205</text:p>
          </table:table-cell>
          <table:table-cell office:value-type="string" office:string-value="1.231">
            <text:p>1.231</text:p>
          </table:table-cell>
          <table:table-cell office:value-type="float" office:value="16">
            <text:p>16</text:p>
          </table:table-cell>
          <table:table-cell office:value-type="string" office:string-value="">
            <text:p/>
          </table:table-cell>
          <table:table-cell office:value-type="string" office:string-value="1.100">
            <text:p>1.1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80">
            <text:p>1.080</text:p>
          </table:table-cell>
          <table:table-cell office:value-type="string" office:string-value="1.050">
            <text:p>1.050</text:p>
          </table:table-cell>
          <table:table-cell office:value-type="string" office:string-value="">
            <text:p/>
          </table:table-cell>
          <table:table-cell office:value-type="string" office:string-value="0.960">
            <text:p>0.960</text:p>
          </table:table-cell>
          <table:table-cell office:value-type="string" office:string-value="1.420">
            <text:p>1.4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68">
            <text:p>12468</text:p>
          </table:table-cell>
          <table:table-cell office:value-type="float" office:value="19686">
            <text:p>19686</text:p>
          </table:table-cell>
          <table:table-cell office:value-type="string" office:string-value="Legacy">
            <text:p>Legacy</text:p>
          </table:table-cell>
          <table:table-cell office:value-type="string" office:string-value="n1ssim">
            <text:p>n1ssim</text:p>
          </table:table-cell>
          <table:table-cell office:value-type="float" office:value="191">
            <text:p>191</text:p>
          </table:table-cell>
          <table:table-cell office:value-type="string" office:string-value="1.048">
            <text:p>1.048</text:p>
          </table:table-cell>
          <table:table-cell office:value-type="float" office:value="16">
            <text:p>16</text:p>
          </table:table-cell>
          <table:table-cell office:value-type="string" office:string-value="">
            <text:p/>
          </table:table-cell>
          <table:table-cell office:value-type="string" office:string-value="1.070">
            <text:p>1.0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370">
            <text:p>1.370</text:p>
          </table:table-cell>
          <table:table-cell office:value-type="string" office:string-value="1.290">
            <text:p>1.290</text:p>
          </table:table-cell>
          <table:table-cell office:value-type="string" office:string-value="">
            <text:p/>
          </table:table-cell>
          <table:table-cell office:value-type="string" office:string-value="1.005">
            <text:p>1.005</text:p>
          </table:table-cell>
          <table:table-cell office:value-type="string" office:string-value="1.060">
            <text:p>1.0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68">
            <text:p>12468</text:p>
          </table:table-cell>
          <table:table-cell office:value-type="float" office:value="20563">
            <text:p>20563</text:p>
          </table:table-cell>
          <table:table-cell office:value-type="string" office:string-value="Legacy">
            <text:p>Legacy</text:p>
          </table:table-cell>
          <table:table-cell office:value-type="string" office:string-value="lux">
            <text:p>lux</text:p>
          </table:table-cell>
          <table:table-cell office:value-type="float" office:value="183">
            <text:p>183</text:p>
          </table:table-cell>
          <table:table-cell office:value-type="string" office:string-value="1.034">
            <text:p>1.034</text:p>
          </table:table-cell>
          <table:table-cell office:value-type="float" office:value="16">
            <text:p>16</text:p>
          </table:table-cell>
          <table:table-cell office:value-type="string" office:string-value="">
            <text:p/>
          </table:table-cell>
          <table:table-cell office:value-type="string" office:string-value="1.110">
            <text:p>1.1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80">
            <text:p>1.280</text:p>
          </table:table-cell>
          <table:table-cell office:value-type="string" office:string-value="1.090">
            <text:p>1.090</text:p>
          </table:table-cell>
          <table:table-cell office:value-type="string" office:string-value="">
            <text:p/>
          </table:table-cell>
          <table:table-cell office:value-type="string" office:string-value="0.930">
            <text:p>0.930</text:p>
          </table:table-cell>
          <table:table-cell office:value-type="string" office:string-value="0.610">
            <text:p>0.6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468">
            <text:p>12468</text:p>
          </table:table-cell>
          <table:table-cell office:value-type="float" office:value="22965">
            <text:p>22965</text:p>
          </table:table-cell>
          <table:table-cell office:value-type="string" office:string-value="Legacy">
            <text:p>Legacy</text:p>
          </table:table-cell>
          <table:table-cell office:value-type="string" office:string-value="saadzin">
            <text:p>saadzin</text:p>
          </table:table-cell>
          <table:table-cell office:value-type="float" office:value="194">
            <text:p>194</text:p>
          </table:table-cell>
          <table:table-cell office:value-type="string" office:string-value="1.153">
            <text:p>1.153</text:p>
          </table:table-cell>
          <table:table-cell office:value-type="float" office:value="16">
            <text:p>16</text:p>
          </table:table-cell>
          <table:table-cell office:value-type="string" office:string-value="">
            <text:p/>
          </table:table-cell>
          <table:table-cell office:value-type="string" office:string-value="0.910">
            <text:p>0.9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00">
            <text:p>1.200</text:p>
          </table:table-cell>
          <table:table-cell office:value-type="string" office:string-value="0.950">
            <text:p>0.950</text:p>
          </table:table-cell>
          <table:table-cell office:value-type="string" office:string-value="">
            <text:p/>
          </table:table-cell>
          <table:table-cell office:value-type="string" office:string-value="0.925">
            <text:p>0.925</text:p>
          </table:table-cell>
          <table:table-cell office:value-type="string" office:string-value="1.060">
            <text:p>1.0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9928">
            <text:p>9928</text:p>
          </table:table-cell>
          <table:table-cell office:value-type="float" office:value="2553">
            <text:p>2553</text:p>
          </table:table-cell>
          <table:table-cell office:value-type="string" office:string-value="GamerLegion">
            <text:p>GamerLegion</text:p>
          </table:table-cell>
          <table:table-cell office:value-type="string" office:string-value="snax">
            <text:p>snax</text:p>
          </table:table-cell>
          <table:table-cell office:value-type="float" office:value="175">
            <text:p>175</text:p>
          </table:table-cell>
          <table:table-cell office:value-type="string" office:string-value="0.895">
            <text:p>0.895</text:p>
          </table:table-cell>
          <table:table-cell office:value-type="float" office:value="6">
            <text:p>6</text:p>
          </table:table-cell>
          <table:table-cell office:value-type="string" office:string-value="">
            <text:p/>
          </table:table-cell>
          <table:table-cell office:value-type="string" office:string-value="0.960">
            <text:p>0.9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80">
            <text:p>0.9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60">
            <text:p>0.860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9928">
            <text:p>9928</text:p>
          </table:table-cell>
          <table:table-cell office:value-type="float" office:value="9278">
            <text:p>9278</text:p>
          </table:table-cell>
          <table:table-cell office:value-type="string" office:string-value="GamerLegion">
            <text:p>GamerLegion</text:p>
          </table:table-cell>
          <table:table-cell office:value-type="string" office:string-value="rez">
            <text:p>rez</text:p>
          </table:table-cell>
          <table:table-cell office:value-type="float" office:value="197">
            <text:p>197</text:p>
          </table:table-cell>
          <table:table-cell office:value-type="string" office:string-value="1.106">
            <text:p>1.106</text:p>
          </table:table-cell>
          <table:table-cell office:value-type="float" office:value="17">
            <text:p>17</text:p>
          </table:table-cell>
          <table:table-cell office:value-type="string" office:string-value="">
            <text:p/>
          </table:table-cell>
          <table:table-cell office:value-type="string" office:string-value="0.800">
            <text:p>0.8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90">
            <text:p>1.190</text:p>
          </table:table-cell>
          <table:table-cell office:value-type="string" office:string-value="1.140">
            <text:p>1.140</text:p>
          </table:table-cell>
          <table:table-cell office:value-type="string" office:string-value="">
            <text:p/>
          </table:table-cell>
          <table:table-cell office:value-type="string" office:string-value="0.950">
            <text:p>0.9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70">
            <text:p>1.0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50">
            <text:p>0.950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9928">
            <text:p>9928</text:p>
          </table:table-cell>
          <table:table-cell office:value-type="float" office:value="20301">
            <text:p>20301</text:p>
          </table:table-cell>
          <table:table-cell office:value-type="string" office:string-value="GamerLegion">
            <text:p>GamerLegion</text:p>
          </table:table-cell>
          <table:table-cell office:value-type="string" office:string-value="tauson">
            <text:p>tauson</text:p>
          </table:table-cell>
          <table:table-cell office:value-type="float" office:value="201">
            <text:p>201</text:p>
          </table:table-cell>
          <table:table-cell office:value-type="string" office:string-value="1.067">
            <text:p>1.067</text:p>
          </table:table-cell>
          <table:table-cell office:value-type="float" office:value="17">
            <text:p>17</text:p>
          </table:table-cell>
          <table:table-cell office:value-type="string" office:string-value="">
            <text:p/>
          </table:table-cell>
          <table:table-cell office:value-type="string" office:string-value="0.815">
            <text:p>0.8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20">
            <text:p>1.020</text:p>
          </table:table-cell>
          <table:table-cell office:value-type="string" office:string-value="1.070">
            <text:p>1.070</text:p>
          </table:table-cell>
          <table:table-cell office:value-type="string" office:string-value="">
            <text:p/>
          </table:table-cell>
          <table:table-cell office:value-type="string" office:string-value="0.770">
            <text:p>0.7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20">
            <text:p>1.0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90">
            <text:p>0.890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9928">
            <text:p>9928</text:p>
          </table:table-cell>
          <table:table-cell office:value-type="float" office:value="22279">
            <text:p>22279</text:p>
          </table:table-cell>
          <table:table-cell office:value-type="string" office:string-value="GamerLegion">
            <text:p>GamerLegion</text:p>
          </table:table-cell>
          <table:table-cell office:value-type="string" office:string-value="pr">
            <text:p>pr</text:p>
          </table:table-cell>
          <table:table-cell office:value-type="float" office:value="204">
            <text:p>204</text:p>
          </table:table-cell>
          <table:table-cell office:value-type="string" office:string-value="1.187">
            <text:p>1.187</text:p>
          </table:table-cell>
          <table:table-cell office:value-type="float" office:value="14">
            <text:p>14</text:p>
          </table:table-cell>
          <table:table-cell office:value-type="string" office:string-value="">
            <text:p/>
          </table:table-cell>
          <table:table-cell office:value-type="string" office:string-value="0.980">
            <text:p>0.9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70">
            <text:p>0.970</text:p>
          </table:table-cell>
          <table:table-cell office:value-type="string" office:string-value="1.030">
            <text:p>1.030</text:p>
          </table:table-cell>
          <table:table-cell office:value-type="string" office:string-value="">
            <text:p/>
          </table:table-cell>
          <table:table-cell office:value-type="string" office:string-value="1.060">
            <text:p>1.0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590">
            <text:p>1.5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9928">
            <text:p>9928</text:p>
          </table:table-cell>
          <table:table-cell office:value-type="float" office:value="23766">
            <text:p>23766</text:p>
          </table:table-cell>
          <table:table-cell office:value-type="string" office:string-value="GamerLegion">
            <text:p>GamerLegion</text:p>
          </table:table-cell>
          <table:table-cell office:value-type="string" office:string-value="hypex">
            <text:p>hypex</text:p>
          </table:table-cell>
          <table:table-cell office:value-type="float" office:value="184">
            <text:p>184</text:p>
          </table:table-cell>
          <table:table-cell office:value-type="string" office:string-value="0.966">
            <text:p>0.966</text:p>
          </table:table-cell>
          <table:table-cell office:value-type="float" office:value="17">
            <text:p>17</text:p>
          </table:table-cell>
          <table:table-cell office:value-type="string" office:string-value="">
            <text:p/>
          </table:table-cell>
          <table:table-cell office:value-type="string" office:string-value="0.850">
            <text:p>0.8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00">
            <text:p>0.900</text:p>
          </table:table-cell>
          <table:table-cell office:value-type="string" office:string-value="1.090">
            <text:p>1.090</text:p>
          </table:table-cell>
          <table:table-cell office:value-type="string" office:string-value="">
            <text:p/>
          </table:table-cell>
          <table:table-cell office:value-type="string" office:string-value="0.920">
            <text:p>0.9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90">
            <text:p>0.8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740">
            <text:p>0.740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7175">
            <text:p>7175</text:p>
          </table:table-cell>
          <table:table-cell office:value-type="float" office:value="19187">
            <text:p>19187</text:p>
          </table:table-cell>
          <table:table-cell office:value-type="string" office:string-value="HEROIC">
            <text:p>HEROIC</text:p>
          </table:table-cell>
          <table:table-cell office:value-type="string" office:string-value="xfl0ud">
            <text:p>xfl0ud</text:p>
          </table:table-cell>
          <table:table-cell office:value-type="float" office:value="195">
            <text:p>195</text:p>
          </table:table-cell>
          <table:table-cell office:value-type="string" office:string-value="1.181">
            <text:p>1.181</text:p>
          </table:table-cell>
          <table:table-cell office:value-type="float" office:value="12">
            <text:p>12</text:p>
          </table:table-cell>
          <table:table-cell office:value-type="string" office:string-value="">
            <text:p/>
          </table:table-cell>
          <table:table-cell office:value-type="string" office:string-value="1.340">
            <text:p>1.3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20">
            <text:p>1.0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40">
            <text:p>1.0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7175">
            <text:p>7175</text:p>
          </table:table-cell>
          <table:table-cell office:value-type="float" office:value="20119">
            <text:p>20119</text:p>
          </table:table-cell>
          <table:table-cell office:value-type="string" office:string-value="HEROIC">
            <text:p>HEROIC</text:p>
          </table:table-cell>
          <table:table-cell office:value-type="string" office:string-value="nilo">
            <text:p>nilo</text:p>
          </table:table-cell>
          <table:table-cell office:value-type="float" office:value="192">
            <text:p>192</text:p>
          </table:table-cell>
          <table:table-cell office:value-type="string" office:string-value="1.176">
            <text:p>1.176</text:p>
          </table:table-cell>
          <table:table-cell office:value-type="float" office:value="12">
            <text:p>12</text:p>
          </table:table-cell>
          <table:table-cell office:value-type="string" office:string-value="">
            <text:p/>
          </table:table-cell>
          <table:table-cell office:value-type="string" office:string-value="1.370">
            <text:p>1.3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480">
            <text:p>1.4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60">
            <text:p>1.2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7175">
            <text:p>7175</text:p>
          </table:table-cell>
          <table:table-cell office:value-type="float" office:value="21163">
            <text:p>21163</text:p>
          </table:table-cell>
          <table:table-cell office:value-type="string" office:string-value="HEROIC">
            <text:p>HEROIC</text:p>
          </table:table-cell>
          <table:table-cell office:value-type="string" office:string-value="susp">
            <text:p>susp</text:p>
          </table:table-cell>
          <table:table-cell office:value-type="float" office:value="194">
            <text:p>194</text:p>
          </table:table-cell>
          <table:table-cell office:value-type="string" office:string-value="1.000">
            <text:p>1.000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40">
            <text:p>1.2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7175">
            <text:p>7175</text:p>
          </table:table-cell>
          <table:table-cell office:value-type="float" office:value="21983">
            <text:p>21983</text:p>
          </table:table-cell>
          <table:table-cell office:value-type="string" office:string-value="HEROIC">
            <text:p>HEROIC</text:p>
          </table:table-cell>
          <table:table-cell office:value-type="string" office:string-value="chr1zn">
            <text:p>chr1zn</text:p>
          </table:table-cell>
          <table:table-cell office:value-type="float" office:value="178">
            <text:p>178</text:p>
          </table:table-cell>
          <table:table-cell office:value-type="string" office:string-value="0.993">
            <text:p>0.993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70">
            <text:p>0.9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7175">
            <text:p>7175</text:p>
          </table:table-cell>
          <table:table-cell office:value-type="float" office:value="23600">
            <text:p>23600</text:p>
          </table:table-cell>
          <table:table-cell office:value-type="string" office:string-value="HEROIC">
            <text:p>HEROIC</text:p>
          </table:table-cell>
          <table:table-cell office:value-type="string" office:string-value="alkaren">
            <text:p>alkaren</text:p>
          </table:table-cell>
          <table:table-cell office:value-type="float" office:value="191">
            <text:p>191</text:p>
          </table:table-cell>
          <table:table-cell office:value-type="string" office:string-value="1.122">
            <text:p>1.122</text:p>
          </table:table-cell>
          <table:table-cell office:value-type="float" office:value="9">
            <text:p>9</text:p>
          </table:table-cell>
          <table:table-cell office:value-type="string" office:string-value="">
            <text:p/>
          </table:table-cell>
          <table:table-cell office:value-type="string" office:string-value="1.150">
            <text:p>1.1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20">
            <text:p>1.0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3286">
            <text:p>13286</text:p>
          </table:table-cell>
          <table:table-cell office:value-type="float" office:value="20584">
            <text:p>20584</text:p>
          </table:table-cell>
          <table:table-cell office:value-type="string" office:string-value="FUT">
            <text:p>FUT</text:p>
          </table:table-cell>
          <table:table-cell office:value-type="string" office:string-value="dem0n">
            <text:p>dem0n</text:p>
          </table:table-cell>
          <table:table-cell office:value-type="float" office:value="189">
            <text:p>189</text:p>
          </table:table-cell>
          <table:table-cell office:value-type="string" office:string-value="1.196">
            <text:p>1.196</text:p>
          </table:table-cell>
          <table:table-cell office:value-type="float" office:value="23">
            <text:p>2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30">
            <text:p>0.8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3286">
            <text:p>13286</text:p>
          </table:table-cell>
          <table:table-cell office:value-type="float" office:value="20761">
            <text:p>20761</text:p>
          </table:table-cell>
          <table:table-cell office:value-type="string" office:string-value="FUT">
            <text:p>FUT</text:p>
          </table:table-cell>
          <table:table-cell office:value-type="string" office:string-value="launx">
            <text:p>launx</text:p>
          </table:table-cell>
          <table:table-cell office:value-type="float" office:value="187">
            <text:p>187</text:p>
          </table:table-cell>
          <table:table-cell office:value-type="string" office:string-value="1.160">
            <text:p>1.160</text:p>
          </table:table-cell>
          <table:table-cell office:value-type="float" office:value="23">
            <text:p>2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20">
            <text:p>1.1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3286">
            <text:p>13286</text:p>
          </table:table-cell>
          <table:table-cell office:value-type="float" office:value="22203">
            <text:p>22203</text:p>
          </table:table-cell>
          <table:table-cell office:value-type="string" office:string-value="FUT">
            <text:p>FUT</text:p>
          </table:table-cell>
          <table:table-cell office:value-type="string" office:string-value="krabeni">
            <text:p>krabeni</text:p>
          </table:table-cell>
          <table:table-cell office:value-type="float" office:value="182">
            <text:p>182</text:p>
          </table:table-cell>
          <table:table-cell office:value-type="string" office:string-value="1.116">
            <text:p>1.116</text:p>
          </table:table-cell>
          <table:table-cell office:value-type="float" office:value="23">
            <text:p>2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50">
            <text:p>1.2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3286">
            <text:p>13286</text:p>
          </table:table-cell>
          <table:table-cell office:value-type="float" office:value="22674">
            <text:p>22674</text:p>
          </table:table-cell>
          <table:table-cell office:value-type="string" office:string-value="FUT">
            <text:p>FUT</text:p>
          </table:table-cell>
          <table:table-cell office:value-type="string" office:string-value="cmtry">
            <text:p>cmtry</text:p>
          </table:table-cell>
          <table:table-cell office:value-type="float" office:value="180">
            <text:p>180</text:p>
          </table:table-cell>
          <table:table-cell office:value-type="string" office:string-value="1.087">
            <text:p>1.087</text:p>
          </table:table-cell>
          <table:table-cell office:value-type="float" office:value="23">
            <text:p>2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680">
            <text:p>1.6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3286">
            <text:p>13286</text:p>
          </table:table-cell>
          <table:table-cell office:value-type="float" office:value="23553">
            <text:p>23553</text:p>
          </table:table-cell>
          <table:table-cell office:value-type="string" office:string-value="FUT">
            <text:p>FUT</text:p>
          </table:table-cell>
          <table:table-cell office:value-type="string" office:string-value="dziugss">
            <text:p>dziugss</text:p>
          </table:table-cell>
          <table:table-cell office:value-type="float" office:value="194">
            <text:p>194</text:p>
          </table:table-cell>
          <table:table-cell office:value-type="string" office:string-value="1.269">
            <text:p>1.269</text:p>
          </table:table-cell>
          <table:table-cell office:value-type="float" office:value="23">
            <text:p>2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30">
            <text:p>1.2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411">
            <text:p>4411</text:p>
          </table:table-cell>
          <table:table-cell office:value-type="float" office:value="922">
            <text:p>922</text:p>
          </table:table-cell>
          <table:table-cell office:value-type="string" office:string-value="Ninjas in Pyjamas">
            <text:p>Ninjas in Pyjamas</text:p>
          </table:table-cell>
          <table:table-cell office:value-type="string" office:string-value="snappi">
            <text:p>snappi</text:p>
          </table:table-cell>
          <table:table-cell office:value-type="float" office:value="170">
            <text:p>170</text:p>
          </table:table-cell>
          <table:table-cell office:value-type="string" office:string-value="1.021">
            <text:p>1.021</text:p>
          </table:table-cell>
          <table:table-cell office:value-type="float" office:value="16">
            <text:p>1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90">
            <text:p>0.990</text:p>
          </table:table-cell>
          <table:table-cell office:value-type="string" office:string-value="0.600">
            <text:p>0.600</text:p>
          </table:table-cell>
          <table:table-cell office:value-type="string" office:string-value="0.920">
            <text:p>0.9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50">
            <text:p>0.8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740">
            <text:p>0.740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411">
            <text:p>4411</text:p>
          </table:table-cell>
          <table:table-cell office:value-type="float" office:value="14148">
            <text:p>14148</text:p>
          </table:table-cell>
          <table:table-cell office:value-type="string" office:string-value="Ninjas in Pyjamas">
            <text:p>Ninjas in Pyjamas</text:p>
          </table:table-cell>
          <table:table-cell office:value-type="string" office:string-value="sjuush">
            <text:p>sjuush</text:p>
          </table:table-cell>
          <table:table-cell office:value-type="float" office:value="181">
            <text:p>181</text:p>
          </table:table-cell>
          <table:table-cell office:value-type="string" office:string-value="1.166">
            <text:p>1.166</text:p>
          </table:table-cell>
          <table:table-cell office:value-type="float" office:value="16">
            <text:p>1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80">
            <text:p>0.880</text:p>
          </table:table-cell>
          <table:table-cell office:value-type="string" office:string-value="0.900">
            <text:p>0.900</text:p>
          </table:table-cell>
          <table:table-cell office:value-type="string" office:string-value="1.290">
            <text:p>1.2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00">
            <text:p>1.2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630">
            <text:p>0.630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411">
            <text:p>4411</text:p>
          </table:table-cell>
          <table:table-cell office:value-type="float" office:value="20425">
            <text:p>20425</text:p>
          </table:table-cell>
          <table:table-cell office:value-type="string" office:string-value="Ninjas in Pyjamas">
            <text:p>Ninjas in Pyjamas</text:p>
          </table:table-cell>
          <table:table-cell office:value-type="string" office:string-value="r1nkle">
            <text:p>r1nkle</text:p>
          </table:table-cell>
          <table:table-cell office:value-type="float" office:value="182">
            <text:p>182</text:p>
          </table:table-cell>
          <table:table-cell office:value-type="string" office:string-value="1.154">
            <text:p>1.154</text:p>
          </table:table-cell>
          <table:table-cell office:value-type="float" office:value="16">
            <text:p>1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20">
            <text:p>1.120</text:p>
          </table:table-cell>
          <table:table-cell office:value-type="string" office:string-value="1.030">
            <text:p>1.030</text:p>
          </table:table-cell>
          <table:table-cell office:value-type="string" office:string-value="1.140">
            <text:p>1.1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20">
            <text:p>1.2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30">
            <text:p>0.930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411">
            <text:p>4411</text:p>
          </table:table-cell>
          <table:table-cell office:value-type="float" office:value="23372">
            <text:p>23372</text:p>
          </table:table-cell>
          <table:table-cell office:value-type="string" office:string-value="Ninjas in Pyjamas">
            <text:p>Ninjas in Pyjamas</text:p>
          </table:table-cell>
          <table:table-cell office:value-type="string" office:string-value="xkacpersky">
            <text:p>xkacpersky</text:p>
          </table:table-cell>
          <table:table-cell office:value-type="float" office:value="194">
            <text:p>194</text:p>
          </table:table-cell>
          <table:table-cell office:value-type="string" office:string-value="1.284">
            <text:p>1.284</text:p>
          </table:table-cell>
          <table:table-cell office:value-type="float" office:value="16">
            <text:p>1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00">
            <text:p>1.100</text:p>
          </table:table-cell>
          <table:table-cell office:value-type="string" office:string-value="0.930">
            <text:p>0.930</text:p>
          </table:table-cell>
          <table:table-cell office:value-type="string" office:string-value="1.510">
            <text:p>1.5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00">
            <text:p>0.8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10">
            <text:p>1.010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4411">
            <text:p>4411</text:p>
          </table:table-cell>
          <table:table-cell office:value-type="float" office:value="24283">
            <text:p>24283</text:p>
          </table:table-cell>
          <table:table-cell office:value-type="string" office:string-value="Ninjas in Pyjamas">
            <text:p>Ninjas in Pyjamas</text:p>
          </table:table-cell>
          <table:table-cell office:value-type="string" office:string-value="cairne">
            <text:p>cairne</text:p>
          </table:table-cell>
          <table:table-cell office:value-type="float" office:value="195">
            <text:p>195</text:p>
          </table:table-cell>
          <table:table-cell office:value-type="string" office:string-value="1.277">
            <text:p>1.277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70">
            <text:p>0.9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90">
            <text:p>1.0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6673">
            <text:p>6673</text:p>
          </table:table-cell>
          <table:table-cell office:value-type="float" office:value="7687">
            <text:p>7687</text:p>
          </table:table-cell>
          <table:table-cell office:value-type="string" office:string-value="NRG">
            <text:p>NRG</text:p>
          </table:table-cell>
          <table:table-cell office:value-type="string" office:string-value="nitr0">
            <text:p>nitr0</text:p>
          </table:table-cell>
          <table:table-cell office:value-type="float" office:value="173">
            <text:p>173</text:p>
          </table:table-cell>
          <table:table-cell office:value-type="string" office:string-value="1.015">
            <text:p>1.015</text:p>
          </table:table-cell>
          <table:table-cell office:value-type="float" office:value="13">
            <text:p>1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10">
            <text:p>1.1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6673">
            <text:p>6673</text:p>
          </table:table-cell>
          <table:table-cell office:value-type="float" office:value="8711">
            <text:p>8711</text:p>
          </table:table-cell>
          <table:table-cell office:value-type="string" office:string-value="NRG">
            <text:p>NRG</text:p>
          </table:table-cell>
          <table:table-cell office:value-type="string" office:string-value="sonic">
            <text:p>sonic</text:p>
          </table:table-cell>
          <table:table-cell office:value-type="float" office:value="184">
            <text:p>184</text:p>
          </table:table-cell>
          <table:table-cell office:value-type="string" office:string-value="1.148">
            <text:p>1.148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10">
            <text:p>1.1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470">
            <text:p>1.4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6673">
            <text:p>6673</text:p>
          </table:table-cell>
          <table:table-cell office:value-type="float" office:value="13249">
            <text:p>13249</text:p>
          </table:table-cell>
          <table:table-cell office:value-type="string" office:string-value="NRG">
            <text:p>NRG</text:p>
          </table:table-cell>
          <table:table-cell office:value-type="string" office:string-value="osee">
            <text:p>osee</text:p>
          </table:table-cell>
          <table:table-cell office:value-type="float" office:value="188">
            <text:p>188</text:p>
          </table:table-cell>
          <table:table-cell office:value-type="string" office:string-value="1.128">
            <text:p>1.128</text:p>
          </table:table-cell>
          <table:table-cell office:value-type="float" office:value="8">
            <text:p>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30">
            <text:p>1.0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6673">
            <text:p>6673</text:p>
          </table:table-cell>
          <table:table-cell office:value-type="float" office:value="16717">
            <text:p>16717</text:p>
          </table:table-cell>
          <table:table-cell office:value-type="string" office:string-value="NRG">
            <text:p>NRG</text:p>
          </table:table-cell>
          <table:table-cell office:value-type="string" office:string-value="br0">
            <text:p>br0</text:p>
          </table:table-cell>
          <table:table-cell office:value-type="float" office:value="183">
            <text:p>183</text:p>
          </table:table-cell>
          <table:table-cell office:value-type="string" office:string-value="1.180">
            <text:p>1.180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40">
            <text:p>1.1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410">
            <text:p>1.4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6673">
            <text:p>6673</text:p>
          </table:table-cell>
          <table:table-cell office:value-type="float" office:value="20333">
            <text:p>20333</text:p>
          </table:table-cell>
          <table:table-cell office:value-type="string" office:string-value="NRG">
            <text:p>NRG</text:p>
          </table:table-cell>
          <table:table-cell office:value-type="string" office:string-value="jeorge">
            <text:p>jeorge</text:p>
          </table:table-cell>
          <table:table-cell office:value-type="float" office:value="178">
            <text:p>178</text:p>
          </table:table-cell>
          <table:table-cell office:value-type="string" office:string-value="1.099">
            <text:p>1.099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590">
            <text:p>1.5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340">
            <text:p>1.3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878">
            <text:p>12878</text:p>
          </table:table-cell>
          <table:table-cell office:value-type="float" office:value="630">
            <text:p>630</text:p>
          </table:table-cell>
          <table:table-cell office:value-type="string" office:string-value="BC.Game">
            <text:p>BC.Game</text:p>
          </table:table-cell>
          <table:table-cell office:value-type="string" office:string-value="mutiris">
            <text:p>mutiris</text:p>
          </table:table-cell>
          <table:table-cell office:value-type="float" office:value="178">
            <text:p>178</text:p>
          </table:table-cell>
          <table:table-cell office:value-type="string" office:string-value="1.032">
            <text:p>1.032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0.980">
            <text:p>0.980</text:p>
          </table:table-cell>
          <table:table-cell office:value-type="string" office:string-value="1.240">
            <text:p>1.2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730">
            <text:p>0.730</text:p>
          </table:table-cell>
          <table:table-cell office:value-type="string" office:string-value="0.835">
            <text:p>0.83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55">
            <text:p>0.955</text:p>
          </table:table-cell>
          <table:table-cell office:value-type="string" office:string-value="0.820">
            <text:p>0.820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878">
            <text:p>12878</text:p>
          </table:table-cell>
          <table:table-cell office:value-type="float" office:value="7998">
            <text:p>7998</text:p>
          </table:table-cell>
          <table:table-cell office:value-type="string" office:string-value="BC.Game">
            <text:p>BC.Game</text:p>
          </table:table-cell>
          <table:table-cell office:value-type="string" office:string-value="s1mple">
            <text:p>s1mple</text:p>
          </table:table-cell>
          <table:table-cell office:value-type="float" office:value="195">
            <text:p>195</text:p>
          </table:table-cell>
          <table:table-cell office:value-type="string" office:string-value="1.105">
            <text:p>1.105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30">
            <text:p>1.0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878">
            <text:p>12878</text:p>
          </table:table-cell>
          <table:table-cell office:value-type="float" office:value="8918">
            <text:p>8918</text:p>
          </table:table-cell>
          <table:table-cell office:value-type="string" office:string-value="BC.Game">
            <text:p>BC.Game</text:p>
          </table:table-cell>
          <table:table-cell office:value-type="string" office:string-value="electronic">
            <text:p>electronic</text:p>
          </table:table-cell>
          <table:table-cell office:value-type="float" office:value="180">
            <text:p>180</text:p>
          </table:table-cell>
          <table:table-cell office:value-type="string" office:string-value="1.081">
            <text:p>1.081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60">
            <text:p>0.9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878">
            <text:p>12878</text:p>
          </table:table-cell>
          <table:table-cell office:value-type="float" office:value="22807">
            <text:p>22807</text:p>
          </table:table-cell>
          <table:table-cell office:value-type="string" office:string-value="BC.Game">
            <text:p>BC.Game</text:p>
          </table:table-cell>
          <table:table-cell office:value-type="string" office:string-value="aragornn">
            <text:p>aragornn</text:p>
          </table:table-cell>
          <table:table-cell office:value-type="float" office:value="186">
            <text:p>186</text:p>
          </table:table-cell>
          <table:table-cell office:value-type="string" office:string-value="1.096">
            <text:p>1.096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1.060">
            <text:p>1.060</text:p>
          </table:table-cell>
          <table:table-cell office:value-type="string" office:string-value="1.160">
            <text:p>1.1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80">
            <text:p>1.080</text:p>
          </table:table-cell>
          <table:table-cell office:value-type="string" office:string-value="1.295">
            <text:p>1.29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45">
            <text:p>0.845</text:p>
          </table:table-cell>
          <table:table-cell office:value-type="string" office:string-value="1.170">
            <text:p>1.170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2878">
            <text:p>12878</text:p>
          </table:table-cell>
          <table:table-cell office:value-type="float" office:value="23140">
            <text:p>23140</text:p>
          </table:table-cell>
          <table:table-cell office:value-type="string" office:string-value="BC.Game">
            <text:p>BC.Game</text:p>
          </table:table-cell>
          <table:table-cell office:value-type="string" office:string-value="krazy">
            <text:p>krazy</text:p>
          </table:table-cell>
          <table:table-cell office:value-type="float" office:value="180">
            <text:p>180</text:p>
          </table:table-cell>
          <table:table-cell office:value-type="string" office:string-value="1.010">
            <text:p>1.010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0.910">
            <text:p>0.910</text:p>
          </table:table-cell>
          <table:table-cell office:value-type="string" office:string-value="0.970">
            <text:p>0.9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10">
            <text:p>0.810</text:p>
          </table:table-cell>
          <table:table-cell office:value-type="string" office:string-value="0.840">
            <text:p>0.8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00">
            <text:p>1.100</text:p>
          </table:table-cell>
          <table:table-cell office:value-type="string" office:string-value="0.910">
            <text:p>0.910</text:p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